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65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01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13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117cm"/>
    </style:style>
    <style:style style:name="co13" style:family="table-column">
      <style:table-column-properties fo:break-before="auto" style:column-width="2.415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2.411cm"/>
    </style:style>
    <style:style style:name="co16" style:family="table-column">
      <style:table-column-properties fo:break-before="auto" style:column-width="2.009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2.099cm"/>
    </style:style>
    <style:style style:name="co19" style:family="table-column">
      <style:table-column-properties fo:break-before="auto" style:column-width="5.914cm"/>
    </style:style>
    <style:style style:name="co20" style:family="table-column">
      <style:table-column-properties fo:break-before="auto" style:column-width="1.18cm"/>
    </style:style>
    <style:style style:name="co21" style:family="table-column">
      <style:table-column-properties fo:break-before="auto" style:column-width="2.334cm"/>
    </style:style>
    <style:style style:name="co22" style:family="table-column">
      <style:table-column-properties fo:break-before="auto" style:column-width="1.879cm"/>
    </style:style>
    <style:style style:name="co23" style:family="table-column">
      <style:table-column-properties fo:break-before="auto" style:column-width="6.782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2.053cm"/>
    </style:style>
    <style:style style:name="co26" style:family="table-column">
      <style:table-column-properties fo:break-before="auto" style:column-width="4.798cm"/>
    </style:style>
    <style:style style:name="co27" style:family="table-column">
      <style:table-column-properties fo:break-before="auto" style:column-width="1.947cm"/>
    </style:style>
    <style:style style:name="co28" style:family="table-column">
      <style:table-column-properties fo:break-before="auto" style:column-width="2.551cm"/>
    </style:style>
    <style:style style:name="co29" style:family="table-column">
      <style:table-column-properties fo:break-before="auto" style:column-width="2.021cm"/>
    </style:style>
    <style:style style:name="co30" style:family="table-column">
      <style:table-column-properties fo:break-before="auto" style:column-width="2.157cm"/>
    </style:style>
    <style:style style:name="co31" style:family="table-column">
      <style:table-column-properties fo:break-before="auto" style:column-width="1.66cm"/>
    </style:style>
    <style:style style:name="co32" style:family="table-column">
      <style:table-column-properties fo:break-before="auto" style:column-width="5.918cm"/>
    </style:style>
    <style:style style:name="co33" style:family="table-column">
      <style:table-column-properties fo:break-before="auto" style:column-width="1.986cm"/>
    </style:style>
    <style:style style:name="co34" style:family="table-column">
      <style:table-column-properties fo:break-before="auto" style:column-width="4.382cm"/>
    </style:style>
    <style:style style:name="co35" style:family="table-column">
      <style:table-column-properties fo:break-before="auto" style:column-width="1.734cm"/>
    </style:style>
    <style:style style:name="co36" style:family="table-column">
      <style:table-column-properties fo:break-before="auto" style:column-width="2.261cm"/>
    </style:style>
    <style:style style:name="co37" style:family="table-column">
      <style:table-column-properties fo:break-before="auto" style:column-width="1.822cm"/>
    </style:style>
    <style:style style:name="co38" style:family="table-column">
      <style:table-column-properties fo:break-before="auto" style:column-width="4.022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2.073cm"/>
    </style:style>
    <style:style style:name="co41" style:family="table-column">
      <style:table-column-properties fo:break-before="auto" style:column-width="2.011cm"/>
    </style:style>
    <style:style style:name="co42" style:family="table-column">
      <style:table-column-properties fo:break-before="auto" style:column-width="2.408cm"/>
    </style:style>
    <style:style style:name="co43" style:family="table-column">
      <style:table-column-properties fo:break-before="auto" style:column-width="0.857cm"/>
    </style:style>
    <style:style style:name="co44" style:family="table-column">
      <style:table-column-properties fo:break-before="auto" style:column-width="1.623cm"/>
    </style:style>
    <style:style style:name="co45" style:family="table-column">
      <style:table-column-properties fo:break-before="auto" style:column-width="1.79cm"/>
    </style:style>
    <style:style style:name="co46" style:family="table-column">
      <style:table-column-properties fo:break-before="auto" style:column-width="2.325cm"/>
    </style:style>
    <style:style style:name="co47" style:family="table-column">
      <style:table-column-properties fo:break-before="auto" style:column-width="2.094cm"/>
    </style:style>
    <style:style style:name="co48" style:family="table-column">
      <style:table-column-properties fo:break-before="auto" style:column-width="3.224cm"/>
    </style:style>
    <style:style style:name="co49" style:family="table-column">
      <style:table-column-properties fo:break-before="auto" style:column-width="1.707cm"/>
    </style:style>
    <style:style style:name="co50" style:family="table-column">
      <style:table-column-properties fo:break-before="auto" style:column-width="1.843cm"/>
    </style:style>
    <style:style style:name="co51" style:family="table-column">
      <style:table-column-properties fo:break-before="auto" style:column-width="0.208cm"/>
    </style:style>
    <style:style style:name="co52" style:family="table-column">
      <style:table-column-properties fo:break-before="auto" style:column-width="1.455cm"/>
    </style:style>
    <style:style style:name="co53" style:family="table-column">
      <style:table-column-properties fo:break-before="auto" style:column-width="2.147cm"/>
    </style:style>
    <style:style style:name="co54" style:family="table-column">
      <style:table-column-properties fo:break-before="auto" style:column-width="2.21cm"/>
    </style:style>
    <style:style style:name="co55" style:family="table-column">
      <style:table-column-properties fo:break-before="auto" style:column-width="2cm"/>
    </style:style>
    <style:style style:name="co56" style:family="table-column">
      <style:table-column-properties fo:break-before="auto" style:column-width="1.833cm"/>
    </style:style>
    <style:style style:name="co57" style:family="table-column">
      <style:table-column-properties fo:break-before="auto" style:column-width="2.942cm"/>
    </style:style>
    <style:style style:name="co58" style:family="table-column">
      <style:table-column-properties fo:break-before="auto" style:column-width="2.524cm"/>
    </style:style>
    <style:style style:name="co59" style:family="table-column">
      <style:table-column-properties fo:break-before="auto" style:column-width="0.314cm"/>
    </style:style>
    <style:style style:name="co60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/>
    <style:style style:name="ce14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8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3"/>
    <style:style style:name="ce150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52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53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 style:data-style-name="N3">
      <style:text-properties fo:font-weight="bold" style:font-weight-asian="bold" style:font-weight-complex="bold"/>
    </style:style>
    <style:style style:name="ce15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62" style:family="table-cell" style:parent-style-name="Default" style:data-style-name="N36"/>
    <style:style style:name="ce16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 style:data-style-name="N4"/>
    <style:style style:name="ce167" style:family="table-cell" style:parent-style-name="Default">
      <style:text-properties fo:font-weight="bold" style:font-weight-asian="bold" style:font-weight-complex="bold"/>
    </style:style>
    <style:style style:name="ce168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0"/>
    <style:style style:name="ce174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176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177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2" style:family="table-cell" style:parent-style-name="Default">
      <style:table-cell-properties fo:border-bottom="none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order-left="0.06pt solid #000000" fo:border-right="none" fo:border-top="none"/>
    </style:style>
    <style:style style:name="ce18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186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7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188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191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95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201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202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203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204" style:family="table-cell" style:parent-style-name="Default" style:data-style-name="N148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05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206" style:family="table-cell" style:parent-style-name="Default" style:data-style-name="N104">
      <style:table-cell-properties fo:background-color="#f7d1d5"/>
    </style:style>
    <style:style style:name="ce207" style:family="table-cell" style:parent-style-name="Default" style:data-style-name="N104">
      <style:table-cell-properties fo:background-color="transparent"/>
    </style:style>
    <style:style style:name="ce208" style:family="table-cell" style:parent-style-name="Default" style:data-style-name="N104">
      <style:table-cell-properties fo:background-color="transparent"/>
      <style:text-properties fo:color="#c9211e"/>
    </style:style>
    <style:style style:name="ce209" style:family="table-cell" style:parent-style-name="Default" style:data-style-name="N148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10" style:family="table-cell" style:parent-style-name="Default" style:data-style-name="N104">
      <style:text-properties fo:font-size="10pt" style:font-size-asian="10pt" style:font-size-complex="10pt"/>
    </style:style>
    <style:style style:name="ce211" style:family="table-cell" style:parent-style-name="Default" style:data-style-name="N10151"/>
    <style:style style:name="ce212" style:family="table-cell" style:parent-style-name="Default" style:data-style-name="N4">
      <style:text-properties fo:font-size="6pt" style:font-size-asian="6pt" style:font-size-complex="6pt"/>
    </style:style>
    <style:style style:name="ce213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214" style:family="table-cell" style:parent-style-name="Default" style:data-style-name="N11"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216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15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15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20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="none"/>
      <style:text-properties fo:font-size="10pt" style:font-size-asian="10pt" style:font-size-complex="10pt"/>
    </style:style>
    <style:style style:name="ce223" style:family="table-cell" style:parent-style-name="Default" style:data-style-name="N10154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4" style:family="table-cell" style:parent-style-name="Default" style:data-style-name="N151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225" style:family="table-cell" style:parent-style-name="Default" style:data-style-name="N151">
      <style:text-properties fo:font-size="10pt" style:font-size-asian="10pt" style:font-size-complex="10pt"/>
    </style:style>
    <style:style style:name="ce226" style:family="table-cell" style:parent-style-name="Default" style:data-style-name="N104"/>
    <style:style style:name="ce227" style:family="table-cell" style:parent-style-name="Default" style:data-style-name="N155"/>
    <style:style style:name="ce228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229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233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234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235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236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237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9" style:family="table-cell" style:parent-style-name="Default" style:data-style-name="N148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240" style:family="table-cell" style:parent-style-name="Default" style:data-style-name="N148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241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2" style:family="table-cell" style:parent-style-name="Default" style:data-style-name="N104">
      <style:table-cell-properties fo:background-color="transparent"/>
      <style:text-properties fo:color="#158466"/>
    </style:style>
    <style:style style:name="ce250" style:family="table-cell" style:parent-style-name="Default" style:data-style-name="N10104"/>
    <style:style style:name="ce25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4" style:family="table-cell" style:parent-style-name="Default" style:data-style-name="N36">
      <style:table-cell-properties style:rotation-align="none"/>
    </style:style>
    <style:style style:name="ce1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02" style:family="table-cell" style:parent-style-name="Default">
      <style:table-cell-properties fo:background-color="transparent"/>
    </style:style>
    <style:style style:name="ce296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98" style:family="table-cell" style:parent-style-name="Default" style:data-style-name="N4">
      <style:text-properties fo:font-weight="bold" style:font-weight-asian="bold" style:font-weight-complex="bold"/>
    </style:style>
    <style:style style:name="ce375" style:family="table-cell" style:parent-style-name="Default" style:data-style-name="N104">
      <style:text-properties fo:font-weight="bold" style:font-weight-asian="bold" style:font-weight-complex="bold"/>
    </style:style>
    <style:style style:name="ce380" style:family="table-cell" style:parent-style-name="Default" style:data-style-name="N4">
      <style:table-cell-properties fo:background-color="transparent"/>
    </style:style>
    <style:style style:name="ce113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1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fo:background-color="#81d41a"/>
    </style:style>
    <style:style style:name="ce116" style:family="table-cell" style:parent-style-name="Default" style:data-style-name="N10158">
      <style:table-cell-properties fo:background-color="transparent"/>
    </style:style>
    <style:style style:name="ce117" style:family="table-cell" style:parent-style-name="Default" style:data-style-name="N104">
      <style:table-cell-properties fo:background-color="#d4ea6b"/>
    </style:style>
    <style:style style:name="ce378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9" style:family="table-cell" style:parent-style-name="Default" style:data-style-name="N104">
      <style:table-cell-properties fo:background-color="#81d41a"/>
    </style:style>
    <style:style style:name="ce381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82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377" style:family="table-cell" style:parent-style-name="Default" style:data-style-name="N10158"/>
    <style:style style:name="ce383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84" style:family="table-cell" style:parent-style-name="Default" style:data-style-name="N10154"/>
    <style:style style:name="ce38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86" style:family="table-cell" style:parent-style-name="Default" style:data-style-name="N11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87" style:family="table-cell" style:parent-style-name="Default">
      <style:table-cell-properties fo:border-bottom="none" fo:border-left="none" fo:border-right="0.06pt solid #000000" fo:border-top="none"/>
    </style:style>
    <style:style style:name="ce39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98" style:family="table-cell" style:parent-style-name="Excel_20_Built-in_20_Normal" style:data-style-name="N1015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9" style:family="table-cell" style:parent-style-name="Default" style:data-style-name="N10151">
      <style:table-cell-properties fo:border-bottom="none" fo:border-left="none" fo:border-right="0.06pt solid #000000" fo:border-top="none"/>
    </style:style>
    <style:style style:name="ce400" style:family="table-cell" style:parent-style-name="Default" style:data-style-name="N10154">
      <style:table-cell-properties fo:border-bottom="none" fo:border-left="none" fo:border-right="0.06pt solid #000000" fo:border-top="none"/>
    </style:style>
    <style:style style:name="ce401" style:family="table-cell" style:parent-style-name="Default" style:data-style-name="N10154">
      <style:text-properties fo:font-weight="bold" style:font-weight-asian="bold" style:font-weight-complex="bold"/>
    </style:style>
    <style:style style:name="ce403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04" style:family="table-cell" style:parent-style-name="Default" style:data-style-name="N10151">
      <style:table-cell-properties fo:background-color="#ffff00"/>
      <style:text-properties fo:font-weight="bold" style:font-weight-asian="bold" style:font-weight-complex="bold"/>
    </style:style>
    <style:style style:name="ce40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406" style:family="table-cell" style:parent-style-name="Excel_20_Built-in_20_Normal" style:data-style-name="N1015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7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08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09" style:family="table-cell" style:parent-style-name="Default" style:data-style-name="N11"/>
    <style:style style:name="ce410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411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12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3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414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5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142"/>
        <table:table-column table:style-name="co2" table:number-columns-repeated="2" table:default-cell-style-name="ce145"/>
        <table:table-column table:style-name="co3" table:default-cell-style-name="ce148"/>
        <table:table-column table:style-name="co4" table:default-cell-style-name="ce148"/>
        <table:table-column table:style-name="co5" table:default-cell-style-name="ce148"/>
        <table:table-column table:style-name="co6" table:default-cell-style-name="ce148"/>
        <table:table-column table:style-name="co7" table:default-cell-style-name="ce151"/>
        <table:table-column table:style-name="co8" table:default-cell-style-name="ce146"/>
        <table:table-column table:style-name="co2" table:default-cell-style-name="ce146"/>
        <table:table-column table:style-name="co9" table:default-cell-style-name="ce146"/>
        <table:table-column table:style-name="co10" table:default-cell-style-name="ce146"/>
        <table:table-row table:style-name="ro1">
          <table:table-cell/>
          <table:table-cell table:style-name="ce142" table:number-columns-repeated="2"/>
          <table:table-cell table:style-name="ce146" table:number-columns-repeated="5"/>
          <table:table-cell table:style-name="ce144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142" table:number-columns-repeated="2"/>
          <table:table-cell table:style-name="ce146" table:number-columns-repeated="5"/>
          <table:table-cell table:style-name="ce144" table:number-columns-repeated="2"/>
          <table:table-cell table:number-columns-repeated="2"/>
        </table:table-row>
        <table:table-row table:style-name="ro1">
          <table:table-cell table:style-name="ce143" office:value-type="string" calcext:value-type="string">
            <text:p>Açıklama</text:p>
          </table:table-cell>
          <table:table-cell table:style-name="ce143" office:value-type="string" calcext:value-type="string">
            <text:p>Başl.</text:p>
          </table:table-cell>
          <table:table-cell table:style-name="ce143" office:value-type="string" calcext:value-type="string">
            <text:p>bitiş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7" office:value-type="string" calcext:value-type="string">
            <text:p>Masraf</text:p>
          </table:table-cell>
          <table:table-cell table:style-name="ce147" office:value-type="string" calcext:value-type="string">
            <text:p>Net Kira</text:p>
          </table:table-cell>
          <table:table-cell table:style-name="ce144" table:number-columns-repeated="2"/>
          <table:table-cell/>
          <table:table-cell table:style-name="ce159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142" table:number-columns-repeated="2"/>
          <table:table-cell table:style-name="ce146" table:number-columns-repeated="5"/>
          <table:table-cell table:style-name="ce144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46" table:number-columns-repeated="5"/>
          <table:table-cell table:style-name="ce15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1-11-20" calcext:value-type="date">
            <text:p>20.11.21</text:p>
          </table:table-cell>
          <table:table-cell office:value-type="date" office:date-value="2022-11-19" calcext:value-type="date">
            <text:p>19.11.22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table:number-columns-repeated="2"/>
          <table:table-cell table:formula="of:=[$'SnyB203-22'.C5]" office:value-type="float" office:value="0" calcext:value-type="float">
            <text:p>0</text:p>
          </table:table-cell>
          <table:table-cell table:formula="of:=[$'SnyB203-22'.C6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1-11-30" calcext:value-type="date">
            <text:p>30.11.21</text:p>
          </table:table-cell>
          <table:table-cell office:value-type="date" office:date-value="2022-11-29" calcext:value-type="date">
            <text:p>29.11.22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.D8]-[.E8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46500" calcext:value-type="float">
            <text:p>46.500</text:p>
          </table:table-cell>
          <table:table-cell table:formula="of:=[$'SnyE502-22'.D6]" office:value-type="float" office:value="45000" calcext:value-type="float">
            <text:p>45.000</text:p>
          </table:table-cell>
          <table:table-cell table:formula="of:=[.D9]-[.E9]" office:value-type="float" office:value="1500" calcext:value-type="float">
            <text:p>1.50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45000" calcext:value-type="float">
            <text:p>45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C5]" office:value-type="float" office:value="48000" calcext:value-type="float">
            <text:p>48.000</text:p>
          </table:table-cell>
          <table:table-cell table:formula="of:=[$'SnyF601-22'.C6]" office:value-type="float" office:value="36000" calcext:value-type="float">
            <text:p>36.000</text:p>
          </table:table-cell>
          <table:table-cell table:formula="of:=[.D10]-[.E10]" office:value-type="float" office:value="12000" calcext:value-type="float">
            <text:p>12.000</text:p>
          </table:table-cell>
          <table:table-cell table:formula="of:=[$'SnyF601-22'.C8]" office:value-type="float" office:value="1875" calcext:value-type="float">
            <text:p>1.875</text:p>
          </table:table-cell>
          <table:table-cell table:formula="of:=[.E10]-[.G10]" office:value-type="float" office:value="34125" calcext:value-type="float">
            <text:p>34.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1-22'.C9]" office:value-type="float" office:value="36700" calcext:value-type="float">
            <text:p>36.700</text:p>
          </table:table-cell>
          <table:table-cell table:formula="of:=[.D11]" office:value-type="float" office:value="36700" calcext:value-type="float">
            <text:p>36.700</text:p>
          </table:table-cell>
          <table:table-cell table:formula="of:=[.D11]-[.E11]" office:value-type="float" office:value="0" calcext:value-type="float">
            <text:p>0</text:p>
          </table:table-cell>
          <table:table-cell table:formula="of:=[$'SnyG701-22'.C8]" office:value-type="float" office:value="4500" calcext:value-type="float">
            <text:p>4.500</text:p>
          </table:table-cell>
          <table:table-cell table:formula="of:=[.E11]-[.G11]" office:value-type="float" office:value="32200" calcext:value-type="float">
            <text:p>32.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5"/>
          <table:table-cell table:formula="of:=[$GDR.F169]*-1" office:value-type="float" office:value="5191.15" calcext:value-type="float">
            <text:p>5.191</text:p>
          </table:table-cell>
          <table:table-cell table:formula="of:=[.E12]-[.G12]" office:value-type="float" office:value="-5191.15" calcext:value-type="float">
            <text:p>-5.191</text:p>
          </table:table-cell>
          <table:table-cell table:number-columns-repeated="4"/>
        </table:table-row>
        <table:table-row table:style-name="ro1">
          <table:table-cell table:style-name="ce144" table:number-columns-repeated="3"/>
          <table:table-cell table:style-name="ce149"/>
          <table:table-cell/>
          <table:table-cell table:style-name="ce151"/>
          <table:table-cell table:number-columns-repeated="5"/>
          <table:table-cell table:style-name="ce160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142" table:number-columns-repeated="2"/>
          <table:table-cell table:style-name="ce150" table:formula="of:=SUM([.D4:.D13])" office:value-type="float" office:value="131200" calcext:value-type="float">
            <text:p>131.200</text:p>
          </table:table-cell>
          <table:table-cell table:style-name="ce150" table:formula="of:=SUM([.E4:.E13])" office:value-type="float" office:value="117700" calcext:value-type="float">
            <text:p>117.700</text:p>
          </table:table-cell>
          <table:table-cell table:style-name="ce152" table:formula="of:=SUM([.F4:.F13])" office:value-type="float" office:value="13500" calcext:value-type="float">
            <text:p>13.500</text:p>
          </table:table-cell>
          <table:table-cell table:style-name="ce150" table:formula="of:=SUM([.G4:.G13])" office:value-type="float" office:value="11566.15" calcext:value-type="float">
            <text:p>11.566</text:p>
          </table:table-cell>
          <table:table-cell table:style-name="ce150" table:formula="of:=SUM([.H4:.H13])" office:value-type="float" office:value="106133.85" calcext:value-type="float">
            <text:p>106.134</text:p>
          </table:table-cell>
          <table:table-cell table:number-columns-repeated="4"/>
        </table:table-row>
        <table:table-row table:style-name="ro1">
          <table:table-cell/>
          <table:table-cell table:style-name="ce142" table:number-columns-repeated="2"/>
          <table:table-cell table:style-name="ce150" table:number-columns-repeated="2"/>
          <table:table-cell table:style-name="ce152"/>
          <table:table-cell table:style-name="ce150"/>
          <table:table-cell table:style-name="ce157"/>
          <table:table-cell table:number-columns-repeated="4"/>
        </table:table-row>
        <table:table-row table:style-name="ro1">
          <table:table-cell table:style-name="ce144" table:number-columns-repeated="3"/>
          <table:table-cell table:number-columns-repeated="2"/>
          <table:table-cell table:style-name="ce149"/>
          <table:table-cell table:style-name="ce153" office:value-type="string" calcext:value-type="string">
            <text:p>Sanayi 2022 Toplam Kira Geliri</text:p>
          </table:table-cell>
          <table:table-cell table:style-name="ce158" table:formula="of:=[.H14]" office:value-type="float" office:value="106133.85" calcext:value-type="float">
            <text:p>106.134</text:p>
          </table:table-cell>
          <table:table-cell table:number-columns-repeated="4"/>
        </table:table-row>
        <table:table-row table:style-name="ro1">
          <table:table-cell table:style-name="ce144" table:number-columns-repeated="3"/>
          <table:table-cell table:number-columns-repeated="3"/>
          <table:table-cell table:style-name="ce154"/>
          <table:table-cell table:style-name="ce150"/>
          <table:table-cell table:number-columns-repeated="4"/>
        </table:table-row>
        <table:table-row table:style-name="ro1">
          <table:table-cell table:style-name="ce144" table:number-columns-repeated="3"/>
          <table:table-cell table:style-name="ce149" table:number-columns-repeated="2"/>
          <table:table-cell/>
          <table:table-cell table:style-name="ce155"/>
          <table:table-cell table:style-name="ce148"/>
          <table:table-cell table:number-columns-repeated="4"/>
        </table:table-row>
        <table:table-row table:style-name="ro1">
          <table:table-cell table:style-name="ce144" table:number-columns-repeated="3"/>
          <table:table-cell table:style-name="ce149" table:number-columns-repeated="2"/>
          <table:table-cell/>
          <table:table-cell table:style-name="ce156"/>
          <table:table-cell table:style-name="ce148"/>
          <table:table-cell table:number-columns-repeated="4"/>
        </table:table-row>
        <table:table-row table:style-name="ro1">
          <table:table-cell table:style-name="ce144" table:number-columns-repeated="3"/>
          <table:table-cell table:style-name="Default" table:number-columns-repeated="2"/>
          <table:table-cell table:style-name="ce146" table:number-columns-repeated="3"/>
          <table:table-cell table:number-columns-repeated="4"/>
        </table:table-row>
      </table:table>
      <table:table table:name="SnyA105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166"/>
        <table:table-column table:style-name="co11" table:number-columns-repeated="3" table:default-cell-style-name="Default"/>
        <table:table-row table:style-name="ro1">
          <table:table-cell table:style-name="ce144"/>
          <table:table-cell table:style-name="ce142"/>
          <table:table-cell table:style-name="ce146" table:number-columns-repeated="5"/>
        </table:table-row>
        <table:table-row table:style-name="ro1">
          <table:table-cell table:style-name="ce144"/>
          <table:table-cell table:style-name="ce142" office:value-type="string" calcext:value-type="string">
            <text:p>SnyA105-22 </text:p>
          </table:table-cell>
          <table:table-cell table:style-name="ce164" office:value-type="string" calcext:value-type="string">
            <text:p>Boya kira </text:p>
          </table:table-cell>
          <table:table-cell table:style-name="ce146" table:number-columns-repeated="4"/>
        </table:table-row>
        <table:table-row table:style-name="ro1">
          <table:table-cell table:style-name="ce144"/>
          <table:table-cell table:style-name="ce142"/>
          <table:table-cell table:style-name="ce146" table:number-columns-repeated="5"/>
        </table:table-row>
        <table:table-row table:style-name="ro1">
          <table:table-cell table:style-name="ce144"/>
          <table:table-cell table:style-name="ce142" office:value-type="string" calcext:value-type="string">
            <text:p>Toplamlar</text:p>
          </table:table-cell>
          <table:table-cell table:number-columns-repeated="2"/>
          <table:table-cell table:style-name="ce165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Kira Bedeli</text:p>
          </table:table-cell>
          <table:table-cell table:style-name="ce165" table:formula="of:=SUM([.C13:.C24])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Toplam Ödeme</text:p>
          </table:table-cell>
          <table:table-cell table:style-name="ce165" table:formula="of:=SUM([.D13:.D28])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Bakiye</text:p>
          </table:table-cell>
          <table:table-cell table:style-name="ce165" table:formula="of:=[.E28]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<text:s/>Masraf</text:p>
          </table:table-cell>
          <table:table-cell table:style-name="ce165" table:formula="of:=[.D34]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47" office:value-type="string" calcext:value-type="string">
            <text:p>Net Kira</text:p>
          </table:table-cell>
          <table:table-cell table:style-name="ce165" table:formula="of:=[.C6]-[.C8]" office:value-type="float" office:value="0" calcext:value-type="float">
            <text:p>0,00</text:p>
          </table:table-cell>
          <table:table-cell/>
          <table:table-cell table:style-name="ce165"/>
          <table:table-cell table:style-name="ce146" table:number-columns-repeated="2"/>
        </table:table-row>
        <table:table-row table:style-name="ro1">
          <table:table-cell table:style-name="ce144"/>
          <table:table-cell table:style-name="ce142"/>
          <table:table-cell table:style-name="ce165" table:number-columns-repeated="3"/>
          <table:table-cell table:style-name="ce146" table:number-columns-repeated="2"/>
        </table:table-row>
        <table:table-row table:style-name="ro1">
          <table:table-cell table:style-name="ce144"/>
          <table:table-cell table:style-name="ce142"/>
          <table:table-cell table:style-name="ce146" table:number-columns-repeated="5"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6" table:number-columns-repeated="2"/>
        </table:table-row>
        <table:table-row table:style-name="ro1">
          <table:table-cell table:style-name="ce144"/>
          <table:table-cell table:style-name="ce142" office:value-type="string" calcext:value-type="string">
            <text:p>Yıkamacı</text:p>
          </table:table-cell>
          <table:table-cell table:style-name="ce146" table:number-columns-repeated="2"/>
          <table:table-cell table:style-name="ce168"/>
          <table:table-cell table:style-name="ce146" table:number-columns-repeated="2"/>
        </table:table-row>
        <table:table-row table:style-name="ro1">
          <table:table-cell table:style-name="ce144"/>
          <table:table-cell table:style-name="ce144" office:value-type="string" calcext:value-type="string">
            <text:p>Fehmi Arat</text:p>
          </table:table-cell>
          <table:table-cell table:style-name="ce146" table:number-columns-repeated="2"/>
          <table:table-cell table:style-name="ce168"/>
          <table:table-cell table:style-name="ce146" table:number-columns-repeated="2"/>
        </table:table-row>
        <table:table-row table:style-name="ro1" table:number-rows-repeated="2">
          <table:table-cell table:style-name="ce144" table:number-columns-repeated="2"/>
          <table:table-cell table:style-name="ce146" table:number-columns-repeated="2"/>
          <table:table-cell table:style-name="ce168"/>
          <table:table-cell table:style-name="ce146" table:number-columns-repeated="2"/>
        </table:table-row>
        <table:table-row table:style-name="ro1">
          <table:table-cell table:style-name="ce144"/>
          <table:table-cell table:style-name="ce144" office:value-type="string" calcext:value-type="string">
            <text:p>20-11-2022 – 19-11-2023 Kira Bedeli</text:p>
          </table:table-cell>
          <table:table-cell table:style-name="ce146" table:number-columns-repeated="2"/>
          <table:table-cell table:style-name="ce168"/>
          <table:table-cell table:style-name="ce146" table:number-columns-repeated="2"/>
        </table:table-row>
        <table:table-row table:style-name="ro1">
          <table:table-cell table:style-name="ce161" office:value-type="date" office:date-value="2021-11-20" calcext:value-type="date">
            <text:p>20.11.2021</text:p>
          </table:table-cell>
          <table:table-cell table:style-name="ce144" office:value-type="string" calcext:value-type="string">
            <text:p>Kira Bedeli</text:p>
          </table:table-cell>
          <table:table-cell table:style-name="ce166"/>
          <table:table-cell/>
          <table:table-cell table:style-name="ce168" table:formula="of:=[.E14]+[.C18]-[.D18]" office:value-type="float" office:value="0" calcext:value-type="float">
            <text:p>0,00</text:p>
          </table:table-cell>
          <table:table-cell table:style-name="ce146" table:number-columns-repeated="2"/>
        </table:table-row>
        <table:table-row table:style-name="ro1">
          <table:table-cell table:style-name="ce161"/>
          <table:table-cell table:style-name="ce144"/>
          <table:table-cell table:style-name="ce166"/>
          <table:table-cell/>
          <table:table-cell table:style-name="ce168" table:formula="of:=[.E18]+[.C19]-[.D19]" office:value-type="float" office:value="0" calcext:value-type="float">
            <text:p>0,00</text:p>
          </table:table-cell>
          <table:table-cell table:style-name="ce146" table:number-columns-repeated="2"/>
        </table:table-row>
        <table:table-row table:style-name="ro1">
          <table:table-cell table:style-name="ce161"/>
          <table:table-cell table:style-name="ce144" office:value-type="string" calcext:value-type="string">
            <text:p>21-22 kira bedeli 24000</text:p>
          </table:table-cell>
          <table:table-cell table:style-name="ce166"/>
          <table:table-cell/>
          <table:table-cell table:style-name="ce168"/>
          <table:table-cell table:style-name="ce146" table:number-columns-repeated="2"/>
        </table:table-row>
        <table:table-row table:style-name="ro1" table:number-rows-repeated="2">
          <table:table-cell table:style-name="ce161"/>
          <table:table-cell table:style-name="ce144"/>
          <table:table-cell table:style-name="ce166"/>
          <table:table-cell/>
          <table:table-cell table:style-name="ce168"/>
          <table:table-cell table:style-name="ce146" table:number-columns-repeated="2"/>
        </table:table-row>
        <table:table-row table:style-name="ro1">
          <table:table-cell table:style-name="ce144" table:number-columns-repeated="2"/>
          <table:table-cell table:style-name="ce166"/>
          <table:table-cell table:style-name="ce146"/>
          <table:table-cell table:style-name="ce169"/>
          <table:table-cell table:style-name="ce146" table:number-columns-repeated="2"/>
        </table:table-row>
        <table:table-row table:style-name="ro1">
          <table:table-cell table:style-name="ce161"/>
          <table:table-cell table:style-name="ce144"/>
          <table:table-cell table:style-name="ce166"/>
          <table:table-cell table:style-name="ce146"/>
          <table:table-cell table:style-name="ce169"/>
          <table:table-cell table:style-name="ce146" table:number-columns-repeated="2"/>
        </table:table-row>
        <table:table-row table:style-name="ro1" table:number-rows-repeated="2">
          <table:table-cell table:style-name="ce161"/>
          <table:table-cell table:number-columns-repeated="3"/>
          <table:table-cell table:style-name="ce169"/>
          <table:table-cell table:style-name="ce146" table:number-columns-repeated="2"/>
        </table:table-row>
        <table:table-row table:style-name="ro1">
          <table:table-cell table:style-name="ce144"/>
          <table:table-cell table:number-columns-repeated="2"/>
          <table:table-cell table:style-name="Default"/>
          <table:table-cell table:style-name="ce169"/>
          <table:table-cell table:number-columns-repeated="2"/>
        </table:table-row>
        <table:table-row table:style-name="ro1">
          <table:table-cell table:style-name="ce144"/>
          <table:table-cell table:style-name="ce146" table:number-columns-repeated="2"/>
          <table:table-cell table:style-name="ce160"/>
          <table:table-cell table:style-name="ce170"/>
          <table:table-cell table:number-columns-repeated="2"/>
        </table:table-row>
        <table:table-row table:style-name="ro1">
          <table:table-cell table:style-name="ce144"/>
          <table:table-cell table:style-name="ce146" table:number-columns-repeated="2"/>
          <table:table-cell table:style-name="ce159"/>
          <table:table-cell table:style-name="ce168"/>
          <table:table-cell table:number-columns-repeated="2"/>
        </table:table-row>
        <table:table-row table:style-name="ro1" table:number-rows-repeated="3">
          <table:table-cell table:style-name="ce162"/>
          <table:table-cell table:style-name="ce144"/>
          <table:table-cell table:style-name="ce146" table:number-columns-repeated="2"/>
          <table:table-cell table:style-name="ce168"/>
          <table:table-cell table:number-columns-repeated="2"/>
        </table:table-row>
        <table:table-row table:style-name="ro1">
          <table:table-cell table:style-name="ce162"/>
          <table:table-cell table:style-name="ce144"/>
          <table:table-cell table:style-name="ce146" table:number-columns-repeated="3"/>
          <table:table-cell table:number-columns-repeated="2"/>
        </table:table-row>
        <table:table-row table:style-name="ro1">
          <table:table-cell table:style-name="ce162"/>
          <table:table-cell table:style-name="ce142" office:value-type="string" calcext:value-type="string">
            <text:p>Masraflar</text:p>
          </table:table-cell>
          <table:table-cell/>
          <table:table-cell table:style-name="ce165" table:formula="of:=SUM([.D35:.D51])" office:value-type="float" office:value="0" calcext:value-type="float">
            <text:p>0,00</text:p>
          </table:table-cell>
          <table:table-cell table:style-name="ce146"/>
          <table:table-cell table:number-columns-repeated="2"/>
        </table:table-row>
        <table:table-row table:style-name="ro1">
          <table:table-cell table:style-name="ce162"/>
          <table:table-cell table:style-name="ce142"/>
          <table:table-cell/>
          <table:table-cell table:style-name="Default"/>
          <table:table-cell/>
          <table:table-cell table:style-name="ce146"/>
          <table:table-cell/>
        </table:table-row>
        <table:table-row table:style-name="ro1">
          <table:table-cell table:style-name="ce162"/>
          <table:table-cell table:style-name="ce144"/>
          <table:table-cell table:style-name="ce146" table:number-columns-repeated="3"/>
          <table:table-cell table:number-columns-repeated="2"/>
        </table:table-row>
        <table:table-row table:style-name="ro1">
          <table:table-cell/>
          <table:table-cell table:style-name="ce146" table:number-columns-repeated="4"/>
          <table:table-cell table:number-columns-repeated="2"/>
        </table:table-row>
        <table:table-row table:style-name="ro1">
          <table:table-cell table:style-name="ce144"/>
          <table:table-cell table:style-name="ce146" table:number-columns-repeated="2"/>
          <table:table-cell/>
          <table:table-cell table:style-name="ce171"/>
          <table:table-cell table:number-columns-repeated="2"/>
        </table:table-row>
        <table:table-row table:style-name="ro1" table:number-rows-repeated="2">
          <table:table-cell table:style-name="ce144"/>
          <table:table-cell table:style-name="ce146"/>
          <table:table-cell table:style-name="ce167"/>
          <table:table-cell table:style-name="ce146"/>
          <table:table-cell table:style-name="ce165"/>
          <table:table-cell table:number-columns-repeated="2"/>
        </table:table-row>
        <table:table-row table:style-name="ro1" table:number-rows-repeated="5">
          <table:table-cell table:style-name="ce144"/>
          <table:table-cell table:style-name="ce146" table:number-columns-repeated="3"/>
          <table:table-cell table:style-name="ce167"/>
          <table:table-cell table:style-name="ce156"/>
          <table:table-cell table:style-name="ce165"/>
        </table:table-row>
        <table:table-row table:style-name="ro1" table:number-rows-repeated="44">
          <table:table-cell table:style-name="ce144"/>
          <table:table-cell table:style-name="ce146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3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166"/>
        <table:table-column table:style-name="co11" table:number-columns-repeated="3" table:default-cell-style-name="Default"/>
        <table:table-row table:style-name="ro1">
          <table:table-cell table:style-name="ce144"/>
          <table:table-cell table:style-name="ce142"/>
          <table:table-cell table:style-name="ce146" table:number-columns-repeated="5"/>
        </table:table-row>
        <table:table-row table:style-name="ro1">
          <table:table-cell table:style-name="ce144"/>
          <table:table-cell table:style-name="ce142" office:value-type="string" calcext:value-type="string">
            <text:p>SnyB203-22 <text:s/></text:p>
          </table:table-cell>
          <table:table-cell table:style-name="ce164" office:value-type="string" calcext:value-type="string">
            <text:p>200 m2 Karo kira </text:p>
          </table:table-cell>
          <table:table-cell table:style-name="ce146" table:number-columns-repeated="4"/>
        </table:table-row>
        <table:table-row table:style-name="ro1">
          <table:table-cell table:style-name="ce144"/>
          <table:table-cell table:style-name="ce142"/>
          <table:table-cell table:style-name="ce146" table:number-columns-repeated="5"/>
        </table:table-row>
        <table:table-row table:style-name="ro1">
          <table:table-cell table:style-name="ce144"/>
          <table:table-cell table:style-name="ce142" office:value-type="string" calcext:value-type="string">
            <text:p>Toplamlar</text:p>
          </table:table-cell>
          <table:table-cell table:number-columns-repeated="2"/>
          <table:table-cell table:style-name="ce165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<text:s/>Kira Bedeli</text:p>
          </table:table-cell>
          <table:table-cell table:style-name="ce165" table:formula="of:=SUM([.C13:.C24])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Toplam Ödeme</text:p>
          </table:table-cell>
          <table:table-cell table:style-name="ce165" table:formula="of:=SUM([.D13:.D23])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Bakiye</text:p>
          </table:table-cell>
          <table:table-cell table:style-name="ce165" table:formula="of:=[.E15]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Masraf</text:p>
          </table:table-cell>
          <table:table-cell table:style-name="ce165" table:formula="of:=[.D36]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47" office:value-type="string" calcext:value-type="string">
            <text:p>Net Kira</text:p>
          </table:table-cell>
          <table:table-cell table:style-name="ce165" table:formula="of:=[.C6]-[.C8]" office:value-type="float" office:value="0" calcext:value-type="float">
            <text:p>0,00</text:p>
          </table:table-cell>
          <table:table-cell/>
          <table:table-cell table:style-name="ce165"/>
          <table:table-cell table:style-name="ce146" table:number-columns-repeated="2"/>
        </table:table-row>
        <table:table-row table:style-name="ro1">
          <table:table-cell table:style-name="ce144"/>
          <table:table-cell table:style-name="ce142"/>
          <table:table-cell table:style-name="ce165" table:number-columns-repeated="3"/>
          <table:table-cell table:style-name="ce146" table:number-columns-repeated="2"/>
        </table:table-row>
        <table:table-row table:style-name="ro1">
          <table:table-cell table:style-name="ce144"/>
          <table:table-cell table:style-name="ce142"/>
          <table:table-cell table:style-name="ce146" table:number-columns-repeated="5"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6" table:number-columns-repeated="2"/>
        </table:table-row>
        <table:table-row table:style-name="ro1">
          <table:table-cell table:style-name="ce144"/>
          <table:table-cell/>
          <table:table-cell table:style-name="ce146" table:number-columns-repeated="2"/>
          <table:table-cell table:style-name="ce168"/>
          <table:table-cell table:style-name="ce146" table:number-columns-repeated="2"/>
        </table:table-row>
        <table:table-row table:style-name="ro1">
          <table:table-cell table:style-name="ce144"/>
          <table:table-cell table:style-name="ce142" office:value-type="string" calcext:value-type="string">
            <text:p>Motorcu</text:p>
          </table:table-cell>
          <table:table-cell/>
          <table:table-cell table:style-name="Default"/>
          <table:table-cell table:style-name="ce169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61"/>
          <table:table-cell table:style-name="ce146" table:number-columns-repeated="2"/>
          <table:table-cell table:style-name="ce160"/>
          <table:table-cell table:style-name="ce169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44"/>
          <table:table-cell table:style-name="ce146" table:number-columns-repeated="2"/>
          <table:table-cell table:style-name="ce159"/>
          <table:table-cell table:style-name="ce169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62"/>
          <table:table-cell table:style-name="ce144"/>
          <table:table-cell table:style-name="ce146" table:number-columns-repeated="2"/>
          <table:table-cell table:style-name="ce169" table:formula="of:=[.E16]+[.C17]-[.D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62"/>
          <table:table-cell table:style-name="ce144"/>
          <table:table-cell table:style-name="ce146" table:number-columns-repeated="2"/>
          <table:table-cell table:style-name="ce169" table:formula="of:=[.E17]+[.C18]-[.D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62"/>
          <table:table-cell table:style-name="ce144"/>
          <table:table-cell table:style-name="ce146" table:number-columns-repeated="2"/>
          <table:table-cell table:style-name="ce169" table:formula="of:=[.E18]+[.C19]-[.D19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15">
          <table:table-cell table:style-name="ce162"/>
          <table:table-cell table:style-name="ce144"/>
          <table:table-cell table:style-name="ce146" table:number-columns-repeated="2"/>
          <table:table-cell table:style-name="ce169"/>
          <table:table-cell table:number-columns-repeated="2"/>
        </table:table-row>
        <table:table-row table:style-name="ro1">
          <table:table-cell table:style-name="ce162"/>
          <table:table-cell table:style-name="ce144"/>
          <table:table-cell table:style-name="ce146" table:number-columns-repeated="3"/>
          <table:table-cell table:number-columns-repeated="2"/>
        </table:table-row>
        <table:table-row table:style-name="ro1">
          <table:table-cell table:style-name="ce162"/>
          <table:table-cell table:style-name="ce142" office:value-type="string" calcext:value-type="string">
            <text:p>Masraflar</text:p>
          </table:table-cell>
          <table:table-cell/>
          <table:table-cell table:style-name="ce165" table:formula="of:=SUM([.D37:.D53])" office:value-type="float" office:value="0" calcext:value-type="float">
            <text:p>0,00</text:p>
          </table:table-cell>
          <table:table-cell table:style-name="ce146"/>
          <table:table-cell table:number-columns-repeated="2"/>
        </table:table-row>
        <table:table-row table:style-name="ro1" table:number-rows-repeated="2">
          <table:table-cell table:style-name="ce162"/>
          <table:table-cell table:style-name="ce144"/>
          <table:table-cell table:style-name="ce146" table:number-columns-repeated="3"/>
          <table:table-cell table:number-columns-repeated="2"/>
        </table:table-row>
        <table:table-row table:style-name="ro1">
          <table:table-cell/>
          <table:table-cell table:style-name="ce146" table:number-columns-repeated="4"/>
          <table:table-cell table:number-columns-repeated="2"/>
        </table:table-row>
        <table:table-row table:style-name="ro1">
          <table:table-cell table:style-name="ce144"/>
          <table:table-cell table:style-name="ce146" table:number-columns-repeated="2"/>
          <table:table-cell/>
          <table:table-cell table:style-name="ce171"/>
          <table:table-cell table:number-columns-repeated="2"/>
        </table:table-row>
        <table:table-row table:style-name="ro1" table:number-rows-repeated="2">
          <table:table-cell table:style-name="ce144"/>
          <table:table-cell table:style-name="ce146"/>
          <table:table-cell table:style-name="ce167"/>
          <table:table-cell table:style-name="ce146"/>
          <table:table-cell table:style-name="ce165"/>
          <table:table-cell table:number-columns-repeated="2"/>
        </table:table-row>
        <table:table-row table:style-name="ro1" table:number-rows-repeated="5">
          <table:table-cell table:style-name="ce144"/>
          <table:table-cell table:style-name="ce146" table:number-columns-repeated="3"/>
          <table:table-cell table:style-name="ce167"/>
          <table:table-cell table:style-name="ce156"/>
          <table:table-cell table:style-name="ce165"/>
        </table:table-row>
        <table:table-row table:style-name="ro1" table:number-rows-repeated="44">
          <table:table-cell table:style-name="ce144"/>
          <table:table-cell table:style-name="ce146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2">
        <table:table-column table:style-name="co13" table:default-cell-style-name="ce144"/>
        <table:table-column table:style-name="co14" table:default-cell-style-name="ce146"/>
        <table:table-column table:style-name="co15" table:default-cell-style-name="ce146"/>
        <table:table-column table:style-name="co16" table:default-cell-style-name="ce146"/>
        <table:table-column table:style-name="co11" table:default-cell-style-name="ce146"/>
        <table:table-column table:style-name="co17" table:default-cell-style-name="ce146"/>
        <table:table-column table:style-name="co18" table:default-cell-style-name="ce146"/>
        <table:table-column table:style-name="co11" table:number-columns-repeated="52" table:default-cell-style-name="ce144"/>
        <table:table-row table:style-name="ro1">
          <table:table-cell/>
          <table:table-cell table:style-name="ce142"/>
          <table:table-cell table:number-columns-repeated="57"/>
        </table:table-row>
        <table:table-row table:style-name="ro1">
          <table:table-cell/>
          <table:table-cell table:style-name="ce142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142"/>
          <table:table-cell table:number-columns-repeated="57"/>
        </table:table-row>
        <table:table-row table:style-name="ro1">
          <table:table-cell/>
          <table:table-cell table:style-name="ce142" office:value-type="string" calcext:value-type="string">
            <text:p>Toplamlar</text:p>
          </table:table-cell>
          <table:table-cell table:style-name="Default" table:number-columns-repeated="2"/>
          <table:table-cell table:style-name="ce165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2020 Kira Bedeli</text:p>
          </table:table-cell>
          <table:table-cell table:style-name="ce165" table:formula="of:=SUM([.C13:.C42])" office:value-type="float" office:value="0" calcext:value-type="float">
            <text:p>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2020 Toplam Ödeme</text:p>
          </table:table-cell>
          <table:table-cell table:style-name="ce165" table:formula="of:=SUM([.D13:.D19])" office:value-type="float" office:value="0" calcext:value-type="float">
            <text:p>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Toplam Ödenecek</text:p>
          </table:table-cell>
          <table:table-cell table:style-name="ce165" table:formula="of:=[.E41]" office:value-type="float" office:value="0" calcext:value-type="float">
            <text:p>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2020 Masraf</text:p>
          </table:table-cell>
          <table:table-cell table:style-name="ce165" table:formula="of:=[.D47]" office:value-type="float" office:value="0" calcext:value-type="float">
            <text:p>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47" office:value-type="string" calcext:value-type="string">
            <text:p>2019-2020 Net Kira</text:p>
          </table:table-cell>
          <table:table-cell table:style-name="ce165" table:formula="of:=[.C6]-[.C8]" office:value-type="float" office:value="0" calcext:value-type="float">
            <text:p>0,00</text:p>
          </table:table-cell>
          <table:table-cell table:style-name="Default"/>
          <table:table-cell table:style-name="ce165"/>
          <table:table-cell table:number-columns-repeated="54"/>
        </table:table-row>
        <table:table-row table:style-name="ro1">
          <table:table-cell/>
          <table:table-cell table:style-name="ce142"/>
          <table:table-cell table:style-name="ce165" table:number-columns-repeated="3"/>
          <table:table-cell table:number-columns-repeated="54"/>
        </table:table-row>
        <table:table-row table:style-name="ro1">
          <table:table-cell/>
          <table:table-cell table:style-name="ce142"/>
          <table:table-cell table:number-columns-repeated="57"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142" office:value-type="string" calcext:value-type="string">
            <text:p>Hurdacı</text:p>
          </table:table-cell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/>
          <table:table-cell table:style-name="ce144" office:value-type="string" calcext:value-type="string">
            <text:p>Ali Demirel</text:p>
          </table:table-cell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/>
          <table:table-cell table:style-name="ce144" office:value-type="string" calcext:value-type="string">
            <text:p>29-11-2022 – 30-11-2023 Kira Bedeli</text:p>
          </table:table-cell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 table:style-name="ce161"/>
          <table:table-cell table:style-name="ce144"/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21-22 kira bedeli 43160 TL</text:p>
          </table:table-cell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 table:number-rows-repeated="2">
          <table:table-cell table:style-name="ce161"/>
          <table:table-cell table:style-name="ce144"/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/>
          <table:table-cell table:style-name="ce144"/>
          <table:table-cell table:style-name="ce166"/>
          <table:table-cell table:style-name="Default"/>
          <table:table-cell table:style-name="ce168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Ocak 2021- elektrik teminat için</text:p>
          </table:table-cell>
          <table:table-cell table:style-name="ce166"/>
          <table:table-cell table:style-name="Default" office:value-type="float" office:value="33.09" calcext:value-type="float">
            <text:p>33,09</text:p>
          </table:table-cell>
          <table:table-cell table:style-name="ce168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şubat</text:p>
          </table:table-cell>
          <table:table-cell table:style-name="ce166"/>
          <table:table-cell table:style-name="Default" office:value-type="float" office:value="20.52" calcext:value-type="float">
            <text:p>20,52</text:p>
          </table:table-cell>
          <table:table-cell table:style-name="ce168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mayıs</text:p>
          </table:table-cell>
          <table:table-cell table:style-name="ce166"/>
          <table:table-cell table:style-name="Default" office:value-type="float" office:value="33.84" calcext:value-type="float">
            <text:p>33,84</text:p>
          </table:table-cell>
          <table:table-cell table:style-name="ce168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haziran</text:p>
          </table:table-cell>
          <table:table-cell table:style-name="ce166"/>
          <table:table-cell table:style-name="Default" office:value-type="float" office:value="28.26" calcext:value-type="float">
            <text:p>28,26</text:p>
          </table:table-cell>
          <table:table-cell table:style-name="ce168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temmuz</text:p>
          </table:table-cell>
          <table:table-cell table:style-name="ce166"/>
          <table:table-cell table:style-name="Default" office:value-type="float" office:value="32.4" calcext:value-type="float">
            <text:p>32,4</text:p>
          </table:table-cell>
          <table:table-cell table:style-name="ce168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eylül</text:p>
          </table:table-cell>
          <table:table-cell table:style-name="ce166"/>
          <table:table-cell table:style-name="Default" office:value-type="float" office:value="44.52" calcext:value-type="float">
            <text:p>44,52</text:p>
          </table:table-cell>
          <table:table-cell table:style-name="ce168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ekim</text:p>
          </table:table-cell>
          <table:table-cell table:style-name="ce166"/>
          <table:table-cell table:style-name="Default" office:value-type="float" office:value="40.65" calcext:value-type="float">
            <text:p>40,65</text:p>
          </table:table-cell>
          <table:table-cell table:style-name="ce168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kasım</text:p>
          </table:table-cell>
          <table:table-cell table:style-name="ce166"/>
          <table:table-cell table:style-name="Default"/>
          <table:table-cell table:style-name="ce168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aralık</text:p>
          </table:table-cell>
          <table:table-cell table:style-name="ce166"/>
          <table:table-cell table:style-name="Default"/>
          <table:table-cell table:style-name="ce168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/>
          <table:table-cell table:style-name="ce166"/>
          <table:table-cell table:style-name="Default"/>
          <table:table-cell table:style-name="ce168" table:formula="of:=[.E29]+[.C30]-[.D30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 table:number-rows-repeated="2">
          <table:table-cell table:style-name="ce161"/>
          <table:table-cell table:style-name="ce144"/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</text:p>
          </table:table-cell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2-25" calcext:value-type="date">
            <text:p>25.02.2021</text:p>
          </table:table-cell>
          <table:table-cell table:style-name="ce144" office:value-type="string" calcext:value-type="string">
            <text:p>tuvalet için izinsiz kapı açtı</text:p>
          </table:table-cell>
          <table:table-cell table:style-name="ce166"/>
          <table:table-cell table:style-name="Default" office:value-type="string" calcext:value-type="string">
            <text:p>yapıldı</text:p>
          </table:table-cell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3-30" calcext:value-type="date">
            <text:p>30.03.2021</text:p>
          </table:table-cell>
          <table:table-cell table:style-name="ce144" office:value-type="string" calcext:value-type="string">
            <text:p>2021 de 2022 için ödemesi gereken kiraları ödemedi</text:p>
          </table:table-cell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6-20" calcext:value-type="date">
            <text:p>20.06.2021</text:p>
          </table:table-cell>
          <table:table-cell table:style-name="ce144" office:value-type="string" calcext:value-type="string">
            <text:p>büyük binanın saçağında hasar var</text:p>
          </table:table-cell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8-05" calcext:value-type="date">
            <text:p>05.08.2021</text:p>
          </table:table-cell>
          <table:table-cell table:style-name="ce144" office:value-type="string" calcext:value-type="string">
            <text:p>arsa önüne malzeme yığıntısı var</text:p>
          </table:table-cell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8-25" calcext:value-type="date">
            <text:p>25.08.2021</text:p>
          </table:table-cell>
          <table:table-cell table:style-name="ce144" office:value-type="string" calcext:value-type="string">
            <text:p>mutfak tezgahı kırık</text:p>
          </table:table-cell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169"/>
          <table:table-cell table:number-columns-repeated="54"/>
        </table:table-row>
        <table:table-row table:style-name="ro1">
          <table:table-cell table:style-name="ce161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166"/>
          <table:table-cell office:value-type="string" calcext:value-type="string">
            <text:p>yapıldı</text:p>
          </table:table-cell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144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142" office:value-type="string" calcext:value-type="string">
            <text:p>Masraflar</text:p>
          </table:table-cell>
          <table:table-cell table:style-name="Default"/>
          <table:table-cell table:style-name="ce165" table:formula="of:=SUM([.D49:.D68])" office:value-type="float" office:value="0" calcext:value-type="float">
            <text:p>0,00</text:p>
          </table:table-cell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60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59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62"/>
          <table:table-cell table:style-name="ce144"/>
          <table:table-cell table:number-columns-repeated="2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62"/>
          <table:table-cell table:style-name="ce144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167"/>
          <table:table-cell table:style-name="ce156"/>
          <table:table-cell table:style-name="ce165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2">
        <table:table-column table:style-name="co13" table:default-cell-style-name="ce144"/>
        <table:table-column table:style-name="co19" table:default-cell-style-name="ce146"/>
        <table:table-column table:style-name="co20" table:default-cell-style-name="ce146"/>
        <table:table-column table:style-name="co21" table:default-cell-style-name="ce146"/>
        <table:table-column table:style-name="co11" table:default-cell-style-name="ce146"/>
        <table:table-column table:style-name="co22" table:default-cell-style-name="ce146"/>
        <table:table-column table:style-name="co17" table:default-cell-style-name="ce146"/>
        <table:table-column table:style-name="co18" table:default-cell-style-name="ce146"/>
        <table:table-column table:style-name="co11" table:number-columns-repeated="52" table:default-cell-style-name="ce144"/>
        <table:table-row table:style-name="ro1">
          <table:table-cell/>
          <table:table-cell table:style-name="ce142" table:number-columns-repeated="2"/>
          <table:table-cell table:number-columns-repeated="57"/>
        </table:table-row>
        <table:table-row table:style-name="ro1">
          <table:table-cell/>
          <table:table-cell table:style-name="ce142" office:value-type="string" calcext:value-type="string">
            <text:p>SnE este</text:p>
          </table:table-cell>
          <table:table-cell table:style-name="ce142"/>
          <table:table-cell table:number-columns-repeated="57"/>
        </table:table-row>
        <table:table-row table:style-name="ro1">
          <table:table-cell/>
          <table:table-cell table:style-name="ce142" table:number-columns-repeated="2"/>
          <table:table-cell table:number-columns-repeated="57"/>
        </table:table-row>
        <table:table-row table:style-name="ro1">
          <table:table-cell/>
          <table:table-cell table:style-name="ce142" office:value-type="string" calcext:value-type="string">
            <text:p>Toplamlar</text:p>
          </table:table-cell>
          <table:table-cell table:style-name="ce142"/>
          <table:table-cell table:style-name="Default" table:number-columns-repeated="2"/>
          <table:table-cell table:style-name="ce165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63" office:value-type="string" calcext:value-type="string">
            <text:p>Kira Bedeli</text:p>
          </table:table-cell>
          <table:table-cell table:style-name="ce165" table:formula="of:=SUM([.D14:.D30])" office:value-type="float" office:value="46500" calcext:value-type="float">
            <text:p>46.50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63" office:value-type="string" calcext:value-type="string">
            <text:p>Toplam Ödeme</text:p>
          </table:table-cell>
          <table:table-cell table:style-name="ce165" table:formula="of:=SUM([.E14:.E30])" office:value-type="float" office:value="45000" calcext:value-type="float">
            <text:p>45.00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63" office:value-type="string" calcext:value-type="string">
            <text:p>Toplam Ödenecek</text:p>
          </table:table-cell>
          <table:table-cell table:style-name="ce165" table:formula="of:=[.F29]" office:value-type="float" office:value="0" calcext:value-type="float">
            <text:p>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63" office:value-type="string" calcext:value-type="string">
            <text:p><text:s/>Masraf</text:p>
          </table:table-cell>
          <table:table-cell table:style-name="ce165" table:formula="of:=[.E33]" office:value-type="float" office:value="0" calcext:value-type="float">
            <text:p>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47" office:value-type="string" calcext:value-type="string">
            <text:p><text:s/>Net Kira</text:p>
          </table:table-cell>
          <table:table-cell table:style-name="ce165" table:formula="of:=[.D6]-[.D8]" office:value-type="float" office:value="45000" calcext:value-type="float">
            <text:p>45.000,00</text:p>
          </table:table-cell>
          <table:table-cell table:style-name="Default"/>
          <table:table-cell table:style-name="ce165"/>
          <table:table-cell table:number-columns-repeated="54"/>
        </table:table-row>
        <table:table-row table:style-name="ro1">
          <table:table-cell/>
          <table:table-cell table:style-name="ce142" table:number-columns-repeated="2"/>
          <table:table-cell table:style-name="ce165" table:number-columns-repeated="3"/>
          <table:table-cell table:number-columns-repeated="54"/>
        </table:table-row>
        <table:table-row table:style-name="ro1">
          <table:table-cell/>
          <table:table-cell table:style-name="ce142" table:number-columns-repeated="2"/>
          <table:table-cell table:number-columns-repeated="57"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43"/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143" table:number-columns-repeated="3"/>
          <table:table-cell table:style-name="ce147" table:number-columns-repeated="3"/>
          <table:table-cell table:number-columns-repeated="54"/>
        </table:table-row>
        <table:table-row table:style-name="ro1">
          <table:table-cell/>
          <table:table-cell table:style-name="ce142" office:value-type="string" calcext:value-type="string">
            <text:p>Motorcu</text:p>
          </table:table-cell>
          <table:table-cell table:style-name="ce142"/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2-08-01" calcext:value-type="date">
            <text:p>01.08.2022</text:p>
          </table:table-cell>
          <table:table-cell table:style-name="ce144" office:value-type="string" calcext:value-type="string">
            <text:p>Cihan Çam</text:p>
          </table:table-cell>
          <table:table-cell table:style-name="ce144"/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/>
          <table:table-cell table:style-name="ce144" table:number-columns-repeated="2"/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/>
          <table:table-cell table:style-name="ce144" office:value-type="string" calcext:value-type="string">
            <text:p>22-23 kira bedeli 45000 TL</text:p>
          </table:table-cell>
          <table:table-cell table:style-name="ce144"/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/>
          <table:table-cell table:style-name="ce144" table:number-columns-repeated="2"/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2-08-01" calcext:value-type="date">
            <text:p>01.08.2022</text:p>
          </table:table-cell>
          <table:table-cell table:style-name="ce144" office:value-type="string" calcext:value-type="string">
            <text:p>Anlaşma yapıldı</text:p>
          </table:table-cell>
          <table:table-cell table:style-name="ce144"/>
          <table:table-cell office:value-type="float" office:value="45000" calcext:value-type="float">
            <text:p>45.000,00</text:p>
          </table:table-cell>
          <table:table-cell/>
          <table:table-cell table:style-name="ce168" table:formula="of:=[.F18]+[.D19]-[.E19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Elektrik Teminat Bedeli</text:p>
          </table:table-cell>
          <table:table-cell table:style-name="ce144"/>
          <table:table-cell office:value-type="float" office:value="1500" calcext:value-type="float">
            <text:p>1.500,00</text:p>
          </table:table-cell>
          <table:table-cell/>
          <table:table-cell table:style-name="ce168" table:formula="of:=[.F19]+[.D20]-[.E20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8-30" calcext:value-type="date">
            <text:p>30.08.2022</text:p>
          </table:table-cell>
          <table:table-cell table:style-name="ce144" office:value-type="string" calcext:value-type="string">
            <text:p>Kira Başlangıç Tarihi</text:p>
          </table:table-cell>
          <table:table-cell table:style-name="ce144"/>
          <table:table-cell table:number-columns-repeated="2"/>
          <table:table-cell table:style-name="ce168" table:formula="of:=[.F20]+[.D21]-[.E21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3-08-29" calcext:value-type="date">
            <text:p>29.08.2023</text:p>
          </table:table-cell>
          <table:table-cell table:style-name="ce144" office:value-type="string" calcext:value-type="string">
            <text:p>Kira Bitiş Tarihi</text:p>
          </table:table-cell>
          <table:table-cell table:style-name="ce144"/>
          <table:table-cell table:style-name="ce166"/>
          <table:table-cell table:style-name="Default"/>
          <table:table-cell table:style-name="ce168" table:formula="of:=[.F21]+[.D22]-[.E22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Kira gün sayısı (1 ay ek süre verildi)</text:p>
          </table:table-cell>
          <table:table-cell table:style-name="ce172" table:formula="of:=[.A22]-[.A19]" office:value-type="float" office:value="393" calcext:value-type="float">
            <text:p>393</text:p>
          </table:table-cell>
          <table:table-cell table:style-name="Default" table:number-columns-repeated="2"/>
          <table:table-cell table:style-name="ce168" table:formula="of:=[.F22]+[.D23]-[.E23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22-23 günlük kira bedeli TL</text:p>
          </table:table-cell>
          <table:table-cell table:style-name="ce144" table:formula="of:=[.D19]/[.C23]" office:value-type="float" office:value="114.503816793893" calcext:value-type="float">
            <text:p>114,503816793893</text:p>
          </table:table-cell>
          <table:table-cell table:style-name="ce166"/>
          <table:table-cell table:style-name="Default"/>
          <table:table-cell table:style-name="ce168" table:formula="of:=[.F23]+[.D24]-[.E24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8-01" calcext:value-type="date">
            <text:p>01.08.2022</text:p>
          </table:table-cell>
          <table:table-cell table:style-name="ce144" office:value-type="string" calcext:value-type="string">
            <text:p>Nakit Ödeme</text:p>
          </table:table-cell>
          <table:table-cell table:style-name="ce144"/>
          <table:table-cell table:style-name="ce166"/>
          <table:table-cell table:style-name="ce166" office:value-type="float" office:value="20000" calcext:value-type="float">
            <text:p>20.000,00</text:p>
          </table:table-cell>
          <table:table-cell table:style-name="ce168" table:formula="of:=[.F24]+[.D25]-[.E25]" office:value-type="float" office:value="26500" calcext:value-type="float">
            <text:p>26.5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8-05" calcext:value-type="date">
            <text:p>05.08.2022</text:p>
          </table:table-cell>
          <table:table-cell table:style-name="ce144" office:value-type="string" calcext:value-type="string">
            <text:p>Nakit Ödeme</text:p>
          </table:table-cell>
          <table:table-cell table:style-name="ce144"/>
          <table:table-cell table:style-name="ce166"/>
          <table:table-cell table:style-name="Default" office:value-type="float" office:value="25000" calcext:value-type="float">
            <text:p>25000</text:p>
          </table:table-cell>
          <table:table-cell table:style-name="ce168" table:formula="of:=[.F25]+[.D26]-[.E26]" office:value-type="float" office:value="1500" calcext:value-type="float">
            <text:p>1.500,00</text:p>
          </table:table-cell>
          <table:table-cell table:number-columns-repeated="54"/>
        </table:table-row>
        <table:table-row table:style-name="ro1" table:number-rows-repeated="2">
          <table:table-cell table:style-name="ce161"/>
          <table:table-cell table:style-name="ce144" table:number-columns-repeated="2"/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/>
          <table:table-cell table:style-name="ce144" table:number-columns-repeated="2"/>
          <table:table-cell table:style-name="ce166"/>
          <table:table-cell/>
          <table:table-cell table:style-name="ce169"/>
          <table:table-cell table:number-columns-repeated="54"/>
        </table:table-row>
        <table:table-row table:style-name="ro1">
          <table:table-cell/>
          <table:table-cell table:style-name="ce144" table:number-columns-repeated="2"/>
          <table:table-cell table:style-name="ce166"/>
          <table:table-cell/>
          <table:table-cell table:style-name="ce168"/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142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142" office:value-type="string" calcext:value-type="string">
            <text:p>Masraflar</text:p>
          </table:table-cell>
          <table:table-cell table:style-name="ce142"/>
          <table:table-cell table:style-name="Default"/>
          <table:table-cell table:style-name="ce165" table:formula="of:=SUM([.E34:.E53])" office:value-type="float" office:value="0" calcext:value-type="float">
            <text:p>0,00</text:p>
          </table:table-cell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/>
          <table:table-cell table:number-columns-repeated="3"/>
          <table:table-cell table:style-name="ce160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159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62"/>
          <table:table-cell table:style-name="ce144" table:number-columns-repeated="2"/>
          <table:table-cell table:number-columns-repeated="2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62"/>
          <table:table-cell table:style-name="ce144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167"/>
          <table:table-cell table:style-name="ce156"/>
          <table:table-cell table:style-name="ce165"/>
          <table:table-cell table:number-columns-repeated="52"/>
        </table:table-row>
        <table:table-row table:style-name="ro1" table:number-rows-repeated="104852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2">
        <table:table-column table:style-name="co13" table:default-cell-style-name="ce144"/>
        <table:table-column table:style-name="co23" table:default-cell-style-name="ce146"/>
        <table:table-column table:style-name="co24" table:default-cell-style-name="ce146"/>
        <table:table-column table:style-name="co16" table:default-cell-style-name="ce146"/>
        <table:table-column table:style-name="co11" table:default-cell-style-name="ce146"/>
        <table:table-column table:style-name="co17" table:default-cell-style-name="ce146"/>
        <table:table-column table:style-name="co18" table:default-cell-style-name="ce146"/>
        <table:table-column table:style-name="co11" table:number-columns-repeated="52" table:default-cell-style-name="ce144"/>
        <table:table-row table:style-name="ro1">
          <table:table-cell/>
          <table:table-cell table:style-name="ce142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ce142" office:value-type="string" calcext:value-type="string">
            <text:p>MERDAL KİPEL 2022-2023</text:p>
          </table:table-cell>
          <table:table-cell table:number-columns-repeated="57"/>
        </table:table-row>
        <table:table-row table:style-name="ro1">
          <table:table-cell/>
          <table:table-cell table:style-name="ce142" office:value-type="string" calcext:value-type="string">
            <text:p>Toplamlar</text:p>
          </table:table-cell>
          <table:table-cell table:style-name="Default" table:number-columns-repeated="2"/>
          <table:table-cell table:style-name="ce165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<text:s/>Kira Bedeli</text:p>
          </table:table-cell>
          <table:table-cell table:style-name="ce165" table:formula="of:=SUM([.C12:.C23])" office:value-type="float" office:value="48000" calcext:value-type="float">
            <text:p>48.00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<text:s/>Toplam Ödeme</text:p>
          </table:table-cell>
          <table:table-cell table:style-name="ce165" table:formula="of:=SUM([.D12:.D23])" office:value-type="float" office:value="36000" calcext:value-type="float">
            <text:p>36.00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Toplam Ödenecek</text:p>
          </table:table-cell>
          <table:table-cell table:style-name="ce165" table:formula="of:=[.E22]" office:value-type="float" office:value="12000" calcext:value-type="float">
            <text:p>12.00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<text:s/>Masraf</text:p>
          </table:table-cell>
          <table:table-cell table:style-name="ce165" table:formula="of:=[.D26]" office:value-type="float" office:value="1875" calcext:value-type="float">
            <text:p>1.875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47" office:value-type="string" calcext:value-type="string">
            <text:p>Net Kira</text:p>
          </table:table-cell>
          <table:table-cell table:style-name="ce165" table:formula="of:=[.C6]-[.C8]" office:value-type="float" office:value="34125" calcext:value-type="float">
            <text:p>34.125,00</text:p>
          </table:table-cell>
          <table:table-cell table:style-name="Default"/>
          <table:table-cell table:style-name="ce165"/>
          <table:table-cell table:number-columns-repeated="54"/>
        </table:table-row>
        <table:table-row table:style-name="ro1">
          <table:table-cell/>
          <table:table-cell table:style-name="ce142"/>
          <table:table-cell table:number-columns-repeated="57"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142"/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/>
          <table:table-cell table:style-name="ce144" office:value-type="string" calcext:value-type="string">
            <text:p>31-03-2022 – 30-03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style-name="ce168" office:value-type="float" office:value="48000" calcext:value-type="float">
            <text:p>48.000,00</text:p>
          </table:table-cell>
          <table:table-cell table:number-columns-repeated="54"/>
        </table:table-row>
        <table:table-row table:style-name="ro1">
          <table:table-cell/>
          <table:table-cell table:style-name="ce144"/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 table:style-name="ce161"/>
          <table:table-cell table:style-name="ce144"/>
          <table:table-cell table:style-name="ce166"/>
          <table:table-cell table:style-name="Default" office:value-type="float" office:value="28000" calcext:value-type="float">
            <text:p>28000</text:p>
          </table:table-cell>
          <table:table-cell table:style-name="ce168" table:formula="of:=[.E13]+[.C15]-[.D15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4-30" calcext:value-type="date">
            <text:p>30.04.2022</text:p>
          </table:table-cell>
          <table:table-cell table:style-name="ce144" office:value-type="string" calcext:value-type="string">
            <text:p>10-05-2022 <text:s text:c="2"/>- 4000 nakit ödeme</text:p>
          </table:table-cell>
          <table:table-cell table:style-name="ce166"/>
          <table:table-cell table:style-name="Default" office:value-type="float" office:value="4000" calcext:value-type="float">
            <text:p>4000</text:p>
          </table:table-cell>
          <table:table-cell table:style-name="ce168" table:formula="of:=[.E15]+[.C16]-[.D16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5-30" calcext:value-type="date">
            <text:p>30.05.2022</text:p>
          </table:table-cell>
          <table:table-cell table:style-name="ce144" office:value-type="string" calcext:value-type="string">
            <text:p>20-06-2022 <text:s text:c="2"/>- 4000 nakit ödeme</text:p>
          </table:table-cell>
          <table:table-cell table:style-name="ce166"/>
          <table:table-cell table:style-name="Default" office:value-type="float" office:value="4000" calcext:value-type="float">
            <text:p>4000</text:p>
          </table:table-cell>
          <table:table-cell table:style-name="ce168" table:formula="of:=[.E16]+[.C17]-[.D1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6-30" calcext:value-type="date">
            <text:p>30.06.2022</text:p>
          </table:table-cell>
          <table:table-cell table:style-name="ce144" office:value-type="float" office:value="4000" calcext:value-type="float">
            <text:p>4000</text:p>
          </table:table-cell>
          <table:table-cell table:style-name="ce166"/>
          <table:table-cell table:style-name="Default"/>
          <table:table-cell table:style-name="ce168" table:formula="of:=[.E17]+[.C18]-[.D1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7-30" calcext:value-type="date">
            <text:p>30.07.2022</text:p>
          </table:table-cell>
          <table:table-cell table:style-name="ce144" office:value-type="float" office:value="4000" calcext:value-type="float">
            <text:p>4000</text:p>
          </table:table-cell>
          <table:table-cell table:style-name="ce166"/>
          <table:table-cell table:style-name="Default"/>
          <table:table-cell table:style-name="ce168" table:formula="of:=[.E18]+[.C19]-[.D1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8-30" calcext:value-type="date">
            <text:p>30.08.2022</text:p>
          </table:table-cell>
          <table:table-cell table:style-name="ce144" office:value-type="float" office:value="4000" calcext:value-type="float">
            <text:p>4000</text:p>
          </table:table-cell>
          <table:table-cell table:style-name="ce166"/>
          <table:table-cell table:style-name="Default"/>
          <table:table-cell table:style-name="ce168" table:formula="of:=[.E19]+[.C20]-[.D2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Default" table:number-columns-repeated="2"/>
          <table:table-cell table:style-name="ce166"/>
          <table:table-cell table:style-name="Default"/>
          <table:table-cell table:style-name="ce168" table:formula="of:=[.E20]+[.C21]-[.D21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144"/>
          <table:table-cell table:style-name="ce166"/>
          <table:table-cell/>
          <table:table-cell table:style-name="ce168" table:formula="of:=[.E21]+[.C22]-[.D22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9-30" calcext:value-type="date">
            <text:p>30.09.2022</text:p>
          </table:table-cell>
          <table:table-cell table:style-name="ce144" office:value-type="float" office:value="4000" calcext:value-type="float">
            <text:p>4000</text:p>
          </table:table-cell>
          <table:table-cell table:style-name="ce166"/>
          <table:table-cell/>
          <table:table-cell table:style-name="ce168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14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142" office:value-type="string" calcext:value-type="string">
            <text:p>Masraflar</text:p>
          </table:table-cell>
          <table:table-cell table:style-name="Default"/>
          <table:table-cell table:style-name="ce165" table:formula="of:=SUM([.D28:.D47])" office:value-type="float" office:value="1875" calcext:value-type="float">
            <text:p>1.875,00</text:p>
          </table:table-cell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60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/>
          <table:table-cell table:number-columns-repeated="2"/>
          <table:table-cell table:style-name="ce160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03-30" calcext:value-type="date">
            <text:p>30.03.202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ödendi</text:p>
          </table:table-cell>
          <table:table-cell table:style-name="ce159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04-30" calcext:value-type="date">
            <text:p>30.04.2022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ödendi</text:p>
          </table:table-cell>
          <table:table-cell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05-30" calcext:value-type="date">
            <text:p>30.05.2022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ödendi</text:p>
          </table:table-cell>
          <table:table-cell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06-30" calcext:value-type="date">
            <text:p>30.06.2022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07-30" calcext:value-type="date">
            <text:p>30.07.2022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08-30" calcext:value-type="date">
            <text:p>30.08.2022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09-30" calcext:value-type="date">
            <text:p>30.09.2022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10-30" calcext:value-type="date">
            <text:p>30.10.2022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11-30" calcext:value-type="date">
            <text:p>30.11.2022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ödendi</text:p>
          </table:table-cell>
          <table:table-cell/>
          <table:table-cell table:style-name="ce167"/>
          <table:table-cell table:style-name="ce156"/>
          <table:table-cell table:style-name="ce165"/>
          <table:table-cell table:number-columns-repeated="52"/>
        </table:table-row>
        <table:table-row table:style-name="ro1">
          <table:table-cell table:style-name="ce161" office:value-type="date" office:date-value="2022-12-30" calcext:value-type="date">
            <text:p>30.12.2022</text:p>
          </table:table-cell>
          <table:table-cell table:number-columns-repeated="3"/>
          <table:table-cell table:style-name="ce167"/>
          <table:table-cell table:style-name="ce156"/>
          <table:table-cell table:style-name="ce165"/>
          <table:table-cell table:number-columns-repeated="52"/>
        </table:table-row>
        <table:table-row table:style-name="ro1">
          <table:table-cell table:style-name="ce161" office:value-type="date" office:date-value="2023-01-30" calcext:value-type="date">
            <text:p>30.01.2023</text:p>
          </table:table-cell>
          <table:table-cell table:number-columns-repeated="3"/>
          <table:table-cell table:style-name="ce167"/>
          <table:table-cell table:style-name="ce156"/>
          <table:table-cell table:style-name="ce165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ce167"/>
          <table:table-cell table:style-name="ce156"/>
          <table:table-cell table:style-name="ce165"/>
          <table:table-cell table:number-columns-repeated="52"/>
        </table:table-row>
        <table:table-row table:style-name="ro1">
          <table:table-cell/>
          <table:table-cell office:value-type="string" calcext:value-type="string">
            <text:p>mermer</text:p>
          </table:table-cell>
          <table:table-cell/>
          <table:table-cell office:value-type="float" office:value="375" calcext:value-type="float">
            <text:p>375,00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depozit</text:p>
          </table:table-cell>
          <table:table-cell/>
          <table:table-cell office:value-type="float" office:value="1500" calcext:value-type="float">
            <text:p>1.500,00</text:p>
          </table:table-cell>
          <table:table-cell table:number-columns-repeated="55"/>
        </table:table-row>
        <table:table-row table:style-name="ro1" table:number-rows-repeated="1048532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G701-19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66"/>
        <table:table-row table:style-name="ro1">
          <table:table-cell table:style-name="ce144"/>
          <table:table-cell table:style-name="ce191" office:value-type="string" calcext:value-type="string">
            <text:p>SnyG701-22</text:p>
          </table:table-cell>
          <table:table-cell/>
          <table:table-cell table:style-name="ce142" office:value-type="string" calcext:value-type="string">
            <text:p>Sanayi S2 Yazıhane Sol </text:p>
          </table:table-cell>
          <table:table-cell table:style-name="ce142" office:value-type="string" calcext:value-type="string">
            <text:p>240 m2</text:p>
          </table:table-cell>
          <table:table-cell table:style-name="ce146"/>
          <table:table-cell/>
        </table:table-row>
        <table:table-row table:style-name="ro1">
          <table:table-cell table:style-name="ce143" table:number-columns-repeated="3"/>
          <table:table-cell table:style-name="ce147" table:number-columns-repeated="3"/>
          <table:table-cell/>
        </table:table-row>
        <table:table-row table:style-name="ro1">
          <table:table-cell table:style-name="ce144"/>
          <table:table-cell table:style-name="ce142" office:value-type="string" calcext:value-type="string">
            <text:p>Toplamlar</text:p>
          </table:table-cell>
          <table:table-cell table:style-name="ce142"/>
          <table:table-cell table:number-columns-repeated="2"/>
          <table:table-cell table:style-name="ce165"/>
          <table:table-cell/>
        </table:table-row>
        <table:table-row table:style-name="ro1">
          <table:table-cell table:style-name="ce144"/>
          <table:table-cell table:style-name="ce163" office:value-type="string" calcext:value-type="string">
            <text:p>2021 Nakli Yekün</text:p>
          </table:table-cell>
          <table:table-cell table:style-name="ce163"/>
          <table:table-cell table:style-name="ce165" table:formula="of:=SUM([.D14:.D21])" office:value-type="float" office:value="0" calcext:value-type="float">
            <text:p>0,00</text:p>
          </table:table-cell>
          <table:table-cell table:style-name="ce165" table:number-columns-repeated="2"/>
          <table:table-cell/>
        </table:table-row>
        <table:table-row table:style-name="ro1">
          <table:table-cell table:style-name="ce144"/>
          <table:table-cell table:style-name="ce163" office:value-type="string" calcext:value-type="string">
            <text:p>2022 Masraflar</text:p>
          </table:table-cell>
          <table:table-cell table:style-name="ce163"/>
          <table:table-cell table:style-name="ce165" table:number-columns-repeated="3"/>
          <table:table-cell/>
        </table:table-row>
        <table:table-row table:style-name="ro1">
          <table:table-cell table:style-name="ce144"/>
          <table:table-cell table:style-name="ce163" office:value-type="string" calcext:value-type="string">
            <text:p>Gecikme</text:p>
          </table:table-cell>
          <table:table-cell table:style-name="ce163"/>
          <table:table-cell table:style-name="ce165" table:number-columns-repeated="3"/>
          <table:table-cell/>
        </table:table-row>
        <table:table-row table:style-name="ro1">
          <table:table-cell table:style-name="ce144"/>
          <table:table-cell table:style-name="ce163" table:number-columns-repeated="2"/>
          <table:table-cell table:style-name="ce165" table:number-columns-repeated="3"/>
          <table:table-cell/>
        </table:table-row>
        <table:table-row table:style-name="ro1">
          <table:table-cell table:style-name="ce144"/>
          <table:table-cell table:style-name="ce163" office:value-type="string" calcext:value-type="string">
            <text:p>Toplam Ödenecek</text:p>
          </table:table-cell>
          <table:table-cell table:style-name="ce163"/>
          <table:table-cell table:style-name="ce165" table:formula="of:=[.D9]" office:value-type="float" office:value="26843.605063" calcext:value-type="float">
            <text:p>26.843,61</text:p>
          </table:table-cell>
          <table:table-cell table:style-name="ce165" table:number-columns-repeated="2"/>
          <table:table-cell/>
        </table:table-row>
        <table:table-row table:style-name="ro1">
          <table:table-cell table:style-name="ce144"/>
          <table:table-cell table:style-name="ce163" office:value-type="string" calcext:value-type="string">
            <text:p>2022 Toplam Ödeme</text:p>
          </table:table-cell>
          <table:table-cell table:style-name="ce163"/>
          <table:table-cell table:style-name="ce146" table:formula="of:=SUM([.E14:.E18])" office:value-type="float" office:value="26843.605063" calcext:value-type="float">
            <text:p>26.843,61</text:p>
          </table:table-cell>
          <table:table-cell table:style-name="ce165" table:number-columns-repeated="2"/>
          <table:table-cell/>
        </table:table-row>
        <table:table-row table:style-name="ro1">
          <table:table-cell table:style-name="ce144"/>
          <table:table-cell table:style-name="ce163" table:number-columns-repeated="2"/>
          <table:table-cell table:style-name="ce165" table:number-columns-repeated="3"/>
          <table:table-cell/>
        </table:table-row>
        <table:table-row table:style-name="ro2">
          <table:table-cell table:style-name="ce144"/>
          <table:table-cell table:style-name="ce147" office:value-type="string" calcext:value-type="string">
            <text:p>2022 Bakiye</text:p>
          </table:table-cell>
          <table:table-cell table:style-name="ce147"/>
          <table:table-cell table:style-name="ce213" table:formula="of:=[.D8]-[.D9]" office:value-type="float" office:value="0" calcext:value-type="float">
            <text:p>0,00</text:p>
          </table:table-cell>
          <table:table-cell/>
          <table:table-cell table:style-name="ce165"/>
          <table:table-cell/>
        </table:table-row>
        <table:table-row table:style-name="ro1">
          <table:table-cell table:style-name="ce144"/>
          <table:table-cell table:style-name="ce142" table:number-columns-repeated="2"/>
          <table:table-cell table:style-name="ce146" table:number-columns-repeated="3"/>
          <table:table-cell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99"/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7" office:value-type="string" calcext:value-type="string">
            <text:p>Gecikme</text:p>
          </table:table-cell>
        </table:table-row>
        <table:table-row table:style-name="ro1">
          <table:table-cell table:style-name="ce144"/>
          <table:table-cell table:style-name="ce142" office:value-type="string" calcext:value-type="string">
            <text:p>Radyotörcü </text:p>
          </table:table-cell>
          <table:table-cell/>
          <table:table-cell table:style-name="ce146" table:number-columns-repeated="2"/>
          <table:table-cell table:style-name="ce168"/>
          <table:table-cell/>
        </table:table-row>
        <table:table-row table:style-name="ro1">
          <table:table-cell table:style-name="ce144"/>
          <table:table-cell table:style-name="ce144" office:value-type="string" calcext:value-type="string">
            <text:p>Dursun Durmuş</text:p>
          </table:table-cell>
          <table:table-cell/>
          <table:table-cell table:style-name="ce146" table:number-columns-repeated="2"/>
          <table:table-cell table:style-name="ce168"/>
          <table:table-cell/>
        </table:table-row>
        <table:table-row table:style-name="ro1">
          <table:table-cell table:style-name="ce144"/>
          <table:table-cell table:style-name="ce144" office:value-type="string" calcext:value-type="string">
            <text:p>2019 kiradan kalan</text:p>
          </table:table-cell>
          <table:table-cell/>
          <table:table-cell table:style-name="ce146"/>
          <table:table-cell table:style-name="ce146" table:formula="of:=[.F33]" office:value-type="float" office:value="15662.2519529925" calcext:value-type="float">
            <text:p>15.662,25</text:p>
          </table:table-cell>
          <table:table-cell table:style-name="ce168"/>
          <table:table-cell/>
        </table:table-row>
        <table:table-row table:style-name="ro1">
          <table:table-cell table:style-name="ce144"/>
          <table:table-cell table:style-name="ce144" office:value-type="string" calcext:value-type="string">
            <text:p>doğuş hesabından</text:p>
          </table:table-cell>
          <table:table-cell/>
          <table:table-cell table:style-name="ce146"/>
          <table:table-cell table:style-name="ce146" table:formula="of:=[.F49]" office:value-type="float" office:value="11181.3531100075" calcext:value-type="float">
            <text:p>11.181,35</text:p>
          </table:table-cell>
          <table:table-cell table:style-name="ce168"/>
          <table:table-cell/>
        </table:table-row>
        <table:table-row table:style-name="ro1">
          <table:table-cell table:style-name="ce144" table:number-columns-repeated="2"/>
          <table:table-cell/>
          <table:table-cell table:style-name="ce146" table:number-columns-repeated="2"/>
          <table:table-cell table:style-name="ce168"/>
          <table:table-cell/>
        </table:table-row>
        <table:table-row table:style-name="ro1">
          <table:table-cell table:style-name="ce144" table:number-columns-repeated="2"/>
          <table:table-cell/>
          <table:table-cell table:style-name="ce146"/>
          <table:table-cell/>
          <table:table-cell table:style-name="ce168"/>
          <table:table-cell/>
        </table:table-row>
        <table:table-row table:style-name="ro1">
          <table:table-cell table:style-name="ce144" table:number-columns-repeated="2"/>
          <table:table-cell/>
          <table:table-cell table:style-name="ce146" table:number-columns-repeated="2"/>
          <table:table-cell table:style-name="ce168"/>
          <table:table-cell/>
        </table:table-row>
        <table:table-row table:style-name="ro1">
          <table:table-cell table:style-name="ce144" table:number-columns-repeated="2"/>
          <table:table-cell/>
          <table:table-cell table:style-name="ce146" table:number-columns-repeated="2"/>
          <table:table-cell table:style-name="ce166"/>
          <table:table-cell/>
        </table:table-row>
        <table:table-row table:style-name="ro1">
          <table:table-cell table:style-name="ce142" office:value-type="string" calcext:value-type="string">
            <text:p>DURSUN DURMUŞ 2022 HESAP</text:p>
          </table:table-cell>
          <table:table-cell table:style-name="ce142" table:number-columns-repeated="2"/>
          <table:table-cell table:style-name="ce214"/>
          <table:table-cell table:style-name="ce189"/>
          <table:table-cell table:number-columns-repeated="2"/>
        </table:table-row>
        <table:table-row table:style-name="ro1">
          <table:table-cell table:style-name="ce174"/>
          <table:table-cell table:style-name="ce192" office:value-type="string" calcext:value-type="string">
            <text:p>Üfe-tüfe</text:p>
          </table:table-cell>
          <table:table-cell table:style-name="ce200" office:value-type="string" calcext:value-type="string">
            <text:p>aylık kira</text:p>
          </table:table-cell>
          <table:table-cell table:style-name="ce215"/>
          <table:table-cell/>
          <table:table-cell table:style-name="ce231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75" office:value-type="string" calcext:value-type="string">
            <text:p>2018 kira bedeli</text:p>
          </table:table-cell>
          <table:table-cell table:style-name="ce193"/>
          <table:table-cell table:style-name="ce201" table:formula="of:=[.D24]/12" office:value-type="currency" office:currency="TRY" office:value="2083.33333333333" calcext:value-type="currency">
            <text:p>₺2.083,33</text:p>
          </table:table-cell>
          <table:table-cell table:style-name="ce216" office:value-type="currency" office:currency="TRY" office:value="25000" calcext:value-type="currency">
            <text:p>₺25.000,00</text:p>
          </table:table-cell>
          <table:table-cell/>
          <table:table-cell table:style-name="ce232" office:value-type="currency" office:currency="TRY" office:value="25000" calcext:value-type="currency">
            <text:p>₺25.000,00</text:p>
          </table:table-cell>
          <table:table-cell/>
        </table:table-row>
        <table:table-row table:style-name="ro1">
          <table:table-cell table:style-name="ce176" office:value-type="string" calcext:value-type="string">
            <text:p>2018 ödeme</text:p>
          </table:table-cell>
          <table:table-cell table:style-name="ce194" table:number-columns-repeated="2"/>
          <table:table-cell table:style-name="ce217" office:value-type="currency" office:currency="TRY" office:value="-25000" calcext:value-type="currency">
            <text:p>₺ -25.000,00</text:p>
          </table:table-cell>
          <table:table-cell/>
          <table:table-cell table:style-name="ce233" table:formula="of:=[.F24]+[.D25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style-name="ce177" office:value-type="string" calcext:value-type="string">
            <text:p>2019 kira bedeli </text:p>
          </table:table-cell>
          <table:table-cell table:style-name="ce195" office:value-type="percentage" office:value="0.2258" calcext:value-type="percentage">
            <text:p>%22,58</text:p>
          </table:table-cell>
          <table:table-cell table:style-name="ce202" table:formula="of:=[.C24]+([.C24]*[.B26])" office:value-type="currency" office:currency="TRY" office:value="2553.75" calcext:value-type="currency">
            <text:p>₺2.553,75</text:p>
          </table:table-cell>
          <table:table-cell table:style-name="ce218" table:formula="of:=[.C26]*12" office:value-type="currency" office:currency="TRY" office:value="30645" calcext:value-type="currency">
            <text:p>₺30.645,00</text:p>
          </table:table-cell>
          <table:table-cell/>
          <table:table-cell table:style-name="ce228" table:formula="of:=[.D26]" office:value-type="currency" office:currency="TRY" office:value="30645" calcext:value-type="currency">
            <text:p>₺30.645,00</text:p>
          </table:table-cell>
          <table:table-cell/>
        </table:table-row>
        <table:table-row table:style-name="ro1">
          <table:table-cell table:style-name="ce177" office:value-type="string" calcext:value-type="string">
            <text:p>2019 nisan ödeme</text:p>
          </table:table-cell>
          <table:table-cell table:style-name="ce180"/>
          <table:table-cell table:style-name="ce189"/>
          <table:table-cell table:style-name="ce219" office:value-type="currency" office:currency="TRY" office:value="-18500" calcext:value-type="currency">
            <text:p>₺ -18.500,00</text:p>
          </table:table-cell>
          <table:table-cell/>
          <table:table-cell table:style-name="ce228" table:formula="of:=[.F26]+[.D27]" office:value-type="currency" office:currency="TRY" office:value="12145" calcext:value-type="currency">
            <text:p>₺12.145,00</text:p>
          </table:table-cell>
          <table:table-cell/>
        </table:table-row>
        <table:table-row table:style-name="ro1">
          <table:table-cell table:style-name="ce178" office:value-type="string" calcext:value-type="string">
            <text:p>2019 haziran ödeme</text:p>
          </table:table-cell>
          <table:table-cell table:style-name="ce196"/>
          <table:table-cell table:style-name="ce194"/>
          <table:table-cell table:style-name="ce217" office:value-type="currency" office:currency="TRY" office:value="-5000" calcext:value-type="currency">
            <text:p>₺ -5.000,00</text:p>
          </table:table-cell>
          <table:table-cell/>
          <table:table-cell table:style-name="ce234" table:formula="of:=[.F27]+[.D28]" office:value-type="currency" office:currency="TRY" office:value="7145" calcext:value-type="currency">
            <text:p>₺7.145,00</text:p>
          </table:table-cell>
          <table:table-cell/>
        </table:table-row>
        <table:table-row table:style-name="ro1">
          <table:table-cell table:style-name="ce179" office:value-type="string" calcext:value-type="string">
            <text:p>Kasım 2020 1 aylık kira bedeli</text:p>
          </table:table-cell>
          <table:table-cell table:style-name="ce197" office:value-type="percentage" office:value="0.1811" calcext:value-type="percentage">
            <text:p>%18,11</text:p>
          </table:table-cell>
          <table:table-cell table:style-name="ce201" table:formula="of:=[.C26]+([.C26]*[.B29])" office:value-type="currency" office:currency="TRY" office:value="3016.234125" calcext:value-type="currency">
            <text:p>₺3.016,23</text:p>
          </table:table-cell>
          <table:table-cell table:style-name="ce216" table:formula="of:=[.C29]" office:value-type="currency" office:currency="TRY" office:value="3016.234125" calcext:value-type="currency">
            <text:p>₺3.016,23</text:p>
          </table:table-cell>
          <table:table-cell/>
          <table:table-cell table:style-name="ce232" table:formula="of:=[.D29]" office:value-type="currency" office:currency="TRY" office:value="3016.234125" calcext:value-type="currency">
            <text:p>₺3.016,23</text:p>
          </table:table-cell>
          <table:table-cell/>
        </table:table-row>
        <table:table-row table:style-name="ro1">
          <table:table-cell table:style-name="ce178" office:value-type="string" calcext:value-type="string">
            <text:p>Aralık 2020 16 günlük kira bedeli</text:p>
          </table:table-cell>
          <table:table-cell table:style-name="ce196"/>
          <table:table-cell table:style-name="ce194"/>
          <table:table-cell table:style-name="ce220" table:formula="of:=[.C29]/30*16" office:value-type="currency" office:currency="TRY" office:value="1608.6582" calcext:value-type="currency">
            <text:p>₺1.608,66</text:p>
          </table:table-cell>
          <table:table-cell/>
          <table:table-cell table:style-name="ce235" table:formula="of:=[.F29]+[.D30]" office:value-type="currency" office:currency="TRY" office:value="4624.892325" calcext:value-type="currency">
            <text:p>₺4.624,89</text:p>
          </table:table-cell>
          <table:table-cell/>
        </table:table-row>
        <table:table-row table:style-name="ro1">
          <table:table-cell table:style-name="ce174" office:value-type="string" calcext:value-type="string">
            <text:p>2021 aylık kira bedeli</text:p>
          </table:table-cell>
          <table:table-cell table:style-name="ce198" office:value-type="percentage" office:value="0.1989" calcext:value-type="percentage">
            <text:p>%19,89</text:p>
          </table:table-cell>
          <table:table-cell table:style-name="ce203" table:formula="of:=[.C29]+([.C29]*[.B31])" office:value-type="currency" office:currency="TRY" office:value="3616.1630924625" calcext:value-type="currency">
            <text:p>₺3.616,16</text:p>
          </table:table-cell>
          <table:table-cell table:style-name="ce221"/>
          <table:table-cell/>
          <table:table-cell table:style-name="ce236"/>
          <table:table-cell/>
        </table:table-row>
        <table:table-row table:style-name="ro1">
          <table:table-cell table:style-name="ce180" table:number-columns-repeated="3"/>
          <table:table-cell table:style-name="ce222"/>
          <table:table-cell/>
          <table:table-cell table:style-name="ce237"/>
          <table:table-cell/>
        </table:table-row>
        <table:table-row table:style-name="ro1">
          <table:table-cell table:style-name="ce181" office:value-type="string" calcext:value-type="string">
            <text:p>kira borcundan kalan 2022 değeri</text:p>
          </table:table-cell>
          <table:table-cell table:style-name="ce181"/>
          <table:table-cell table:style-name="ce204" table:formula="of:=[.F35]+[.F36]" office:value-type="float" office:value="4.33117963778757" calcext:value-type="float">
            <text:p>4,33 ay</text:p>
          </table:table-cell>
          <table:table-cell table:style-name="ce223" table:formula="of:=[.C31]" office:value-type="currency" office:currency="TRY" office:value="3616.1630924625" calcext:value-type="currency">
            <text:p>₺3.616,16</text:p>
          </table:table-cell>
          <table:table-cell/>
          <table:table-cell table:style-name="ce238" table:formula="of:=[.D33]*[.C33]" office:value-type="currency" office:currency="TRY" office:value="15662.2519529925" calcext:value-type="currency">
            <text:p>₺15.662,25</text:p>
          </table:table-cell>
          <table:table-cell/>
        </table:table-row>
        <table:table-row table:style-name="ro1">
          <table:table-cell table:style-name="ce180" table:number-columns-repeated="3"/>
          <table:table-cell table:style-name="ce222"/>
          <table:table-cell/>
          <table:table-cell table:style-name="ce237"/>
          <table:table-cell/>
        </table:table-row>
        <table:table-row table:style-name="ro1">
          <table:table-cell table:style-name="ce182" office:value-type="string" calcext:value-type="string">
            <text:p>Kiradan kalan 2019 </text:p>
          </table:table-cell>
          <table:table-cell table:style-name="ce182"/>
          <table:table-cell table:style-name="ce205" table:formula="of:=[.F28]" office:value-type="currency" office:currency="TRY" office:value="7145" calcext:value-type="currency">
            <text:p>₺7.145,00</text:p>
          </table:table-cell>
          <table:table-cell table:style-name="ce224" table:formula="of:=[.C26]" office:value-type="currency" office:currency="TRY" office:value="2553.75" calcext:value-type="currency">
            <text:p><text:s/>/ <text:s/>₺2.553,75</text:p>
          </table:table-cell>
          <table:table-cell/>
          <table:table-cell table:style-name="ce239" table:formula="of:=[.C35]/[.C26]" office:value-type="float" office:value="2.79784630445423" calcext:value-type="float">
            <text:p>2,80 ay</text:p>
          </table:table-cell>
          <table:table-cell/>
        </table:table-row>
        <table:table-row table:style-name="ro1">
          <table:table-cell table:style-name="ce183" office:value-type="string" calcext:value-type="string">
            <text:p>Kiradan kalan 2020</text:p>
          </table:table-cell>
          <table:table-cell table:style-name="ce183"/>
          <table:table-cell table:style-name="ce206" table:formula="of:=[.F30]" office:value-type="currency" office:currency="TRY" office:value="4624.892325" calcext:value-type="currency">
            <text:p>₺4.624,89</text:p>
          </table:table-cell>
          <table:table-cell table:style-name="ce225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240" table:formula="of:=[.C36]/[.C29]" office:value-type="float" office:value="1.53333333333333" calcext:value-type="float">
            <text:p>1,53 ay</text:p>
          </table:table-cell>
          <table:table-cell/>
        </table:table-row>
        <table:table-row table:style-name="ro1">
          <table:table-cell table:style-name="ce184" office:value-type="string" calcext:value-type="string">
            <text:p>Toplam <text:s/></text:p>
          </table:table-cell>
          <table:table-cell table:style-name="ce184"/>
          <table:table-cell table:style-name="ce207" table:formula="of:=SUM([.C35:.C36])" office:value-type="currency" office:currency="TRY" office:value="11769.892325" calcext:value-type="currency">
            <text:p>₺11.769,89</text:p>
          </table:table-cell>
          <table:table-cell table:style-name="ce225"/>
          <table:table-cell/>
          <table:table-cell table:style-name="ce240" table:formula="of:=SUM([.F35:.F36])" office:value-type="float" office:value="4.33117963778757" calcext:value-type="float">
            <text:p>4,33 ay</text:p>
          </table:table-cell>
          <table:table-cell/>
        </table:table-row>
        <table:table-row table:style-name="ro1">
          <table:table-cell table:style-name="ce185" office:value-type="string" calcext:value-type="string">
            <text:p>alınan fark</text:p>
          </table:table-cell>
          <table:table-cell table:style-name="ce183"/>
          <table:table-cell table:style-name="ce208" table:formula="of:=[.F33]-[.C37]" office:value-type="currency" office:currency="TRY" office:value="3892.3596279925" calcext:value-type="currency">
            <text:p>₺3.892,36</text:p>
          </table:table-cell>
          <table:table-cell table:style-name="ce225"/>
          <table:table-cell/>
          <table:table-cell table:style-name="ce240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86" office:value-type="string" calcext:value-type="string">
            <text:p>Diğer borclar</text:p>
          </table:table-cell>
          <table:table-cell table:style-name="ce186"/>
          <table:table-cell table:style-name="ce209" table:formula="of:=SUM([.F42:.F45])" office:value-type="float" office:value="2.80861086110024" calcext:value-type="float">
            <text:p>2,81 ay</text:p>
          </table:table-cell>
          <table:table-cell table:style-name="ce223" table:formula="of:=[.D33]" office:value-type="currency" office:currency="TRY" office:value="3616.1630924625" calcext:value-type="currency">
            <text:p>₺3.616,16</text:p>
          </table:table-cell>
          <table:table-cell/>
          <table:table-cell table:style-name="ce238" table:formula="of:=[.D40]*[.C40]" office:value-type="currency" office:currency="TRY" office:value="10156.394937" calcext:value-type="currency">
            <text:p>₺10.156,39</text:p>
          </table:table-cell>
          <table:table-cell/>
        </table:table-row>
        <table:table-row table:style-name="ro1">
          <table:table-cell table:style-name="ce183" table:number-columns-repeated="2"/>
          <table:table-cell/>
          <table:table-cell table:style-name="ce207"/>
          <table:table-cell/>
          <table:table-cell table:style-name="ce225"/>
          <table:table-cell/>
        </table:table-row>
        <table:table-row table:style-name="ro1">
          <table:table-cell table:style-name="ce187" office:value-type="string" calcext:value-type="string">
            <text:p>elektrikten kalan 2020</text:p>
          </table:table-cell>
          <table:table-cell table:style-name="ce187"/>
          <table:table-cell table:style-name="ce210" office:value-type="currency" office:currency="TRY" office:value="1752.33" calcext:value-type="currency">
            <text:p>₺1.752,33</text:p>
          </table:table-cell>
          <table:table-cell table:style-name="ce225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240" table:formula="of:=[.C42]/[.C29]" office:value-type="float" office:value="0.580966174169255" calcext:value-type="float">
            <text:p>0,58 ay</text:p>
          </table:table-cell>
          <table:table-cell/>
        </table:table-row>
        <table:table-row table:style-name="ro1">
          <table:table-cell table:style-name="ce187" office:value-type="string" calcext:value-type="string">
            <text:p>elektrik teminat masrafından kalan 2020</text:p>
          </table:table-cell>
          <table:table-cell table:style-name="ce187"/>
          <table:table-cell table:style-name="ce210" office:value-type="currency" office:currency="TRY" office:value="2000" calcext:value-type="currency">
            <text:p>₺2.000,00</text:p>
          </table:table-cell>
          <table:table-cell table:style-name="ce225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240" table:formula="of:=[.C43]/[.C29]" office:value-type="float" office:value="0.66307850024739" calcext:value-type="float">
            <text:p>0,66 ay</text:p>
          </table:table-cell>
          <table:table-cell/>
        </table:table-row>
        <table:table-row table:style-name="ro1">
          <table:table-cell table:style-name="ce187" office:value-type="string" calcext:value-type="string">
            <text:p>Tahliye masrafı 2020</text:p>
          </table:table-cell>
          <table:table-cell table:style-name="ce187"/>
          <table:table-cell table:style-name="ce210" office:value-type="currency" office:currency="TRY" office:value="3885" calcext:value-type="currency">
            <text:p>₺3.885,00</text:p>
          </table:table-cell>
          <table:table-cell table:style-name="ce225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240" table:formula="of:=[.C44]/[.D44]" office:value-type="float" office:value="1.28802998673056" calcext:value-type="float">
            <text:p>1,29 ay</text:p>
          </table:table-cell>
          <table:table-cell/>
        </table:table-row>
        <table:table-row table:style-name="ro1">
          <table:table-cell table:style-name="ce187" office:value-type="string" calcext:value-type="string">
            <text:p>icraya ödenen 2022</text:p>
          </table:table-cell>
          <table:table-cell table:style-name="ce187"/>
          <table:table-cell table:style-name="ce210" office:value-type="currency" office:currency="TRY" office:value="1000" calcext:value-type="currency">
            <text:p>₺1.000,00</text:p>
          </table:table-cell>
          <table:table-cell table:style-name="ce225" table:formula="of:=[.C31]" office:value-type="currency" office:currency="TRY" office:value="3616.1630924625" calcext:value-type="currency">
            <text:p><text:s/>/ <text:s/>₺3.616,16</text:p>
          </table:table-cell>
          <table:table-cell/>
          <table:table-cell table:style-name="ce240" table:formula="of:=[.C45]/[.D45]" office:value-type="float" office:value="0.276536199953036" calcext:value-type="float">
            <text:p>0,28 ay</text:p>
          </table:table-cell>
          <table:table-cell/>
        </table:table-row>
        <table:table-row table:style-name="ro1">
          <table:table-cell table:style-name="ce184" office:value-type="string" calcext:value-type="string">
            <text:p>Toplam <text:s/></text:p>
          </table:table-cell>
          <table:table-cell table:style-name="ce184"/>
          <table:table-cell table:style-name="ce207" table:formula="of:=SUM([.C42:.C45])" office:value-type="currency" office:currency="TRY" office:value="8637.33" calcext:value-type="currency">
            <text:p>₺8.637,33</text:p>
          </table:table-cell>
          <table:table-cell table:style-name="ce225"/>
          <table:table-cell/>
          <table:table-cell table:style-name="ce240" table:formula="of:=SUM([.F42:.F45])" office:value-type="float" office:value="2.80861086110024" calcext:value-type="float">
            <text:p>2,81 ay</text:p>
          </table:table-cell>
          <table:table-cell/>
        </table:table-row>
        <table:table-row table:style-name="ro1">
          <table:table-cell table:style-name="ce185" office:value-type="string" calcext:value-type="string">
            <text:p>alınan fark</text:p>
          </table:table-cell>
          <table:table-cell table:style-name="ce183"/>
          <table:table-cell table:style-name="ce208" table:formula="of:=[.F40]-[.C46]" office:value-type="currency" office:currency="TRY" office:value="1519.064937" calcext:value-type="currency">
            <text:p>₺1.519,06</text:p>
          </table:table-cell>
          <table:table-cell table:style-name="ce226" table:formula="of:=[.C38]+[.C47]" office:value-type="currency" office:currency="TRY" office:value="5411.4245649925" calcext:value-type="currency">
            <text:p>₺5.411,42</text:p>
          </table:table-cell>
          <table:table-cell table:number-columns-repeated="3"/>
        </table:table-row>
        <table:table-row table:style-name="ro1">
          <table:table-cell table:style-name="ce185"/>
          <table:table-cell table:style-name="ce183"/>
          <table:table-cell table:style-name="ce207"/>
          <table:table-cell table:number-columns-repeated="4"/>
        </table:table-row>
        <table:table-row table:style-name="ro1">
          <table:table-cell table:style-name="ce188" office:value-type="string" calcext:value-type="string">
            <text:p>Caymazın doğuşa 2000 yılı hesabı için tahsil edilen</text:p>
          </table:table-cell>
          <table:table-cell table:style-name="ce188" table:number-columns-repeated="3"/>
          <table:table-cell/>
          <table:table-cell table:style-name="ce241" table:formula="of:=[.D65]-[.F40]-[.F33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office:value-type="string" calcext:value-type="string">
            <text:p>Tahsilatın 2022-07-21 tarihindeki dolar değeri</text:p>
          </table:table-cell>
          <table:table-cell/>
          <table:table-cell table:style-name="ce211" table:formula="of:=[.F53]" office:value-type="currency" office:currency="USD" office:value="631.71486497764" calcext:value-type="currency">
            <text:p>$631,71</text:p>
          </table:table-cell>
          <table:table-cell table:style-name="ce227" office:value-type="float" office:value="17.7" calcext:value-type="float">
            <text:p>17,70 TL/USD</text:p>
          </table:table-cell>
          <table:table-cell/>
          <table:table-cell table:style-name="ce226" table:formula="of:=[.F49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242"/>
          <table:table-cell/>
        </table:table-row>
        <table:table-row table:style-name="ro1">
          <table:table-cell table:number-columns-repeated="2"/>
          <table:table-cell office:value-type="string" calcext:value-type="string">
            <text:p>borç tutarı</text:p>
          </table:table-cell>
          <table:table-cell office:value-type="string" calcext:value-type="string">
            <text:p>TL-usd kur</text:p>
          </table:table-cell>
          <table:table-cell/>
          <table:table-cell office:value-type="string" calcext:value-type="string">
            <text:p>2000 yılı borcu</text:p>
          </table:table-cell>
          <table:table-cell/>
        </table:table-row>
        <table:table-row table:style-name="ro1">
          <table:table-cell office:value-type="string" calcext:value-type="string">
            <text:p>2000 yılında caymazın borcu 400.000,000 TL </text:p>
          </table:table-cell>
          <table:table-cell/>
          <table:table-cell table:style-name="ce212" office:value-type="float" office:value="400000000" calcext:value-type="float">
            <text:p>400.000.000,00</text:p>
          </table:table-cell>
          <table:table-cell table:style-name="ce166" office:value-type="float" office:value="633197.0675" calcext:value-type="float">
            <text:p>633.197,07</text:p>
          </table:table-cell>
          <table:table-cell/>
          <table:table-cell table:style-name="ce211" table:formula="of:=[.C53]/[.D53]" office:value-type="currency" office:currency="USD" office:value="631.71486497764" calcext:value-type="currency">
            <text:p>$631,71</text:p>
          </table:table-cell>
          <table:table-cell/>
        </table:table-row>
        <table:table-row table:style-name="ro1">
          <table:table-cell office:value-type="string" calcext:value-type="string">
            <text:p>2000 yılı dolar kuru ortalama 1 USD = 568,084.50 </text:p>
          </table:table-cell>
          <table:table-cell table:number-columns-repeated="4"/>
          <table:table-cell table:style-name="ce211"/>
          <table:table-cell/>
        </table:table-row>
        <table:table-row table:style-name="ro1">
          <table:table-cell office:value-type="string" calcext:value-type="string">
            <text:p>2022-07-21 caymazın borcunun TL karşılığı</text:p>
          </table:table-cell>
          <table:table-cell/>
          <table:table-cell table:style-name="ce211" table:formula="of:=[.F53]" office:value-type="currency" office:currency="USD" office:value="631.71486497764" calcext:value-type="currency">
            <text:p>$631,71</text:p>
          </table:table-cell>
          <table:table-cell table:style-name="ce227" office:value-type="float" office:value="17.7" calcext:value-type="float">
            <text:p>17,70 TL/USD</text:p>
          </table:table-cell>
          <table:table-cell/>
          <table:table-cell table:style-name="ce250" table:formula="of:=[.D55]*[.C55]" office:value-type="currency" office:currency="TRY" office:value="11181.3531101042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256"/>
          <table:table-cell/>
        </table:table-row>
        <table:table-row table:style-name="ro1">
          <table:table-cell table:style-name="ce189" table:number-columns-repeated="3"/>
          <table:table-cell table:style-name="ce214"/>
          <table:table-cell/>
          <table:table-cell table:style-name="ce189"/>
          <table:table-cell/>
        </table:table-row>
        <table:table-row table:style-name="ro1">
          <table:table-cell table:style-name="ce189" office:value-type="string" calcext:value-type="string">
            <text:p>Dosya 21-07-2022 tarihinde kapatıldı</text:p>
          </table:table-cell>
          <table:table-cell table:style-name="ce189" table:number-columns-repeated="2"/>
          <table:table-cell table:style-name="ce214"/>
          <table:table-cell/>
          <table:table-cell table:style-name="ce189"/>
          <table:table-cell/>
        </table:table-row>
        <table:table-row table:style-name="ro1">
          <table:table-cell table:style-name="ce189" table:number-columns-repeated="3"/>
          <table:table-cell table:style-name="ce214"/>
          <table:table-cell/>
          <table:table-cell table:style-name="ce189"/>
          <table:table-cell/>
        </table:table-row>
        <table:table-row table:style-name="ro1">
          <table:table-cell table:style-name="ce190" office:value-type="string" calcext:value-type="string">
            <text:p>yapılan ödeme 2022 atila</text:p>
          </table:table-cell>
          <table:table-cell table:style-name="ce190"/>
          <table:table-cell table:style-name="ce189"/>
          <table:table-cell table:style-name="ce228" office:value-type="currency" office:currency="TRY" office:value="-8000" calcext:value-type="currency">
            <text:p>-₺8.000,00</text:p>
          </table:table-cell>
          <table:table-cell table:number-columns-repeated="3"/>
        </table:table-row>
        <table:table-row table:style-name="ro1">
          <table:table-cell table:style-name="ce190" office:value-type="string" calcext:value-type="string">
            <text:p>yapılan ödeme 2022 atila</text:p>
          </table:table-cell>
          <table:table-cell table:style-name="ce190"/>
          <table:table-cell table:style-name="ce189"/>
          <table:table-cell table:style-name="ce228" office:value-type="currency" office:currency="TRY" office:value="-12000" calcext:value-type="currency">
            <text:p>-₺12.000,00</text:p>
          </table:table-cell>
          <table:table-cell table:number-columns-repeated="3"/>
        </table:table-row>
        <table:table-row table:style-name="ro1">
          <table:table-cell table:style-name="ce190" office:value-type="string" calcext:value-type="string">
            <text:p>yapılan ödeme 2022 atila</text:p>
          </table:table-cell>
          <table:table-cell table:style-name="ce190"/>
          <table:table-cell table:style-name="ce189"/>
          <table:table-cell table:style-name="ce228" office:value-type="currency" office:currency="TRY" office:value="-10000" calcext:value-type="currency">
            <text:p>-₺10.000,00</text:p>
          </table:table-cell>
          <table:table-cell table:number-columns-repeated="3"/>
        </table:table-row>
        <table:table-row table:style-name="ro1">
          <table:table-cell table:style-name="ce190" office:value-type="string" calcext:value-type="string">
            <text:p>21-7-2022 yapılan ödeme 2022 atila</text:p>
          </table:table-cell>
          <table:table-cell table:style-name="ce190"/>
          <table:table-cell table:style-name="ce189"/>
          <table:table-cell table:style-name="ce228" office:value-type="currency" office:currency="TRY" office:value="-5000" calcext:value-type="currency">
            <text:p>-₺5.000,00</text:p>
          </table:table-cell>
          <table:table-cell table:number-columns-repeated="3"/>
        </table:table-row>
        <table:table-row table:style-name="ro1">
          <table:table-cell table:style-name="ce190" office:value-type="string" calcext:value-type="string">
            <text:p>22-7-2022 yapılan ödeme 2022 ali</text:p>
          </table:table-cell>
          <table:table-cell table:style-name="ce190"/>
          <table:table-cell table:style-name="ce189"/>
          <table:table-cell table:style-name="ce228" office:value-type="currency" office:currency="TRY" office:value="-2000" calcext:value-type="currency">
            <text:p>-₺2.000,00</text:p>
          </table:table-cell>
          <table:table-cell/>
          <table:table-cell office:value-type="string" calcext:value-type="string">
            <text:p>BAKİYE</text:p>
          </table:table-cell>
          <table:table-cell/>
        </table:table-row>
        <table:table-row table:style-name="ro1">
          <table:table-cell office:value-type="string" calcext:value-type="string">
            <text:p>toplam tahsilat</text:p>
          </table:table-cell>
          <table:table-cell/>
          <table:table-cell table:style-name="ce194"/>
          <table:table-cell table:style-name="ce229" table:formula="of:=SUM([.D60:.D64])*-1" office:value-type="currency" office:currency="TRY" office:value="37000" calcext:value-type="currency">
            <text:p>₺37.000,00</text:p>
          </table:table-cell>
          <table:table-cell/>
          <table:table-cell table:style-name="ce226" table:formula="of:=[.D65]" office:value-type="currency" office:currency="TRY" office:value="37000" calcext:value-type="currency">
            <text:p>₺37.000,00</text:p>
          </table:table-cell>
          <table:table-cell/>
        </table:table-row>
        <table:table-row table:style-name="ro1">
          <table:table-cell table:number-columns-repeated="3"/>
          <table:table-cell table:style-name="ce230" office:value-type="string" calcext:value-type="string">
            <text:p>kiradan</text:p>
          </table:table-cell>
          <table:table-cell table:style-name="ce226" table:formula="of:=[.F33]" office:value-type="currency" office:currency="TRY" office:value="15662.2519529925" calcext:value-type="currency">
            <text:p>₺15.662,25</text:p>
          </table:table-cell>
          <table:table-cell table:style-name="ce226" table:formula="of:=[.F65]-[.E66]" office:value-type="currency" office:currency="TRY" office:value="21337.7480470075" calcext:value-type="currency">
            <text:p>₺21.337,75</text:p>
          </table:table-cell>
          <table:table-cell/>
        </table:table-row>
        <table:table-row table:style-name="ro1">
          <table:table-cell table:number-columns-repeated="3"/>
          <table:table-cell table:style-name="ce230" office:value-type="string" calcext:value-type="string">
            <text:p>diğer borçlar</text:p>
          </table:table-cell>
          <table:table-cell table:style-name="ce226" table:formula="of:=[.F40]" office:value-type="currency" office:currency="TRY" office:value="10156.394937" calcext:value-type="currency">
            <text:p>₺10.156,39</text:p>
          </table:table-cell>
          <table:table-cell table:style-name="ce226" table:formula="of:=[.F66]-[.E67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3"/>
          <table:table-cell table:style-name="ce230" office:value-type="string" calcext:value-type="string">
            <text:p>doğuşa olan borç</text:p>
          </table:table-cell>
          <table:table-cell table:style-name="ce226" table:formula="of:=[.F49]" office:value-type="currency" office:currency="TRY" office:value="11181.3531100075" calcext:value-type="currency">
            <text:p>₺11.181,35</text:p>
          </table:table-cell>
          <table:table-cell table:style-name="ce226" table:formula="of:=[.F67]-[.E68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number-columns-repeated="5"/>
          <table:table-cell table:style-name="ce226" table:formula="of:=[.F68]-[.D69]" office:value-type="currency" office:currency="TRY" office:value="0" calcext:value-type="currency">
            <text:p>₺0,00</text:p>
          </table:table-cell>
          <table:table-cell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G701-22" table:style-name="ta1">
        <table:table-column table:style-name="co11" table:default-cell-style-name="ce144"/>
        <table:table-column table:style-name="co32" table:default-cell-style-name="ce146"/>
        <table:table-column table:style-name="co11" table:number-columns-repeated="2" table:default-cell-style-name="ce146"/>
        <table:table-column table:style-name="co11" table:default-cell-style-name="ce168"/>
        <table:table-column table:style-name="co11" table:default-cell-style-name="ce146"/>
        <table:table-row table:style-name="ro1">
          <table:table-cell/>
          <table:table-cell table:style-name="ce142" office:value-type="string" calcext:value-type="string">
            <text:p>Sanayi pano</text:p>
          </table:table-cell>
          <table:table-cell table:number-columns-repeated="2"/>
          <table:table-cell table:style-name="ce146"/>
          <table:table-cell/>
        </table:table-row>
        <table:table-row table:style-name="ro1">
          <table:table-cell/>
          <table:table-cell table:style-name="ce105" office:value-type="string" calcext:value-type="string">
            <text:p>30 Eylül 2022 – 29 Eylül 2023</text:p>
          </table:table-cell>
          <table:table-cell table:number-columns-repeated="2"/>
          <table:table-cell table:style-name="ce146"/>
          <table:table-cell/>
        </table:table-row>
        <table:table-row table:style-name="ro1">
          <table:table-cell/>
          <table:table-cell table:style-name="ce142" office:value-type="string" calcext:value-type="string">
            <text:p>Metin Çelik 2022-2023</text:p>
          </table:table-cell>
          <table:table-cell table:number-columns-repeated="2"/>
          <table:table-cell table:style-name="ce146"/>
          <table:table-cell/>
        </table:table-row>
        <table:table-row table:style-name="ro1">
          <table:table-cell/>
          <table:table-cell table:style-name="ce142" office:value-type="string" calcext:value-type="string">
            <text:p>Toplamlar</text:p>
          </table:table-cell>
          <table:table-cell table:style-name="Default" table:number-columns-repeated="2"/>
          <table:table-cell table:style-name="ce165"/>
          <table:table-cell/>
        </table:table-row>
        <table:table-row table:style-name="ro1">
          <table:table-cell/>
          <table:table-cell table:style-name="ce163" office:value-type="string" calcext:value-type="string">
            <text:p><text:s/>Kira Bedeli</text:p>
          </table:table-cell>
          <table:table-cell table:style-name="ce165" table:formula="of:=SUM([.C12:.C23])" office:value-type="float" office:value="49200" calcext:value-type="float">
            <text:p>49.200,00</text:p>
          </table:table-cell>
          <table:table-cell table:style-name="ce165" table:number-columns-repeated="2"/>
          <table:table-cell/>
        </table:table-row>
        <table:table-row table:style-name="ro1">
          <table:table-cell/>
          <table:table-cell table:style-name="ce163" office:value-type="string" calcext:value-type="string">
            <text:p><text:s/>Toplam Ödeme</text:p>
          </table:table-cell>
          <table:table-cell table:style-name="ce165" table:formula="of:=SUM([.D12:.D23])" office:value-type="float" office:value="41200" calcext:value-type="float">
            <text:p>41.200,00</text:p>
          </table:table-cell>
          <table:table-cell table:style-name="ce165" table:number-columns-repeated="2"/>
          <table:table-cell/>
        </table:table-row>
        <table:table-row table:style-name="ro1">
          <table:table-cell/>
          <table:table-cell table:style-name="ce163" office:value-type="string" calcext:value-type="string">
            <text:p>Toplam Ödenecek</text:p>
          </table:table-cell>
          <table:table-cell table:style-name="ce165" table:formula="of:=[.E22]" office:value-type="float" office:value="8000" calcext:value-type="float">
            <text:p>8.000,00</text:p>
          </table:table-cell>
          <table:table-cell table:style-name="ce165" table:number-columns-repeated="2"/>
          <table:table-cell/>
        </table:table-row>
        <table:table-row table:style-name="ro1">
          <table:table-cell/>
          <table:table-cell table:style-name="ce163" office:value-type="string" calcext:value-type="string">
            <text:p><text:s/>Masraf</text:p>
          </table:table-cell>
          <table:table-cell table:style-name="ce165" table:formula="of:=[.D26]" office:value-type="float" office:value="4500" calcext:value-type="float">
            <text:p>4.500,00</text:p>
          </table:table-cell>
          <table:table-cell table:style-name="ce165" table:number-columns-repeated="2"/>
          <table:table-cell/>
        </table:table-row>
        <table:table-row table:style-name="ro1">
          <table:table-cell/>
          <table:table-cell table:style-name="ce147" office:value-type="string" calcext:value-type="string">
            <text:p>Net Kira</text:p>
          </table:table-cell>
          <table:table-cell table:style-name="ce165" table:formula="of:=[.C6]-[.C8]" office:value-type="float" office:value="36700" calcext:value-type="float">
            <text:p>36.700,00</text:p>
          </table:table-cell>
          <table:table-cell table:style-name="Default"/>
          <table:table-cell table:style-name="ce165"/>
          <table:table-cell/>
        </table:table-row>
        <table:table-row table:style-name="ro1">
          <table:table-cell/>
          <table:table-cell table:style-name="ce142"/>
          <table:table-cell table:number-columns-repeated="2"/>
          <table:table-cell table:style-name="ce146"/>
          <table:table-cell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142"/>
          <table:table-cell table:number-columns-repeated="4"/>
        </table:table-row>
        <table:table-row table:style-name="ro1">
          <table:table-cell/>
          <table:table-cell table:style-name="ce144" office:value-type="string" calcext:value-type="string">
            <text:p>30-09-2022 – 29-09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formula="of:=[.E12]+[.C13]-[.D13]" office:value-type="float" office:value="48000" calcext:value-type="float">
            <text:p>48.000,00</text:p>
          </table:table-cell>
          <table:table-cell/>
        </table:table-row>
        <table:table-row table:style-name="ro1">
          <table:table-cell/>
          <table:table-cell table:style-name="ce144"/>
          <table:table-cell office:value-type="float" office:value="1200" calcext:value-type="float">
            <text:p>1.200,00</text:p>
          </table:table-cell>
          <table:table-cell/>
          <table:table-cell table:formula="of:=[.E13]+[.C14]-[.D14]" office:value-type="float" office:value="49200" calcext:value-type="float">
            <text:p>49.200,00</text:p>
          </table:table-cell>
          <table:table-cell/>
        </table:table-row>
        <table:table-row table:style-name="ro1">
          <table:table-cell table:style-name="ce161"/>
          <table:table-cell table:style-name="ce144"/>
          <table:table-cell table:style-name="ce166"/>
          <table:table-cell table:style-name="Default" office:value-type="float" office:value="40000" calcext:value-type="float">
            <text:p>40000</text:p>
          </table:table-cell>
          <table:table-cell table:formula="of:=[.E14]+[.C15]-[.D15]" office:value-type="float" office:value="9200" calcext:value-type="float">
            <text:p>9.200,00</text:p>
          </table:table-cell>
          <table:table-cell/>
        </table:table-row>
        <table:table-row table:style-name="ro1">
          <table:table-cell table:style-name="ce104" office:value-type="date" office:date-value="2022-09-30" calcext:value-type="date">
            <text:p>30.09.2022</text:p>
          </table:table-cell>
          <table:table-cell table:style-name="ce144" office:value-type="float" office:value="1200" calcext:value-type="float">
            <text:p>1200</text:p>
          </table:table-cell>
          <table:table-cell table:style-name="ce166"/>
          <table:table-cell table:style-name="Default" office:value-type="float" office:value="1200" calcext:value-type="float">
            <text:p>1200</text:p>
          </table:table-cell>
          <table:table-cell table:formula="of:=[.E15]+[.C16]-[.D16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104" office:value-type="date" office:date-value="2022-10-30" calcext:value-type="date">
            <text:p>30.10.2022</text:p>
          </table:table-cell>
          <table:table-cell table:style-name="ce144" office:value-type="float" office:value="1200" calcext:value-type="float">
            <text:p>1200</text:p>
          </table:table-cell>
          <table:table-cell table:style-name="ce166"/>
          <table:table-cell table:style-name="Default"/>
          <table:table-cell table:formula="of:=[.E16]+[.C17]-[.D17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104" office:value-type="date" office:date-value="2022-11-30" calcext:value-type="date">
            <text:p>30.11.2022</text:p>
          </table:table-cell>
          <table:table-cell table:style-name="ce144" office:value-type="float" office:value="1200" calcext:value-type="float">
            <text:p>1200</text:p>
          </table:table-cell>
          <table:table-cell table:style-name="ce166"/>
          <table:table-cell table:style-name="Default"/>
          <table:table-cell table:formula="of:=[.E17]+[.C18]-[.D18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104" office:value-type="date" office:date-value="2022-12-30" calcext:value-type="date">
            <text:p>30.12.2022</text:p>
          </table:table-cell>
          <table:table-cell table:style-name="ce144" office:value-type="float" office:value="1200" calcext:value-type="float">
            <text:p>1200</text:p>
          </table:table-cell>
          <table:table-cell table:style-name="ce166"/>
          <table:table-cell table:style-name="Default"/>
          <table:table-cell table:formula="of:=[.E18]+[.C19]-[.D19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104" office:value-type="date" office:date-value="2023-01-30" calcext:value-type="date">
            <text:p>30.01.2023</text:p>
          </table:table-cell>
          <table:table-cell table:style-name="ce144" office:value-type="float" office:value="1200" calcext:value-type="float">
            <text:p>1200</text:p>
          </table:table-cell>
          <table:table-cell table:style-name="ce166"/>
          <table:table-cell table:style-name="Default"/>
          <table:table-cell table:formula="of:=[.E19]+[.C20]-[.D20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104" office:value-type="date" office:date-value="2023-02-28" calcext:value-type="date">
            <text:p>28.02.2023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166"/>
          <table:table-cell table:style-name="Default"/>
          <table:table-cell table:formula="of:=[.E20]+[.C21]-[.D21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104" office:value-type="date" office:date-value="2023-03-30" calcext:value-type="date">
            <text:p>30.03.2023</text:p>
          </table:table-cell>
          <table:table-cell table:style-name="ce144" office:value-type="float" office:value="1000" calcext:value-type="float">
            <text:p>1000</text:p>
          </table:table-cell>
          <table:table-cell table:style-name="ce166"/>
          <table:table-cell/>
          <table:table-cell table:formula="of:=[.E21]+[.C22]-[.D22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104" office:value-type="date" office:date-value="2023-04-30" calcext:value-type="date">
            <text:p>30.04.2023</text:p>
          </table:table-cell>
          <table:table-cell table:style-name="ce144" office:value-type="float" office:value="1000" calcext:value-type="float">
            <text:p>1000</text:p>
          </table:table-cell>
          <table:table-cell table:style-name="ce166"/>
          <table:table-cell/>
          <table:table-cell table:formula="of:=[.E22]+[.C23]-[.D23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161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42"/>
          <table:table-cell table:style-name="Default" table:number-columns-repeated="2"/>
          <table:table-cell table:style-name="ce146"/>
          <table:table-cell/>
        </table:table-row>
        <table:table-row table:style-name="ro1">
          <table:table-cell/>
          <table:table-cell table:style-name="ce142" office:value-type="string" calcext:value-type="string">
            <text:p>Masraflar</text:p>
          </table:table-cell>
          <table:table-cell table:style-name="Default"/>
          <table:table-cell table:style-name="ce165" table:formula="of:=SUM([.D28:.D47])" office:value-type="float" office:value="4500" calcext:value-type="float">
            <text:p>4.50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160"/>
          <table:table-cell/>
          <table:table-cell table:style-name="Default"/>
        </table:table-row>
        <table:table-row table:style-name="ro1">
          <table:table-cell table:style-name="ce161"/>
          <table:table-cell office:value-type="string" calcext:value-type="string">
            <text:p>Kapı yapımı</text:p>
          </table:table-cell>
          <table:table-cell/>
          <table:table-cell table:style-name="ce160" office:value-type="float" office:value="1500" calcext:value-type="float">
            <text:p>1.500,00</text:p>
          </table:table-cell>
          <table:table-cell/>
          <table:table-cell table:style-name="Default"/>
        </table:table-row>
        <table:table-row table:style-name="ro1">
          <table:table-cell table:style-name="ce161"/>
          <table:table-cell office:value-type="string" calcext:value-type="string">
            <text:p>cam</text:p>
          </table:table-cell>
          <table:table-cell/>
          <table:table-cell table:style-name="ce159"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 table:style-name="ce161"/>
          <table:table-cell office:value-type="string" calcext:value-type="string">
            <text:p>wc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/>
        </table:table-row>
        <table:table-row table:style-name="ro1">
          <table:table-cell table:style-name="ce161"/>
          <table:table-cell office:value-type="string" calcext:value-type="string">
            <text:p>duvar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 table:style-name="ce161"/>
          <table:table-cell office:value-type="string" calcext:value-type="string">
            <text:p>elektrik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46"/>
          <table:table-cell table:style-name="Default"/>
        </table:table-row>
        <table:table-row table:style-name="ro1" table:number-rows-repeated="4">
          <table:table-cell table:style-name="ce161"/>
          <table:table-cell table:number-columns-repeated="3"/>
          <table:table-cell table:style-name="ce146"/>
          <table:table-cell table:style-name="Default"/>
        </table:table-row>
        <table:table-row table:style-name="ro1" table:number-rows-repeated="3">
          <table:table-cell table:style-name="ce161"/>
          <table:table-cell table:number-columns-repeated="3"/>
          <table:table-cell table:style-name="ce167"/>
          <table:table-cell table:style-name="ce156"/>
        </table:table-row>
        <table:table-row table:style-name="ro1" table:number-rows-repeated="2">
          <table:table-cell table:number-columns-repeated="4"/>
          <table:table-cell table:style-name="ce167"/>
          <table:table-cell table:style-name="ce156"/>
        </table:table-row>
        <table:table-row table:style-name="ro1" table:number-rows-repeated="2">
          <table:table-cell table:number-columns-repeated="4"/>
          <table:table-cell table:style-name="ce146"/>
          <table:table-cell/>
        </table:table-row>
        <table:table-row table:style-name="ro1">
          <table:table-cell table:number-columns-repeated="4"/>
          <table:table-cell table:style-name="ce146"/>
          <table:table-cell/>
        </table:table-row>
      </table:table>
      <table:table table:name="SnH yazıhane" table:style-name="ta2">
        <table:table-column table:style-name="co33" table:default-cell-style-name="ce144"/>
        <table:table-column table:style-name="co34" table:default-cell-style-name="ce144"/>
        <table:table-column table:style-name="co30" table:default-cell-style-name="ce146"/>
        <table:table-column table:style-name="co17" table:default-cell-style-name="ce146"/>
        <table:table-column table:style-name="co35" table:default-cell-style-name="ce146"/>
        <table:table-column table:style-name="co17" table:default-cell-style-name="ce146"/>
        <table:table-column table:style-name="co18" table:default-cell-style-name="ce146"/>
        <table:table-column table:style-name="co11" table:number-columns-repeated="52" table:default-cell-style-name="ce144"/>
        <table:table-row table:style-name="ro1">
          <table:table-cell/>
          <table:table-cell table:style-name="ce142"/>
          <table:table-cell table:number-columns-repeated="57"/>
        </table:table-row>
        <table:table-row table:style-name="ro1">
          <table:table-cell/>
          <table:table-cell table:style-name="ce142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65" table:formula="of:=SUM([.F6:.F56])" office:value-type="float" office:value="947.91" calcext:value-type="float">
            <text:p>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7" office:value-type="string" calcext:value-type="string">
            <text:p>Masraf</text:p>
          </table:table-cell>
          <table:table-cell table:style-name="ce147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60"/>
          <table:table-cell table:style-name="ce165"/>
          <table:table-cell table:number-columns-repeated="52"/>
        </table:table-row>
        <table:table-row table:style-name="ro1">
          <table:table-cell table:style-name="ce161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66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66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66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66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66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66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66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66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62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66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62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66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66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66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66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166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66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66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66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161"/>
          <table:table-cell table:number-columns-repeated="2"/>
          <table:table-cell table:style-name="Default"/>
          <table:table-cell table:number-columns-repeated="2"/>
          <table:table-cell table:style-name="ce166" table:formula="of:=[.G22]+[.E23]-[.F23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/>
          <table:table-cell table:style-name="ce173"/>
          <table:table-cell/>
          <table:table-cell table:style-name="Default"/>
          <table:table-cell table:number-columns-repeated="2"/>
          <table:table-cell table:style-name="ce166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161"/>
          <table:table-cell table:number-columns-repeated="58"/>
        </table:table-row>
        <table:table-row table:style-name="ro1" table:number-rows-repeated="2">
          <table:table-cell table:style-name="ce161"/>
          <table:table-cell table:style-name="ce146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167"/>
          <table:table-cell table:number-columns-repeated="54"/>
        </table:table-row>
        <table:table-row table:style-name="ro1" table:number-rows-repeated="2">
          <table:table-cell table:style-name="ce161"/>
          <table:table-cell table:number-columns-repeated="3"/>
          <table:table-cell table:style-name="ce167"/>
          <table:table-cell table:number-columns-repeated="54"/>
        </table:table-row>
        <table:table-row table:style-name="ro1">
          <table:table-cell table:number-columns-repeated="4"/>
          <table:table-cell table:style-name="ce167"/>
          <table:table-cell table:number-columns-repeated="54"/>
        </table:table-row>
        <table:table-row table:style-name="ro1">
          <table:table-cell table:style-name="ce161"/>
          <table:table-cell table:number-columns-repeated="3"/>
          <table:table-cell table:style-name="ce16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165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66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GLR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226"/>
        <table:table-column table:style-name="co42" table:default-cell-style-name="Default"/>
        <table:table-column table:style-name="co43" table:default-cell-style-name="Default"/>
        <table:table-column table:style-name="co44" table:default-cell-style-name="ce166"/>
        <table:table-column table:style-name="co45" table:default-cell-style-name="Default"/>
        <table:table-column table:style-name="co46" table:default-cell-style-name="ce166"/>
        <table:table-column table:style-name="co11" table:default-cell-style-name="Default"/>
        <table:table-row table:style-name="ro1">
          <table:table-cell table:number-columns-repeated="4"/>
          <table:table-cell table:style-name="ce256" office:value-type="string" calcext:value-type="string">
            <text:p>kira bedeli</text:p>
          </table:table-cell>
          <table:table-cell table:style-name="ce378" office:value-type="string" calcext:value-type="string">
            <text:p>tahsilat</text:p>
          </table:table-cell>
          <table:table-cell table:style-name="ce256" office:value-type="string" calcext:value-type="string">
            <text:p>alacak bakiye</text:p>
          </table:table-cell>
          <table:table-cell table:style-name="ce256"/>
          <table:table-cell table:style-name="ce381"/>
          <table:table-cell table:number-columns-repeated="3"/>
        </table:table-row>
        <table:table-row table:style-name="ro3">
          <table:table-cell/>
          <table:table-cell table:style-name="ce296" office:value-type="float" office:value="2018" calcext:value-type="float">
            <text:p>2018</text:p>
          </table:table-cell>
          <table:table-cell table:number-columns-repeated="2"/>
          <table:table-cell table:style-name="ce256" office:value-type="string" calcext:value-type="string">
            <text:p>TL</text:p>
          </table:table-cell>
          <table:table-cell table:style-name="ce378" office:value-type="string" calcext:value-type="string">
            <text:p>TL</text:p>
          </table:table-cell>
          <table:table-cell table:style-name="ce256" office:value-type="string" calcext:value-type="string">
            <text:p>TL</text:p>
          </table:table-cell>
          <table:table-cell table:style-name="ce256" office:value-type="string" calcext:value-type="string">
            <text:p>$-TL</text:p>
          </table:table-cell>
          <table:table-cell table:style-name="ce382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table:style-name="ce166" office:value-type="float" office:value="25000" calcext:value-type="float">
            <text:p>25.000,00</text:p>
          </table:table-cell>
          <table:table-cell/>
          <table:table-cell table:style-name="ce166" table:formula="of:=[.E3]-[.F3]" office:value-type="float" office:value="25000" calcext:value-type="float">
            <text:p>25.000,00</text:p>
          </table:table-cell>
          <table:table-cell/>
          <table:table-cell table:style-name="ce380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166" table:formula="of:=[.G3]+[.E4]-[.F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380" table:formula="of:=[.F4]/[.H4]" office:value-type="float" office:value="1358.69565217391" calcext:value-type="float">
            <text:p>1.358,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/>
          <table:table-cell table:style-name="ce166"/>
          <table:table-cell office:value-type="currency" office:currency="TRY" office:value="13500" calcext:value-type="currency">
            <text:p>₺13.500,00</text:p>
          </table:table-cell>
          <table:table-cell table:style-name="ce166" table:formula="of:=[.G4]+[.E5]-[.F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380" table:formula="of:=[.F5]/[.H5]" office:value-type="float" office:value="2556.81818181818" calcext:value-type="float">
            <text:p>2.556,82</text:p>
          </table:table-cell>
          <table:table-cell table:number-columns-repeated="3"/>
        </table:table-row>
        <table:table-row table:style-name="ro1">
          <table:table-cell/>
          <table:table-cell table:style-name="ce162"/>
          <table:table-cell table:style-name="ce160" office:value-type="string" calcext:value-type="string">
            <text:p>TOPLAM</text:p>
          </table:table-cell>
          <table:table-cell/>
          <table:table-cell table:style-name="ce375" table:formula="of:=SUM([.E3:.E5])" office:value-type="currency" office:currency="TRY" office:value="25000" calcext:value-type="currency">
            <text:p>₺25.000,00</text:p>
          </table:table-cell>
          <table:table-cell table:style-name="ce375" table:formula="of:=SUM([.F4:.F5])" office:value-type="currency" office:currency="TRY" office:value="21000" calcext:value-type="currency">
            <text:p>₺21.000,00</text:p>
          </table:table-cell>
          <table:table-cell table:style-name="ce298"/>
          <table:table-cell table:style-name="ce167"/>
          <table:table-cell table:style-name="ce375" table:formula="of:=SUM([.I4:.I5])" office:value-type="currency" office:currency="TRY" office:value="3915.5138339921" calcext:value-type="currency">
            <text:p>₺3.915,51</text:p>
          </table:table-cell>
          <table:table-cell table:number-columns-repeated="3"/>
        </table:table-row>
        <table:table-row table:style-name="ro3">
          <table:table-cell/>
          <table:table-cell table:style-name="ce296" office:value-type="float" office:value="2019" calcext:value-type="float">
            <text:p>2019</text:p>
          </table:table-cell>
          <table:table-cell table:number-columns-repeated="2"/>
          <table:table-cell table:style-name="ce166"/>
          <table:table-cell/>
          <table:table-cell table:style-name="ce166"/>
          <table:table-cell/>
          <table:table-cell table:style-name="ce380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/>
          <table:table-cell table:style-name="ce166"/>
          <table:table-cell office:value-type="currency" office:currency="TRY" office:value="2000" calcext:value-type="currency">
            <text:p>₺2.000,00</text:p>
          </table:table-cell>
          <table:table-cell table:style-name="ce166" table:formula="of:=[.G5]+[.E8]-[.F8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380" table:formula="of:=[.F8]/[.H8]" office:value-type="float" office:value="327.332242225859" calcext:value-type="float">
            <text:p>327,33</text:p>
          </table:table-cell>
          <table:table-cell table:number-columns-repeated="3"/>
        </table:table-row>
        <table:table-row table:style-name="ro1">
          <table:table-cell table:style-name="ce402" office:value-type="string" calcext:value-type="string">
            <text:p>SnyG701-18</text:p>
          </table:table-cell>
          <table:table-cell table:style-name="ce162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/>
          <table:table-cell table:style-name="ce166"/>
          <table:table-cell office:value-type="currency" office:currency="TRY" office:value="2000" calcext:value-type="currency">
            <text:p>₺2.000,00</text:p>
          </table:table-cell>
          <table:table-cell table:style-name="ce166" table:formula="of:=[.G8]+[.E9]-[.F9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380" table:formula="of:=[.F9]/[.H9]" office:value-type="float" office:value="343.642611683849" calcext:value-type="float">
            <text:p>343,64</text:p>
          </table:table-cell>
          <table:table-cell table:number-columns-repeated="3"/>
        </table:table-row>
        <table:table-row table:style-name="ro1">
          <table:table-cell table:style-name="ce402" office:value-type="string" calcext:value-type="string">
            <text:p>SnyG701-19</text:p>
          </table:table-cell>
          <table:table-cell table:style-name="ce162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380" office:value-type="float" office:value="30645" calcext:value-type="float">
            <text:p>30.645,00</text:p>
          </table:table-cell>
          <table:table-cell table:style-name="ce207"/>
          <table:table-cell table:style-name="ce166" table:formula="of:=[.G9]+[.E10]-[.F10]" office:value-type="float" office:value="30645" calcext:value-type="float">
            <text:p>30.645,00</text:p>
          </table:table-cell>
          <table:table-cell/>
          <table:table-cell table:style-name="ce380"/>
          <table:table-cell table:number-columns-repeated="3"/>
        </table:table-row>
        <table:table-row table:style-name="ro1">
          <table:table-cell table:style-name="ce402" office:value-type="string" calcext:value-type="string">
            <text:p>SnyA101-19</text:p>
          </table:table-cell>
          <table:table-cell table:style-name="ce161" office:value-type="date" office:date-value="2019-11-30" calcext:value-type="date">
            <text:p>30.11.2019</text:p>
          </table:table-cell>
          <table:table-cell table:style-name="ce144" office:value-type="string" calcext:value-type="string">
            <text:p><text:s/>Fatih Uzun Parçacı</text:p>
          </table:table-cell>
          <table:table-cell table:style-name="ce166" office:value-type="string" calcext:value-type="string">
            <text:p>4ay</text:p>
          </table:table-cell>
          <table:table-cell table:style-name="ce380" office:value-type="float" office:value="4000" calcext:value-type="float">
            <text:p>4.000,00</text:p>
          </table:table-cell>
          <table:table-cell table:style-name="ce207"/>
          <table:table-cell table:style-name="ce166" table:formula="of:=[.G10]+[.E11]-[.F11]" office:value-type="float" office:value="34645" calcext:value-type="float">
            <text:p>34.645,00</text:p>
          </table:table-cell>
          <table:table-cell/>
          <table:table-cell table:style-name="ce380"/>
          <table:table-cell table:number-columns-repeated="3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161" office:value-type="date" office:date-value="2019-11-30" calcext:value-type="date">
            <text:p>30.11.2019</text:p>
          </table:table-cell>
          <table:table-cell table:style-name="ce144" office:value-type="string" calcext:value-type="string">
            <text:p><text:s/>ödeme 19</text:p>
          </table:table-cell>
          <table:table-cell table:style-name="ce166"/>
          <table:table-cell table:style-name="ce380"/>
          <table:table-cell table:style-name="ce207" office:value-type="currency" office:currency="TRY" office:value="4000" calcext:value-type="currency">
            <text:p>₺4.000,00</text:p>
          </table:table-cell>
          <table:table-cell table:style-name="ce166" table:formula="of:=[.G11]+[.E12]-[.F12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380" table:formula="of:=[.F12]/[.H12]" office:value-type="float" office:value="698.080279232112" calcext:value-type="float">
            <text:p>698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162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402"/>
          <table:table-cell table:style-name="ce207" office:value-type="currency" office:currency="TRY" office:value="18500" calcext:value-type="currency">
            <text:p>₺18.500,00</text:p>
          </table:table-cell>
          <table:table-cell table:style-name="ce166" table:formula="of:=[.G12]+[.E13]-[.F13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380" table:formula="of:=[.F13]/[.H13]" office:value-type="float" office:value="3195.16407599309" calcext:value-type="float">
            <text:p>3.195,16</text:p>
          </table:table-cell>
          <table:table-cell table:number-columns-repeated="3"/>
        </table:table-row>
        <table:table-row table:style-name="ro1">
          <table:table-cell/>
          <table:table-cell table:style-name="ce162"/>
          <table:table-cell table:style-name="ce160" office:value-type="string" calcext:value-type="string">
            <text:p>TOPLAM</text:p>
          </table:table-cell>
          <table:table-cell/>
          <table:table-cell table:style-name="ce113" table:formula="of:=SUM([.E8:.E13])" office:value-type="currency" office:currency="TRY" office:value="34645" calcext:value-type="currency">
            <text:p>₺34.645,00</text:p>
          </table:table-cell>
          <table:table-cell table:style-name="ce113" table:formula="of:=SUM([.F8:.F13])" office:value-type="currency" office:currency="TRY" office:value="26500" calcext:value-type="currency">
            <text:p>₺26.500,00</text:p>
          </table:table-cell>
          <table:table-cell table:style-name="ce298"/>
          <table:table-cell table:style-name="ce167"/>
          <table:table-cell table:style-name="ce375" table:formula="of:=SUM([.I8:.I13])" office:value-type="currency" office:currency="TRY" office:value="4564.21920913491" calcext:value-type="currency">
            <text:p>₺4.564,22</text:p>
          </table:table-cell>
          <table:table-cell table:number-columns-repeated="3"/>
        </table:table-row>
        <table:table-row table:style-name="ro3">
          <table:table-cell/>
          <table:table-cell table:style-name="ce296" office:value-type="float" office:value="2020" calcext:value-type="float">
            <text:p>2020</text:p>
          </table:table-cell>
          <table:table-cell table:style-name="ce166"/>
          <table:table-cell table:style-name="ce160"/>
          <table:table-cell table:style-name="ce114"/>
          <table:table-cell table:style-name="ce207"/>
          <table:table-cell table:style-name="ce166"/>
          <table:table-cell table:number-columns-repeated="5"/>
        </table:table-row>
        <table:table-row table:style-name="ro1">
          <table:table-cell/>
          <table:table-cell table:style-name="ce162"/>
          <table:table-cell table:style-name="ce166" office:value-type="string" calcext:value-type="string">
            <text:p>2019 dan devreden alacak</text:p>
          </table:table-cell>
          <table:table-cell table:style-name="ce160"/>
          <table:table-cell table:style-name="ce114"/>
          <table:table-cell table:style-name="ce207"/>
          <table:table-cell table:style-name="ce166" table:formula="of:=[.G13]+[.E16]-[.F16]" office:value-type="float" office:value="12145" calcext:value-type="float">
            <text:p>12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162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402" office:value-type="float" office:value="6200" calcext:value-type="float">
            <text:p>6200</text:p>
          </table:table-cell>
          <table:table-cell table:style-name="ce207"/>
          <table:table-cell table:style-name="ce166" table:formula="of:=[.G16]+[.E17]-[.F17]" office:value-type="float" office:value="18345" calcext:value-type="float">
            <text:p>18.345,00</text:p>
          </table:table-cell>
          <table:table-cell office:value-type="float" office:value="6.43" calcext:value-type="float">
            <text:p>6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162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402"/>
          <table:table-cell table:style-name="ce207" office:value-type="currency" office:currency="TRY" office:value="6200" calcext:value-type="currency">
            <text:p>₺6.200,00</text:p>
          </table:table-cell>
          <table:table-cell table:style-name="ce166" table:formula="of:=[.G17]+[.E18]-[.F18]" office:value-type="float" office:value="12145" calcext:value-type="float">
            <text:p>12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162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380"/>
          <table:table-cell table:style-name="ce207" office:value-type="currency" office:currency="TRY" office:value="5000" calcext:value-type="currency">
            <text:p>₺5.000,00</text:p>
          </table:table-cell>
          <table:table-cell table:style-name="ce380" table:formula="of:=[.G18]+[.E19]-[.F19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62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380" office:value-type="float" office:value="30000" calcext:value-type="float">
            <text:p>30.000,00</text:p>
          </table:table-cell>
          <table:table-cell table:style-name="ce207"/>
          <table:table-cell table:style-name="ce166" table:formula="of:=[.G19]+[.E20]-[.F20]" office:value-type="float" office:value="37145" calcext:value-type="float">
            <text:p>37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61" office:value-type="date" office:date-value="2020-08-20" calcext:value-type="date">
            <text:p>20.08.2020</text:p>
          </table:table-cell>
          <table:table-cell table:style-name="ce144" office:value-type="string" calcext:value-type="string">
            <text:p><text:span text:style-name="T1"> </text:span>nakit ödeme 20-3-7/12</text:p>
          </table:table-cell>
          <table:table-cell table:style-name="ce166"/>
          <table:table-cell table:style-name="ce402"/>
          <table:table-cell table:style-name="ce207" office:value-type="currency" office:currency="TRY" office:value="15000" calcext:value-type="currency">
            <text:p>₺15.000,00</text:p>
          </table:table-cell>
          <table:table-cell table:style-name="ce166" table:formula="of:=[.G20]+[.E21]-[.F21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61" office:value-type="date" office:date-value="2020-09-30" calcext:value-type="date">
            <text:p>30.09.2020</text:p>
          </table:table-cell>
          <table:table-cell table:style-name="ce144" office:value-type="string" calcext:value-type="string">
            <text:p><text:span text:style-name="T1"> </text:span>Kira Ödemesii 20-8/12</text:p>
          </table:table-cell>
          <table:table-cell table:style-name="ce166"/>
          <table:table-cell table:style-name="ce402"/>
          <table:table-cell table:style-name="ce207" office:value-type="currency" office:currency="TRY" office:value="3000" calcext:value-type="currency">
            <text:p>₺3.000,00</text:p>
          </table:table-cell>
          <table:table-cell table:style-name="ce166" table:formula="of:=[.G21]+[.E22]-[.F22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162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402" office:value-type="float" office:value="7800" calcext:value-type="float">
            <text:p>7800</text:p>
          </table:table-cell>
          <table:table-cell table:style-name="ce207"/>
          <table:table-cell table:style-name="ce166" table:formula="of:=[.G22]+[.E23]-[.F23]" office:value-type="float" office:value="26945" calcext:value-type="float">
            <text:p>26.9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162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402"/>
          <table:table-cell table:style-name="ce207" office:value-type="currency" office:currency="TRY" office:value="7800" calcext:value-type="currency">
            <text:p>₺7.800,00</text:p>
          </table:table-cell>
          <table:table-cell table:style-name="ce166" table:formula="of:=[.G23]+[.E24]-[.F24]" office:value-type="float" office:value="19145" calcext:value-type="float">
            <text:p>19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161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380" office:value-type="float" office:value="3014" calcext:value-type="float">
            <text:p>3.014,00</text:p>
          </table:table-cell>
          <table:table-cell table:style-name="ce207"/>
          <table:table-cell table:style-name="ce166" table:formula="of:=[.G24]+[.E25]-[.F25]" office:value-type="float" office:value="22159" calcext:value-type="float">
            <text:p>22.15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161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380" office:value-type="float" office:value="1610" calcext:value-type="float">
            <text:p>1.610,00</text:p>
          </table:table-cell>
          <table:table-cell table:style-name="ce207"/>
          <table:table-cell table:style-name="ce166" table:formula="of:=[.G25]+[.E26]-[.F26]" office:value-type="float" office:value="23769" calcext:value-type="float">
            <text:p>23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162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380" office:value-type="float" office:value="35000" calcext:value-type="float">
            <text:p>35.000,00</text:p>
          </table:table-cell>
          <table:table-cell table:style-name="ce207"/>
          <table:table-cell table:style-name="ce166" table:formula="of:=[.G26]+[.E27]-[.F27]" office:value-type="float" office:value="58769" calcext:value-type="float">
            <text:p>58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161" office:value-type="date" office:date-value="2020-10-20" calcext:value-type="date">
            <text:p>20.10.2020</text:p>
          </table:table-cell>
          <table:table-cell table:style-name="ce144" office:value-type="string" calcext:value-type="string">
            <text:p><text:span text:style-name="T1"> 20-21 </text:span>Kira Bedeli 20-1-7/12</text:p>
          </table:table-cell>
          <table:table-cell/>
          <table:table-cell table:style-name="ce402"/>
          <table:table-cell table:style-name="ce207" office:value-type="currency" office:currency="TRY" office:value="20000" calcext:value-type="currency">
            <text:p>₺20.000,00</text:p>
          </table:table-cell>
          <table:table-cell table:style-name="ce166" table:formula="of:=[.G27]+[.E28]-[.F28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161" office:value-type="date" office:date-value="2020-11-30" calcext:value-type="date">
            <text:p>30.11.2020</text:p>
          </table:table-cell>
          <table:table-cell table:style-name="ce144" office:value-type="string" calcext:value-type="string">
            <text:p><text:span text:style-name="T1"> 20-21 </text:span>Kira Bedeli 20-8/12          </text:p>
          </table:table-cell>
          <table:table-cell/>
          <table:table-cell table:style-name="ce402"/>
          <table:table-cell table:style-name="ce207" office:value-type="currency" office:currency="TRY" office:value="3000" calcext:value-type="currency">
            <text:p>₺3.000,00</text:p>
          </table:table-cell>
          <table:table-cell table:style-name="ce166" table:formula="of:=[.G28]+[.E29]-[.F29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61" office:value-type="date" office:date-value="2020-11-12" calcext:value-type="date">
            <text:p>12.11.2020</text:p>
          </table:table-cell>
          <table:table-cell table:style-name="ce144" office:value-type="string" calcext:value-type="string">
            <text:p><text:span text:style-name="T1"> </text:span>Kira Ödemesi 20-9/12</text:p>
          </table:table-cell>
          <table:table-cell table:style-name="ce166"/>
          <table:table-cell table:style-name="ce402"/>
          <table:table-cell table:style-name="ce207" office:value-type="currency" office:currency="TRY" office:value="3000" calcext:value-type="currency">
            <text:p>₺3.000,00</text:p>
          </table:table-cell>
          <table:table-cell table:style-name="ce166" table:formula="of:=[.G29]+[.E30]-[.F30]" office:value-type="float" office:value="32769" calcext:value-type="float">
            <text:p>32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61" office:value-type="date" office:date-value="2020-12-12" calcext:value-type="date">
            <text:p>12.12.2020</text:p>
          </table:table-cell>
          <table:table-cell table:style-name="ce144" office:value-type="string" calcext:value-type="string">
            <text:p>Kira Ödemesi 20-10/12</text:p>
          </table:table-cell>
          <table:table-cell table:style-name="ce166"/>
          <table:table-cell table:style-name="ce402"/>
          <table:table-cell table:style-name="ce207" office:value-type="currency" office:currency="TRY" office:value="1500" calcext:value-type="currency">
            <text:p>₺1.500,00</text:p>
          </table:table-cell>
          <table:table-cell table:style-name="ce166" table:formula="of:=[.G30]+[.E31]-[.F31]" office:value-type="float" office:value="31269" calcext:value-type="float">
            <text:p>31.269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60" office:value-type="string" calcext:value-type="string">
            <text:p>TOPLAM</text:p>
          </table:table-cell>
          <table:table-cell/>
          <table:table-cell table:style-name="ce113" table:formula="of:=SUM([.E17:.E31])" office:value-type="currency" office:currency="TRY" office:value="83624" calcext:value-type="currency">
            <text:p>₺83.624,00</text:p>
          </table:table-cell>
          <table:table-cell table:style-name="ce113" table:formula="of:=SUM([.F17:.F31])" office:value-type="currency" office:currency="TRY" office:value="64500" calcext:value-type="currency">
            <text:p>₺64.500,00</text:p>
          </table:table-cell>
          <table:table-cell table:style-name="ce166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62"/>
          <table:table-cell table:style-name="ce297"/>
          <table:table-cell table:style-name="ce160"/>
          <table:table-cell/>
          <table:table-cell table:style-name="ce402" table:number-columns-repeated="2"/>
          <table:table-cell/>
          <table:table-cell table:style-name="ce38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72"/>
          <table:table-cell table:style-name="ce166"/>
          <table:table-cell table:style-name="ce160"/>
          <table:table-cell table:style-name="ce298"/>
          <table:table-cell table:style-name="ce402" table:number-columns-repeated="2"/>
          <table:table-cell/>
          <table:table-cell table:style-name="ce380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/>
          <table:table-cell table:style-name="ce296" office:value-type="float" office:value="2021" calcext:value-type="float">
            <text:p>2021</text:p>
          </table:table-cell>
          <table:table-cell table:style-name="ce144"/>
          <table:table-cell/>
          <table:table-cell table:style-name="ce402"/>
          <table:table-cell table:style-name="ce207"/>
          <table:table-cell table:style-name="ce166"/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61" office:value-type="date" office:date-value="2021-01-30" calcext:value-type="date">
            <text:p>30.01.2021</text:p>
          </table:table-cell>
          <table:table-cell table:style-name="ce144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402"/>
          <table:table-cell table:style-name="ce207" office:value-type="currency" office:currency="TRY" office:value="6000" calcext:value-type="currency">
            <text:p>₺6.000,00</text:p>
          </table:table-cell>
          <table:table-cell table:style-name="ce166" table:formula="of:=[.G31]+[.E36]-[.F36]" office:value-type="float" office:value="25269" calcext:value-type="float">
            <text:p>25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61" office:value-type="date" office:date-value="2021-03-30" calcext:value-type="date">
            <text:p>30.03.2021</text:p>
          </table:table-cell>
          <table:table-cell table:style-name="ce144" office:value-type="string" calcext:value-type="string">
            <text:p><text:span text:style-name="T1">2020-21 </text:span>Kira Bedeli 11-12/12    senetli</text:p>
          </table:table-cell>
          <table:table-cell/>
          <table:table-cell table:style-name="ce402"/>
          <table:table-cell table:style-name="ce207" office:value-type="currency" office:currency="TRY" office:value="6000" calcext:value-type="currency">
            <text:p>₺6.000,00</text:p>
          </table:table-cell>
          <table:table-cell table:style-name="ce166" table:formula="of:=[.G36]+[.E37]-[.F37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162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402" office:value-type="float" office:value="6800" calcext:value-type="float">
            <text:p>6800</text:p>
          </table:table-cell>
          <table:table-cell table:style-name="ce207"/>
          <table:table-cell table:style-name="ce166" table:formula="of:=[.G37]+[.E38]-[.F38]" office:value-type="float" office:value="26069" calcext:value-type="float">
            <text:p>26.0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162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402"/>
          <table:table-cell table:style-name="ce207" office:value-type="currency" office:currency="TRY" office:value="6800" calcext:value-type="currency">
            <text:p>₺6.800,00</text:p>
          </table:table-cell>
          <table:table-cell table:style-name="ce166" table:formula="of:=[.G38]+[.E39]-[.F39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162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02" office:value-type="float" office:value="24000" calcext:value-type="float">
            <text:p>24000</text:p>
          </table:table-cell>
          <table:table-cell table:style-name="ce207"/>
          <table:table-cell table:style-name="ce166" table:formula="of:=[.G39]+[.E40]-[.F40]" office:value-type="float" office:value="43269" calcext:value-type="float">
            <text:p>43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162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02"/>
          <table:table-cell table:style-name="ce207" office:value-type="currency" office:currency="TRY" office:value="24000" calcext:value-type="currency">
            <text:p>₺24.000,00</text:p>
          </table:table-cell>
          <table:table-cell table:style-name="ce166" table:formula="of:=[.G40]+[.E41]-[.F41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162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402"/>
          <table:table-cell table:style-name="ce207" office:value-type="currency" office:currency="TRY" office:value="1750" calcext:value-type="currency">
            <text:p>₺1.750,00</text:p>
          </table:table-cell>
          <table:table-cell table:style-name="ce166" table:formula="of:=[.G41]+[.E42]-[.F42]" office:value-type="float" office:value="17519" calcext:value-type="float">
            <text:p>17.51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162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402"/>
          <table:table-cell table:style-name="ce207" office:value-type="currency" office:currency="TRY" office:value="3000" calcext:value-type="currency">
            <text:p>₺3.000,00</text:p>
          </table:table-cell>
          <table:table-cell table:style-name="ce166" table:formula="of:=[.G42]+[.E43]-[.F43]" office:value-type="float" office:value="14519" calcext:value-type="float">
            <text:p>14.51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162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402"/>
          <table:table-cell table:style-name="ce402" office:value-type="float" office:value="2750" calcext:value-type="float">
            <text:p>2750</text:p>
          </table:table-cell>
          <table:table-cell table:style-name="ce166" table:formula="of:=[.G43]+[.E44]-[.F44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162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02" office:value-type="float" office:value="28800" calcext:value-type="float">
            <text:p>28800</text:p>
          </table:table-cell>
          <table:table-cell table:style-name="ce402"/>
          <table:table-cell table:style-name="ce166" table:formula="of:=[.G44]+[.E45]-[.F45]" office:value-type="float" office:value="40569" calcext:value-type="float">
            <text:p>40.5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162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02"/>
          <table:table-cell table:style-name="ce402" office:value-type="float" office:value="28800" calcext:value-type="float">
            <text:p>28800</text:p>
          </table:table-cell>
          <table:table-cell table:style-name="ce166" table:formula="of:=[.G45]+[.E46]-[.F46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62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02" office:value-type="float" office:value="43160" calcext:value-type="float">
            <text:p>43160</text:p>
          </table:table-cell>
          <table:table-cell table:style-name="ce402"/>
          <table:table-cell table:style-name="ce166" table:formula="of:=[.G46]+[.E47]-[.F47]" office:value-type="float" office:value="54929" calcext:value-type="float">
            <text:p>54.92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62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02"/>
          <table:table-cell table:style-name="ce402" office:value-type="float" office:value="43160" calcext:value-type="float">
            <text:p>43160</text:p>
          </table:table-cell>
          <table:table-cell table:style-name="ce166" table:formula="of:=[.G47]+[.E48]-[.F48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162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02" office:value-type="float" office:value="30000" calcext:value-type="float">
            <text:p>30000</text:p>
          </table:table-cell>
          <table:table-cell table:style-name="ce402"/>
          <table:table-cell table:style-name="ce166" table:formula="of:=[.G48]+[.E49]-[.F49]" office:value-type="float" office:value="41769" calcext:value-type="float">
            <text:p>4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162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02"/>
          <table:table-cell table:style-name="ce402" office:value-type="float" office:value="30000" calcext:value-type="float">
            <text:p>30000</text:p>
          </table:table-cell>
          <table:table-cell table:style-name="ce166" table:formula="of:=[.G49]+[.E50]-[.F50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/>
          <table:table-cell table:style-name="ce162"/>
          <table:table-cell table:number-columns-repeated="2"/>
          <table:table-cell table:style-name="ce402"/>
          <table:table-cell table:style-name="ce207" office:value-type="currency" office:currency="TRY" office:value="11181.35" calcext:value-type="currency">
            <text:p>₺11.181,35</text:p>
          </table:table-cell>
          <table:table-cell table:style-name="ce166"/>
          <table:table-cell table:number-columns-repeated="5"/>
        </table:table-row>
        <table:table-row table:style-name="ro1">
          <table:table-cell table:number-columns-repeated="2"/>
          <table:table-cell table:style-name="ce160" office:value-type="string" calcext:value-type="string">
            <text:p>2021 YIL KİRA TUTARI</text:p>
          </table:table-cell>
          <table:table-cell/>
          <table:table-cell table:style-name="ce113" table:formula="of:=SUM([.E36:.E50])" office:value-type="currency" office:currency="TRY" office:value="132760" calcext:value-type="currency">
            <text:p>₺132.760,00</text:p>
          </table:table-cell>
          <table:table-cell table:style-name="ce207"/>
          <table:table-cell table:style-name="ce166"/>
          <table:table-cell table:number-columns-repeated="5"/>
        </table:table-row>
        <table:table-row table:style-name="ro1">
          <table:table-cell table:number-columns-repeated="2"/>
          <table:table-cell table:style-name="ce160" office:value-type="string" calcext:value-type="string">
            <text:p>2021 YILI TOPLAM GELİR</text:p>
          </table:table-cell>
          <table:table-cell/>
          <table:table-cell table:style-name="ce402"/>
          <table:table-cell table:style-name="ce113" table:formula="of:=SUM([.F36:.F50])" office:value-type="currency" office:currency="TRY" office:value="152260" calcext:value-type="currency">
            <text:p>₺152.260,00</text:p>
          </table:table-cell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ce402"/>
          <table:table-cell table:style-name="ce207"/>
          <table:table-cell table:number-columns-repeated="6"/>
        </table:table-row>
        <table:table-row table:style-name="ro3">
          <table:table-cell/>
          <table:table-cell table:style-name="ce296" office:value-type="float" office:value="2022" calcext:value-type="float">
            <text:p>2022</text:p>
          </table:table-cell>
          <table:table-cell table:number-columns-repeated="2"/>
          <table:table-cell table:style-name="ce402"/>
          <table:table-cell table:style-name="ce207"/>
          <table:table-cell table:number-columns-repeated="6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162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115" office:value-type="float" office:value="48000" calcext:value-type="float">
            <text:p>48000</text:p>
          </table:table-cell>
          <table:table-cell table:style-name="ce207"/>
          <table:table-cell table:style-name="ce166" table:formula="of:=[.G50]+[.E59]-[.F59]" office:value-type="float" office:value="59769" calcext:value-type="float">
            <text:p>59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162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02"/>
          <table:table-cell table:style-name="ce119" office:value-type="currency" office:currency="TRY" office:value="28000" calcext:value-type="currency">
            <text:p>₺28.000,00</text:p>
          </table:table-cell>
          <table:table-cell table:style-name="ce166" table:formula="of:=[.G59]+[.E60]-[.F60]" office:value-type="float" office:value="31769" calcext:value-type="float">
            <text:p>3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162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02"/>
          <table:table-cell table:style-name="ce119" office:value-type="currency" office:currency="TRY" office:value="4000" calcext:value-type="currency">
            <text:p>₺4.000,00</text:p>
          </table:table-cell>
          <table:table-cell table:style-name="ce166" table:formula="of:=[.G60]+[.E61]-[.F61]" office:value-type="float" office:value="27769" calcext:value-type="float">
            <text:p>27.769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162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02"/>
          <table:table-cell table:style-name="ce119" office:value-type="currency" office:currency="TRY" office:value="4000" calcext:value-type="currency">
            <text:p>₺4.000,00</text:p>
          </table:table-cell>
          <table:table-cell table:style-name="ce166" table:formula="of:=[.G61]+[.E62]-[.F62]" office:value-type="float" office:value="23769" calcext:value-type="float">
            <text:p>23.769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/>
          <table:table-cell table:style-name="ce402"/>
          <table:table-cell table:style-name="ce207" office:value-type="currency" office:currency="TRY" office:value="11769" calcext:value-type="currency">
            <text:p>₺11.769,00</text:p>
          </table:table-cell>
          <table:table-cell table:style-name="ce166" table:formula="of:=[.G62]+[.E63]-[.F63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207" office:value-type="currency" office:currency="TRY" office:value="3892.36" calcext:value-type="currency">
            <text:p>₺3.892,36</text:p>
          </table:table-cell>
          <table:table-cell table:style-name="ce402"/>
          <table:table-cell table:style-name="ce166" table:formula="of:=[.G63]+[.E64]-[.F64]" office:value-type="float" office:value="15892.36" calcext:value-type="float">
            <text:p>15.892,36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402"/>
          <table:table-cell table:style-name="ce207" office:value-type="currency" office:currency="TRY" office:value="3892.36" calcext:value-type="currency">
            <text:p>₺3.892,36</text:p>
          </table:table-cell>
          <table:table-cell table:style-name="ce166" table:formula="of:=[.G64]+[.E65]-[.F65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22-07-22" calcext:value-type="date">
            <text:p>22.07.2022</text:p>
          </table:table-cell>
          <table:table-cell table:number-columns-repeated="2"/>
          <table:table-cell table:style-name="ce116" office:value-type="currency" office:currency="TRY" office:value="11181.35" calcext:value-type="currency">
            <text:p>₺11.181,35</text:p>
          </table:table-cell>
          <table:table-cell table:style-name="ce116"/>
          <table:table-cell table:style-name="ce166" table:formula="of:=[.G65]+[.E66]-[.F66]" office:value-type="float" office:value="23181.35" calcext:value-type="float">
            <text:p>23.181,35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ymaz-doğuş 2000 yılı hesabı <text:s/>22-7-2022</text:p>
          </table:table-cell>
          <table:table-cell table:style-name="ce162"/>
          <table:table-cell table:number-columns-repeated="2"/>
          <table:table-cell table:style-name="ce402"/>
          <table:table-cell table:style-name="ce116" office:value-type="currency" office:currency="TRY" office:value="11181.35" calcext:value-type="currency">
            <text:p>₺11.181,35</text:p>
          </table:table-cell>
          <table:table-cell table:style-name="ce166" table:formula="of:=[.G66]+[.E67]-[.F67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162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207" office:value-type="currency" office:currency="TRY" office:value="45000" calcext:value-type="currency">
            <text:p>₺45.000,00</text:p>
          </table:table-cell>
          <table:table-cell table:style-name="ce207"/>
          <table:table-cell table:style-name="ce166" table:formula="of:=[.G67]+[.E68]-[.F68]" office:value-type="float" office:value="57000" calcext:value-type="float">
            <text:p>57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162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02"/>
          <table:table-cell table:style-name="ce207" office:value-type="currency" office:currency="TRY" office:value="20000" calcext:value-type="currency">
            <text:p>₺20.000,00</text:p>
          </table:table-cell>
          <table:table-cell table:style-name="ce166" table:formula="of:=[.G68]+[.E69]-[.F69]" office:value-type="float" office:value="37000" calcext:value-type="float">
            <text:p>37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162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02"/>
          <table:table-cell table:style-name="ce207" office:value-type="currency" office:currency="TRY" office:value="25000" calcext:value-type="currency">
            <text:p>₺25.000,00</text:p>
          </table:table-cell>
          <table:table-cell table:style-name="ce166" table:formula="of:=[.G69]+[.E70]-[.F70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162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117" office:value-type="currency" office:currency="TRY" office:value="48000" calcext:value-type="currency">
            <text:p>₺48.000,00</text:p>
          </table:table-cell>
          <table:table-cell table:style-name="ce402"/>
          <table:table-cell table:style-name="ce166" table:formula="of:=[.G70]+[.E71]-[.F71]" office:value-type="float" office:value="60000" calcext:value-type="float">
            <text:p>60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162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02"/>
          <table:table-cell table:style-name="ce117" office:value-type="currency" office:currency="TRY" office:value="40000" calcext:value-type="currency">
            <text:p>₺40.000,00</text:p>
          </table:table-cell>
          <table:table-cell table:style-name="ce166" table:formula="of:=[.G71]+[.E72]-[.F72]" office:value-type="float" office:value="20000" calcext:value-type="float">
            <text:p>20.000,00</text:p>
          </table:table-cell>
          <table:table-cell/>
          <table:table-cell table:style-name="Default"/>
          <table:table-cell/>
          <table:table-cell table:style-name="ce162"/>
          <table:table-cell table:style-name="ce377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162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02"/>
          <table:table-cell table:style-name="ce117" office:value-type="currency" office:currency="TRY" office:value="1000" calcext:value-type="currency">
            <text:p>₺1.000,00</text:p>
          </table:table-cell>
          <table:table-cell table:style-name="ce166" table:formula="of:=[.G72]+[.E73]-[.F73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162"/>
          <table:table-cell table:style-name="ce377"/>
        </table:table-row>
        <table:table-row table:style-name="ro1">
          <table:table-cell table:number-columns-repeated="4"/>
          <table:table-cell table:style-name="ce402"/>
          <table:table-cell table:style-name="ce207"/>
          <table:table-cell table:style-name="ce166" table:formula="of:=[.G73]+[.E74]-[.F74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162"/>
          <table:table-cell table:style-name="ce377"/>
        </table:table-row>
        <table:table-row table:style-name="ro1">
          <table:table-cell table:number-columns-repeated="6"/>
          <table:table-cell table:style-name="ce166" table:formula="of:=[.G74]+[.E75]-[.F75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162"/>
          <table:table-cell table:style-name="ce377"/>
        </table:table-row>
        <table:table-row table:style-name="ro1">
          <table:table-cell table:number-columns-repeated="6"/>
          <table:table-cell table:style-name="ce166" table:formula="of:=[.G75]+[.E76]-[.F76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162"/>
          <table:table-cell table:style-name="ce377"/>
        </table:table-row>
        <table:table-row table:style-name="ro1">
          <table:table-cell table:number-columns-repeated="6"/>
          <table:table-cell table:style-name="ce166" table:formula="of:=[.G76]+[.E77]-[.F77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162"/>
          <table:table-cell table:style-name="ce377"/>
        </table:table-row>
        <table:table-row table:style-name="ro1">
          <table:table-cell table:number-columns-repeated="6"/>
          <table:table-cell table:style-name="ce166" table:formula="of:=[.G77]+[.E78]-[.F78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162"/>
          <table:table-cell table:style-name="ce377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160" office:value-type="string" calcext:value-type="string">
            <text:p>2021 YIL KİRA TUTARI</text:p>
          </table:table-cell>
          <table:table-cell/>
          <table:table-cell table:style-name="ce375" table:formula="of:=SUM([.E59:.E72])" office:value-type="currency" office:currency="TRY" office:value="156073.71" calcext:value-type="currency">
            <text:p>₺156.073,71</text:p>
          </table:table-cell>
          <table:table-cell/>
          <table:table-cell table:style-name="ce166"/>
          <table:table-cell table:number-columns-repeated="5"/>
        </table:table-row>
        <table:table-row table:style-name="ro1">
          <table:table-cell table:number-columns-repeated="2"/>
          <table:table-cell table:style-name="ce160" office:value-type="string" calcext:value-type="string">
            <text:p>2021 YILI TOPLAM GELİR</text:p>
          </table:table-cell>
          <table:table-cell table:number-columns-repeated="2"/>
          <table:table-cell table:style-name="ce375" table:formula="of:=SUM([.F59:.F72])" office:value-type="currency" office:currency="TRY" office:value="147842.71" calcext:value-type="currency">
            <text:p>₺147.842,7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104849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DR" table:style-name="ta1">
        <table:table-column table:style-name="co1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1" table:number-columns-repeated="2" table:default-cell-style-name="Default"/>
        <table:table-column table:style-name="co11" table:default-cell-style-name="ce166"/>
        <table:table-column table:style-name="co49" table:default-cell-style-name="ce166"/>
        <table:table-column table:style-name="co50" table:default-cell-style-name="ce166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83" office:value-type="string" calcext:value-type="string">
            <text:p>TL</text:p>
          </table:table-cell>
          <table:table-cell table:style-name="ce383" office:value-type="string" calcext:value-type="string">
            <text:p>USDTRY</text:p>
          </table:table-cell>
          <table:table-cell table:style-name="ce383"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/>
          <table:table-cell table:style-name="ce167" office:value-type="float" office:value="2014" calcext:value-type="float">
            <text:p>2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yH000-14</text:p>
          </table:table-cell>
          <table:table-cell table:style-name="ce144"/>
          <table:table-cell table:style-name="ce144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/>
          <table:table-cell table:style-name="ce146" office:value-type="float" office:value="-16.91" calcext:value-type="float">
            <text:p>-16,91</text:p>
          </table:table-cell>
          <table:table-cell table:style-name="ce146" office:value-type="float" office:value="2.19" calcext:value-type="float">
            <text:p>2,19</text:p>
          </table:table-cell>
          <table:table-cell table:formula="of:=[.F4]/[.G4]" office:value-type="float" office:value="-7.72146118721461" calcext:value-type="float">
            <text:p>-7,72</text:p>
          </table:table-cell>
          <table:table-cell table:number-columns-repeated="2"/>
        </table:table-row>
        <table:table-row table:style-name="ro1">
          <table:table-cell/>
          <table:table-cell table:style-name="ce144"/>
          <table:table-cell table:style-name="ce144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/>
          <table:table-cell table:style-name="ce146" office:value-type="float" office:value="-3.31" calcext:value-type="float">
            <text:p>-3,31</text:p>
          </table:table-cell>
          <table:table-cell table:style-name="ce146" office:value-type="float" office:value="2.19" calcext:value-type="float">
            <text:p>2,19</text:p>
          </table:table-cell>
          <table:table-cell table:formula="of:=[.F5]/[.G5]" office:value-type="float" office:value="-1.51141552511416" calcext:value-type="float">
            <text:p>-1,51</text:p>
          </table:table-cell>
          <table:table-cell table:number-columns-repeated="2"/>
        </table:table-row>
        <table:table-row table:style-name="ro1">
          <table:table-cell/>
          <table:table-cell table:style-name="ce167" office:value-type="float" office:value="2018" calcext:value-type="float">
            <text:p>2018</text:p>
          </table:table-cell>
          <table:table-cell table:style-name="ce144"/>
          <table:table-cell table:number-columns-repeated="2"/>
          <table:table-cell table:style-name="ce14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44" office:value-type="float" office:value="2018" calcext:value-type="float">
            <text:p>2018</text:p>
          </table:table-cell>
          <table:table-cell table:style-name="ce144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/>
          <table:table-cell table:style-name="ce146" office:value-type="float" office:value="-257.25" calcext:value-type="float">
            <text:p>-257,25</text:p>
          </table:table-cell>
          <table:table-cell table:style-name="ce146" office:value-type="float" office:value="4.81" calcext:value-type="float">
            <text:p>4,81</text:p>
          </table:table-cell>
          <table:table-cell table:formula="of:=[.F7]/[.G7]" office:value-type="float" office:value="-53.4823284823285" calcext:value-type="float">
            <text:p>-53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44" office:value-type="float" office:value="2018" calcext:value-type="float">
            <text:p>2018</text:p>
          </table:table-cell>
          <table:table-cell table:style-name="ce144" office:value-type="string" calcext:value-type="string">
            <text:p>Emlak Vergisi Ypl</text:p>
          </table:table-cell>
          <table:table-cell table:style-name="ce162" office:value-type="string" calcext:value-type="string">
            <text:p><text:s/>1 / 6</text:p>
          </table:table-cell>
          <table:table-cell/>
          <table:table-cell table:style-name="ce146" office:value-type="float" office:value="-142.18" calcext:value-type="float">
            <text:p>-142,18</text:p>
          </table:table-cell>
          <table:table-cell table:style-name="ce146" office:value-type="float" office:value="4.81" calcext:value-type="float">
            <text:p>4,81</text:p>
          </table:table-cell>
          <table:table-cell table:formula="of:=[.F8]/[.G8]" office:value-type="float" office:value="-29.5592515592516" calcext:value-type="float">
            <text:p>-29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44" office:value-type="float" office:value="2018" calcext:value-type="float">
            <text:p>2018</text:p>
          </table:table-cell>
          <table:table-cell table:style-name="ce144" office:value-type="string" calcext:value-type="string">
            <text:p>Emlak Vergisi Ypl</text:p>
          </table:table-cell>
          <table:table-cell table:style-name="ce162" office:value-type="string" calcext:value-type="string">
            <text:p><text:s/>2 / 6</text:p>
          </table:table-cell>
          <table:table-cell/>
          <table:table-cell table:style-name="ce146" office:value-type="float" office:value="-142.18" calcext:value-type="float">
            <text:p>-142,18</text:p>
          </table:table-cell>
          <table:table-cell table:style-name="ce146" office:value-type="float" office:value="4.81" calcext:value-type="float">
            <text:p>4,81</text:p>
          </table:table-cell>
          <table:table-cell table:formula="of:=[.F9]/[.G9]" office:value-type="float" office:value="-29.5592515592516" calcext:value-type="float">
            <text:p>-29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44" office:value-type="float" office:value="2018" calcext:value-type="float">
            <text:p>2018</text:p>
          </table:table-cell>
          <table:table-cell table:style-name="ce144" office:value-type="string" calcext:value-type="string">
            <text:p>Emlak Vergisi</text:p>
          </table:table-cell>
          <table:table-cell table:style-name="ce146" office:value-type="string" calcext:value-type="string">
            <text:p>2018-2</text:p>
          </table:table-cell>
          <table:table-cell/>
          <table:table-cell table:style-name="ce146" office:value-type="float" office:value="-250.8" calcext:value-type="float">
            <text:p>-250,80</text:p>
          </table:table-cell>
          <table:table-cell table:style-name="ce146" office:value-type="float" office:value="4.81" calcext:value-type="float">
            <text:p>4,81</text:p>
          </table:table-cell>
          <table:table-cell table:formula="of:=[.F10]/[.G10]" office:value-type="float" office:value="-52.1413721413721" calcext:value-type="float">
            <text:p>-52,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44" office:value-type="float" office:value="2018" calcext:value-type="float">
            <text:p>2018</text:p>
          </table:table-cell>
          <table:table-cell table:style-name="ce144" office:value-type="string" calcext:value-type="string">
            <text:p>Su</text:p>
          </table:table-cell>
          <table:table-cell table:style-name="ce146" office:value-type="string" calcext:value-type="string">
            <text:p>2017-18</text:p>
          </table:table-cell>
          <table:table-cell/>
          <table:table-cell table:style-name="ce146" office:value-type="float" office:value="-197.61" calcext:value-type="float">
            <text:p>-197,61</text:p>
          </table:table-cell>
          <table:table-cell table:style-name="ce146" office:value-type="float" office:value="4.81" calcext:value-type="float">
            <text:p>4,81</text:p>
          </table:table-cell>
          <table:table-cell table:formula="of:=[.F11]/[.G11]" office:value-type="float" office:value="-41.0831600831601" calcext:value-type="float">
            <text:p>-41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44" office:value-type="float" office:value="2018" calcext:value-type="float">
            <text:p>2018</text:p>
          </table:table-cell>
          <table:table-cell table:style-name="ce144" office:value-type="string" calcext:value-type="string">
            <text:p>Elektrik</text:p>
          </table:table-cell>
          <table:table-cell table:style-name="ce146"/>
          <table:table-cell/>
          <table:table-cell table:style-name="ce146" office:value-type="float" office:value="-265" calcext:value-type="float">
            <text:p>-265,00</text:p>
          </table:table-cell>
          <table:table-cell table:style-name="ce146" office:value-type="float" office:value="4.81" calcext:value-type="float">
            <text:p>4,81</text:p>
          </table:table-cell>
          <table:table-cell table:formula="of:=[.F12]/[.G12]" office:value-type="float" office:value="-55.0935550935551" calcext:value-type="float">
            <text:p>-55,09</text:p>
          </table:table-cell>
          <table:table-cell table:number-columns-repeated="2"/>
        </table:table-row>
        <table:table-row table:style-name="ro1">
          <table:table-cell/>
          <table:table-cell table:style-name="ce144"/>
          <table:table-cell table:style-name="ce144" office:value-type="string" calcext:value-type="string">
            <text:p>Elektrik 1-2018</text:p>
          </table:table-cell>
          <table:table-cell table:style-name="ce146"/>
          <table:table-cell/>
          <table:table-cell table:style-name="ce146" office:value-type="float" office:value="-95.3" calcext:value-type="float">
            <text:p>-95,30</text:p>
          </table:table-cell>
          <table:table-cell table:style-name="ce146"/>
          <table:table-cell table:number-columns-repeated="3"/>
        </table:table-row>
        <table:table-row table:style-name="ro1">
          <table:table-cell/>
          <table:table-cell table:style-name="ce144"/>
          <table:table-cell table:style-name="ce144" office:value-type="string" calcext:value-type="string">
            <text:p>Elektrik 2-2018</text:p>
          </table:table-cell>
          <table:table-cell table:style-name="ce146"/>
          <table:table-cell/>
          <table:table-cell table:style-name="ce146" office:value-type="float" office:value="-128.88" calcext:value-type="float">
            <text:p>-128,88</text:p>
          </table:table-cell>
          <table:table-cell table:style-name="ce146"/>
          <table:table-cell table:number-columns-repeated="3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44" office:value-type="float" office:value="2018" calcext:value-type="float">
            <text:p>2018</text:p>
          </table:table-cell>
          <table:table-cell table:style-name="ce144" office:value-type="string" calcext:value-type="string">
            <text:p>Çedaş Teminat</text:p>
          </table:table-cell>
          <table:table-cell table:style-name="ce146"/>
          <table:table-cell/>
          <table:table-cell table:style-name="ce146" office:value-type="float" office:value="-900" calcext:value-type="float">
            <text:p>-900,00</text:p>
          </table:table-cell>
          <table:table-cell table:style-name="ce146" office:value-type="float" office:value="4.81" calcext:value-type="float">
            <text:p>4,81</text:p>
          </table:table-cell>
          <table:table-cell table:formula="of:=[.F15]/[.G15]" office:value-type="float" office:value="-187.110187110187" calcext:value-type="float">
            <text:p>-187,11</text:p>
          </table:table-cell>
          <table:table-cell table:number-columns-repeated="2"/>
        </table:table-row>
        <table:table-row table:style-name="ro1">
          <table:table-cell/>
          <table:table-cell table:style-name="ce144" table:number-columns-repeated="2"/>
          <table:table-cell table:style-name="ce146"/>
          <table:table-cell office:value-type="string" calcext:value-type="string">
            <text:p>Toplam</text:p>
          </table:table-cell>
          <table:table-cell table:style-name="ce165" table:formula="of:=SUM([.F4:.F15])" office:value-type="float" office:value="-2399.42" calcext:value-type="float">
            <text:p>-2.399,42</text:p>
          </table:table-cell>
          <table:table-cell table:style-name="ce146"/>
          <table:table-cell table:style-name="ce165" table:formula="of:=SUM([.H7:.H15])" office:value-type="float" office:value="-448.029106029106" calcext:value-type="float">
            <text:p>-448,03</text:p>
          </table:table-cell>
          <table:table-cell table:number-columns-repeated="2"/>
        </table:table-row>
        <table:table-row table:style-name="ro1">
          <table:table-cell/>
          <table:table-cell table:style-name="ce144" table:number-columns-repeated="2"/>
          <table:table-cell table:style-name="ce146"/>
          <table:table-cell/>
          <table:table-cell table:style-name="ce146" table:number-columns-repeated="2"/>
          <table:table-cell table:number-columns-repeated="3"/>
        </table:table-row>
        <table:table-row table:style-name="ro1">
          <table:table-cell/>
          <table:table-cell table:style-name="ce142" office:value-type="float" office:value="2019" calcext:value-type="float">
            <text:p>2019</text:p>
          </table:table-cell>
          <table:table-cell table:style-name="ce144"/>
          <table:table-cell table:style-name="ce146"/>
          <table:table-cell/>
          <table:table-cell table:style-name="ce14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2">Elektrik 1</text:span>-2019</text:p>
          </table:table-cell>
          <table:table-cell table:style-name="ce146"/>
          <table:table-cell/>
          <table:table-cell table:style-name="ce14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2-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179.2" calcext:value-type="float">
            <text:p>-179,20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0]/[.G20]" office:value-type="float" office:value="-31.6049382716049" calcext:value-type="float">
            <text:p>-31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3-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55.9" calcext:value-type="float">
            <text:p>-55,90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1]/[.G21]" office:value-type="float" office:value="-9.85890652557319" calcext:value-type="float">
            <text:p>-9,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4" office:value-type="string" calcext:value-type="string">
            <text:p>Emlak Vergisi Ypl</text:p>
          </table:table-cell>
          <table:table-cell table:style-name="ce162" office:value-type="string" calcext:value-type="string">
            <text:p><text:s/>3 / 6</text:p>
          </table:table-cell>
          <table:table-cell/>
          <table:table-cell table:style-name="ce146" office:value-type="float" office:value="-142.13" calcext:value-type="float">
            <text:p>-142,13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2]/[.G22]" office:value-type="float" office:value="-25.0670194003527" calcext:value-type="float">
            <text:p>-25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4" office:value-type="string" calcext:value-type="string">
            <text:p>Emlak Vergisi Ypl</text:p>
          </table:table-cell>
          <table:table-cell table:style-name="ce162" office:value-type="string" calcext:value-type="string">
            <text:p><text:s/>4-5-6 / 6</text:p>
          </table:table-cell>
          <table:table-cell/>
          <table:table-cell table:style-name="ce146" office:value-type="float" office:value="-429.54" calcext:value-type="float">
            <text:p>-429,54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3]/[.G23]" office:value-type="float" office:value="-75.7566137566138" calcext:value-type="float">
            <text:p>-75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4-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65.8" calcext:value-type="float">
            <text:p>-65,80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4]/[.G24]" office:value-type="float" office:value="-11.6049382716049" calcext:value-type="float">
            <text:p>-11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5-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82.94" calcext:value-type="float">
            <text:p>-82,94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5]/[.G25]" office:value-type="float" office:value="-14.6278659611993" calcext:value-type="float">
            <text:p>-14,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6-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78.79" calcext:value-type="float">
            <text:p>-78,79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6]/[.G26]" office:value-type="float" office:value="-13.8959435626102" calcext:value-type="float">
            <text:p>-13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9-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39.35" calcext:value-type="float">
            <text:p>-39,35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7]/[.G27]" office:value-type="float" office:value="-6.94003527336861" calcext:value-type="float">
            <text:p>-6,94</text:p>
          </table:table-cell>
          <table:table-cell table:number-columns-repeated="2"/>
        </table:table-row>
        <table:table-row table:style-name="ro1">
          <table:table-cell/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10</text:span>-2019</text:p>
          </table:table-cell>
          <table:table-cell table:number-columns-repeated="2"/>
          <table:table-cell table:style-name="ce146"/>
          <table:table-cell table:style-name="ce146" office:value-type="float" office:value="5.67" calcext:value-type="float">
            <text:p>5,67</text:p>
          </table:table-cell>
          <table:table-cell table:formula="of:=[.F28]/[.G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4" office:value-type="string" calcext:value-type="string">
            <text:p>Emlak Vergisi</text:p>
          </table:table-cell>
          <table:table-cell table:style-name="ce146" office:value-type="string" calcext:value-type="string">
            <text:p>2019/ 1-2</text:p>
          </table:table-cell>
          <table:table-cell/>
          <table:table-cell table:style-name="ce146" office:value-type="float" office:value="-598.75" calcext:value-type="float">
            <text:p>-598,75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9]/[.G29]" office:value-type="float" office:value="-105.599647266314" calcext:value-type="float">
            <text:p>-105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11/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100.02" calcext:value-type="float">
            <text:p>-100,02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30]/[.G30]" office:value-type="float" office:value="-17.6402116402116" calcext:value-type="float">
            <text:p>-17,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12/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232.4" calcext:value-type="float">
            <text:p>-232,40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31]/[.G31]" office:value-type="float" office:value="-40.9876543209877" calcext:value-type="float">
            <text:p>-40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4" office:value-type="string" calcext:value-type="string">
            <text:p>Çedaş Teminat</text:p>
          </table:table-cell>
          <table:table-cell table:style-name="ce146"/>
          <table:table-cell/>
          <table:table-cell table:style-name="ce146" office:value-type="float" office:value="-1100" calcext:value-type="float">
            <text:p>-1.100,00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32]/[.G32]" office:value-type="float" office:value="-194.003527336861" calcext:value-type="float">
            <text:p>-194,00</text:p>
          </table:table-cell>
          <table:table-cell table:number-columns-repeated="2"/>
        </table:table-row>
        <table:table-row table:style-name="ro1">
          <table:table-cell/>
          <table:table-cell table:style-name="ce144" table:number-columns-repeated="2"/>
          <table:table-cell table:style-name="ce146"/>
          <table:table-cell office:value-type="string" calcext:value-type="string">
            <text:p>Toplam</text:p>
          </table:table-cell>
          <table:table-cell table:style-name="ce165" table:formula="of:=SUM([.F19:.F32])" office:value-type="float" office:value="-3104.82" calcext:value-type="float">
            <text:p>-3.104,82</text:p>
          </table:table-cell>
          <table:table-cell table:style-name="ce146"/>
          <table:table-cell table:style-name="ce165" table:formula="of:=SUM([.H19:.H32])" office:value-type="float" office:value="-547.587301587302" calcext:value-type="float">
            <text:p>-547,59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44" table:number-columns-repeated="2"/>
          <table:table-cell table:style-name="ce146"/>
          <table:table-cell/>
          <table:table-cell table:style-name="ce146" table:number-columns-repeated="2"/>
          <table:table-cell table:number-columns-repeated="3"/>
        </table:table-row>
        <table:table-row table:style-name="ro1">
          <table:table-cell/>
          <table:table-cell table:style-name="ce144" table:number-columns-repeated="2"/>
          <table:table-cell table:style-name="ce146"/>
          <table:table-cell/>
          <table:table-cell table:style-name="ce165"/>
          <table:table-cell table:style-name="ce146"/>
          <table:table-cell table:style-name="ce165"/>
          <table:table-cell table:number-columns-repeated="2"/>
        </table:table-row>
        <table:table-row table:style-name="ro1">
          <table:table-cell/>
          <table:table-cell table:style-name="ce142" office:value-type="float" office:value="2020" calcext:value-type="float">
            <text:p>2020</text:p>
          </table:table-cell>
          <table:table-cell table:style-name="ce144"/>
          <table:table-cell table:style-name="ce146"/>
          <table:table-cell/>
          <table:table-cell table:style-name="ce14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 office:value-type="date" office:date-value="2020-10-06" calcext:value-type="date">
            <text:p>06.10.2020</text:p>
          </table:table-cell>
          <table:table-cell table:style-name="ce144" office:value-type="string" calcext:value-type="string">
            <text:p>Belediye Emlak Vergisi 2020</text:p>
          </table:table-cell>
          <table:table-cell table:style-name="ce146" table:number-columns-repeated="2"/>
          <table:table-cell table:style-name="ce146" office:value-type="float" office:value="-645.85" calcext:value-type="float">
            <text:p>-645,85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38]/[.G38]" office:value-type="float" office:value="-92.132667617689" calcext:value-type="float">
            <text:p>-92,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 office:value-type="date" office:date-value="2020-11-25" calcext:value-type="date">
            <text:p>25.11.2020</text:p>
          </table:table-cell>
          <table:table-cell table:style-name="ce146" office:value-type="string" calcext:value-type="string">
            <text:p>tuğla sıva işçilik pire memet</text:p>
          </table:table-cell>
          <table:table-cell table:style-name="ce146"/>
          <table:table-cell/>
          <table:table-cell table:style-name="ce146" office:value-type="float" office:value="-1050" calcext:value-type="float">
            <text:p>-1.05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39]/[.G39]" office:value-type="float" office:value="-149.786019971469" calcext:value-type="float">
            <text:p>-149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 office:value-type="date" office:date-value="2020-11-25" calcext:value-type="date">
            <text:p>25.11.2020</text:p>
          </table:table-cell>
          <table:table-cell table:style-name="ce146" office:value-type="string" calcext:value-type="string">
            <text:p>tuğla sıva işçilik muhammed</text:p>
          </table:table-cell>
          <table:table-cell table:style-name="ce146"/>
          <table:table-cell/>
          <table:table-cell table:style-name="ce146" office:value-type="float" office:value="-600" calcext:value-type="float">
            <text:p>-6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40]/[.G40]" office:value-type="float" office:value="-85.5920114122682" calcext:value-type="float">
            <text:p>-85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4" office:value-type="string" calcext:value-type="string">
            <text:p>kum</text:p>
          </table:table-cell>
          <table:table-cell table:style-name="ce146" table:number-columns-repeated="2"/>
          <table:table-cell table:style-name="ce146" office:value-type="float" office:value="-200" calcext:value-type="float">
            <text:p>-2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41]/[.G41]" office:value-type="float" office:value="-28.5306704707561" calcext:value-type="float">
            <text:p>-28,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4" office:value-type="string" calcext:value-type="string">
            <text:p>8,5 tuğla 145 ad</text:p>
          </table:table-cell>
          <table:table-cell table:style-name="ce146" table:number-columns-repeated="2"/>
          <table:table-cell table:style-name="ce146" office:value-type="float" office:value="-90" calcext:value-type="float">
            <text:p>-9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42]/[.G42]" office:value-type="float" office:value="-12.8388017118402" calcext:value-type="float">
            <text:p>-12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4" office:value-type="string" calcext:value-type="string">
            <text:p>yığma tuğla 720 ad * 0,90 tl</text:p>
          </table:table-cell>
          <table:table-cell table:style-name="ce146" table:number-columns-repeated="2"/>
          <table:table-cell table:style-name="ce146" office:value-type="float" office:value="-648" calcext:value-type="float">
            <text:p>-648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43]/[.G43]" office:value-type="float" office:value="-92.4393723252497" calcext:value-type="float">
            <text:p>-92,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4" office:value-type="string" calcext:value-type="string">
            <text:p>20 tr çimento</text:p>
          </table:table-cell>
          <table:table-cell table:style-name="ce146" table:number-columns-repeated="2"/>
          <table:table-cell table:style-name="ce146" office:value-type="float" office:value="-300" calcext:value-type="float">
            <text:p>-3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44]/[.G44]" office:value-type="float" office:value="-42.7960057061341" calcext:value-type="float">
            <text:p>-42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4" office:value-type="string" calcext:value-type="string">
            <text:p>15 tr kireç</text:p>
          </table:table-cell>
          <table:table-cell table:style-name="ce146" table:number-columns-repeated="2"/>
          <table:table-cell table:style-name="ce146" office:value-type="float" office:value="-90" calcext:value-type="float">
            <text:p>-9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45]/[.G45]" office:value-type="float" office:value="-12.8388017118402" calcext:value-type="float">
            <text:p>-12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4" office:value-type="string" calcext:value-type="string">
            <text:p>kesme taşı – menteşe – elektrot</text:p>
          </table:table-cell>
          <table:table-cell table:style-name="ce146" table:number-columns-repeated="2"/>
          <table:table-cell table:style-name="ce146" office:value-type="float" office:value="-68" calcext:value-type="float">
            <text:p>-68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46]/[.G46]" office:value-type="float" office:value="-9.70042796005706" calcext:value-type="float">
            <text:p>-9,70</text:p>
          </table:table-cell>
          <table:table-cell table:number-columns-repeated="2"/>
        </table:table-row>
        <table:table-row table:style-name="ro1">
          <table:table-cell/>
          <table:table-cell table:style-name="ce144"/>
          <table:table-cell table:style-name="ce144" office:value-type="string" calcext:value-type="string">
            <text:p>Elektrik 01-2020</text:p>
          </table:table-cell>
          <table:table-cell table:style-name="ce146" table:number-columns-repeated="3"/>
          <table:table-cell table:style-name="ce146" office:value-type="float" office:value="7.01" calcext:value-type="float">
            <text:p>7,01</text:p>
          </table:table-cell>
          <table:table-cell table:formula="of:=[.F47]/[.G4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144"/>
          <table:table-cell table:style-name="ce146" office:value-type="string" calcext:value-type="string">
            <text:p><text:span text:style-name="T1">Elektrik </text:span>02-2020</text:p>
          </table:table-cell>
          <table:table-cell table:style-name="ce146" table:number-columns-repeated="3"/>
          <table:table-cell table:style-name="ce146" office:value-type="float" office:value="7.01" calcext:value-type="float">
            <text:p>7,01</text:p>
          </table:table-cell>
          <table:table-cell table:formula="of:=[.F48]/[.G4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144"/>
          <table:table-cell table:style-name="ce146" office:value-type="string" calcext:value-type="string">
            <text:p><text:span text:style-name="T1">Elektrik </text:span>03-2020</text:p>
          </table:table-cell>
          <table:table-cell table:style-name="ce146" table:number-columns-repeated="3"/>
          <table:table-cell table:style-name="ce146" office:value-type="float" office:value="7.01" calcext:value-type="float">
            <text:p>7,01</text:p>
          </table:table-cell>
          <table:table-cell table:formula="of:=[.F49]/[.G4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 office:value-type="date" office:date-value="2020-04-20" calcext:value-type="date">
            <text:p>20.04.2020</text:p>
          </table:table-cell>
          <table:table-cell table:style-name="ce144" office:value-type="string" calcext:value-type="string">
            <text:p>Elektrik 04-2020</text:p>
          </table:table-cell>
          <table:table-cell table:style-name="ce146" table:number-columns-repeated="2"/>
          <table:table-cell table:style-name="ce146" office:value-type="float" office:value="-44.1" calcext:value-type="float">
            <text:p>-44,1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0]/[.G50]" office:value-type="float" office:value="-6.29101283880171" calcext:value-type="float">
            <text:p>-6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6" office:value-type="string" calcext:value-type="string">
            <text:p><text:span text:style-name="T1">Elektrik </text:span>05-2020</text:p>
          </table:table-cell>
          <table:table-cell/>
          <table:table-cell table:style-name="ce146"/>
          <table:table-cell table:style-name="ce146" office:value-type="float" office:value="-9.9" calcext:value-type="float">
            <text:p>-9,9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1]/[.G51]" office:value-type="float" office:value="-1.41226818830243" calcext:value-type="float">
            <text:p>-1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6" office:value-type="string" calcext:value-type="string">
            <text:p><text:span text:style-name="T1">Elektrik </text:span>06-2020</text:p>
          </table:table-cell>
          <table:table-cell/>
          <table:table-cell table:style-name="ce146"/>
          <table:table-cell table:style-name="ce146" office:value-type="float" office:value="-5.46" calcext:value-type="float">
            <text:p>-5,46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2]/[.G52]" office:value-type="float" office:value="-0.778887303851641" calcext:value-type="float">
            <text:p>-0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6" office:value-type="string" calcext:value-type="string">
            <text:p><text:span text:style-name="T1">Elektrik </text:span>07-2020</text:p>
          </table:table-cell>
          <table:table-cell/>
          <table:table-cell table:style-name="ce146"/>
          <table:table-cell table:style-name="ce146" office:value-type="float" office:value="-13.65" calcext:value-type="float">
            <text:p>-13,65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3]/[.G53]" office:value-type="float" office:value="-1.9472182596291" calcext:value-type="float">
            <text:p>-1,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6" office:value-type="string" calcext:value-type="string">
            <text:p><text:span text:style-name="T1">Elektrik </text:span>08-2020</text:p>
          </table:table-cell>
          <table:table-cell/>
          <table:table-cell table:style-name="ce146" table:number-columns-repeated="2"/>
          <table:table-cell table:style-name="ce146" office:value-type="float" office:value="7.01" calcext:value-type="float">
            <text:p>7,01</text:p>
          </table:table-cell>
          <table:table-cell table:formula="of:=[.F54]/[.G5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6" office:value-type="string" calcext:value-type="string">
            <text:p><text:span text:style-name="T1">Elektrik </text:span>09-2020</text:p>
          </table:table-cell>
          <table:table-cell/>
          <table:table-cell table:style-name="ce146" table:number-columns-repeated="2"/>
          <table:table-cell table:style-name="ce146" office:value-type="float" office:value="7.01" calcext:value-type="float">
            <text:p>7,01</text:p>
          </table:table-cell>
          <table:table-cell table:formula="of:=[.F55]/[.G5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6" office:value-type="string" calcext:value-type="string">
            <text:p><text:span text:style-name="T1">Elektrik </text:span>10-2020</text:p>
          </table:table-cell>
          <table:table-cell/>
          <table:table-cell table:style-name="ce146"/>
          <table:table-cell table:style-name="ce146" office:value-type="float" office:value="-13" calcext:value-type="float">
            <text:p>-13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6]/[.G56]" office:value-type="float" office:value="-1.85449358059914" calcext:value-type="float">
            <text:p>-1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 office:value-type="date" office:date-value="2020-11-30" calcext:value-type="date">
            <text:p>30.11.2020</text:p>
          </table:table-cell>
          <table:table-cell table:style-name="ce146" office:value-type="string" calcext:value-type="string">
            <text:p><text:span text:style-name="T1">Elektrik </text:span>11-2020</text:p>
          </table:table-cell>
          <table:table-cell/>
          <table:table-cell table:style-name="ce146"/>
          <table:table-cell table:style-name="ce146" office:value-type="float" office:value="-170" calcext:value-type="float">
            <text:p>-17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7]/[.G57]" office:value-type="float" office:value="-24.2510699001427" calcext:value-type="float">
            <text:p>-24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/>
          <table:table-cell table:style-name="ce146" office:value-type="string" calcext:value-type="string">
            <text:p><text:span text:style-name="T1">Elektrik </text:span>12-2020</text:p>
          </table:table-cell>
          <table:table-cell/>
          <table:table-cell table:style-name="ce146"/>
          <table:table-cell table:style-name="ce146" office:value-type="float" office:value="-226.11" calcext:value-type="float">
            <text:p>-226,11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8]/[.G58]" office:value-type="float" office:value="-32.2553495007133" calcext:value-type="float">
            <text:p>-32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 office:value-type="date" office:date-value="2020-11-30" calcext:value-type="date">
            <text:p>30.11.2020</text:p>
          </table:table-cell>
          <table:table-cell table:style-name="ce144" office:value-type="string" calcext:value-type="string">
            <text:p>su</text:p>
          </table:table-cell>
          <table:table-cell table:style-name="ce146" table:number-columns-repeated="2"/>
          <table:table-cell table:style-name="ce146" office:value-type="float" office:value="-100" calcext:value-type="float">
            <text:p>-1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9]/[.G59]" office:value-type="float" office:value="-14.265335235378" calcext:value-type="float">
            <text:p>-14,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4" office:value-type="string" calcext:value-type="string">
            <text:p>Yazıhane önü kırma işçiliği</text:p>
          </table:table-cell>
          <table:table-cell table:style-name="ce146" table:number-columns-repeated="2"/>
          <table:table-cell table:style-name="ce146" office:value-type="float" office:value="-500" calcext:value-type="float">
            <text:p>-5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60]/[.G60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 office:value-type="date" office:date-value="2020-12-09" calcext:value-type="date">
            <text:p>09.12.2020</text:p>
          </table:table-cell>
          <table:table-cell table:style-name="ce144" office:value-type="string" calcext:value-type="string">
            <text:p>Alçıpan vida</text:p>
          </table:table-cell>
          <table:table-cell table:style-name="ce146" table:number-columns-repeated="2"/>
          <table:table-cell table:style-name="ce146" office:value-type="float" office:value="-323" calcext:value-type="float">
            <text:p>-323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61]/[.G61]" office:value-type="float" office:value="-46.077032810271" calcext:value-type="float">
            <text:p>-46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/>
          <table:table-cell table:style-name="ce144"/>
          <table:table-cell table:style-name="ce146" table:number-columns-repeated="2"/>
          <table:table-cell table:style-name="ce165" table:formula="of:=SUM([.F38:.F61])" office:value-type="float" office:value="-5097.07" calcext:value-type="float">
            <text:p>-5.097,07</text:p>
          </table:table-cell>
          <table:table-cell table:style-name="ce146"/>
          <table:table-cell table:number-columns-repeated="2"/>
          <table:table-cell office:value-type="string" calcext:value-type="string">
            <text:p>xxxx</text:p>
          </table:table-cell>
        </table:table-row>
        <table:table-row table:style-name="ro1" table:number-rows-repeated="3">
          <table:table-cell/>
          <table:table-cell table:style-name="ce161"/>
          <table:table-cell table:style-name="ce144"/>
          <table:table-cell table:style-name="ce146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144" office:value-type="string" calcext:value-type="string">
            <text:p>Boya-Çatı- Kapı </text:p>
          </table:table-cell>
          <table:table-cell table:style-name="ce146" table:number-columns-repeated="2"/>
          <table:table-cell table:style-name="ce146" office:value-type="float" office:value="-1500" calcext:value-type="float">
            <text:p>-1.5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66]/[.G66]" office:value-type="float" office:value="-213.98002853067" calcext:value-type="float">
            <text:p>-213,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144" office:value-type="string" calcext:value-type="string">
            <text:p>yıkama hela yapımı</text:p>
          </table:table-cell>
          <table:table-cell table:style-name="ce146" table:number-columns-repeated="2"/>
          <table:table-cell table:style-name="ce146" office:value-type="float" office:value="-500" calcext:value-type="float">
            <text:p>-5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67]/[.G67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/>
          <table:table-cell table:style-name="ce161"/>
          <table:table-cell table:style-name="ce144"/>
          <table:table-cell table:style-name="ce146" table:number-columns-repeated="2"/>
          <table:table-cell table:style-name="ce165" table:formula="of:=SUM([.F66:.F67])" office:value-type="float" office:value="-2000" calcext:value-type="float">
            <text:p>-2.000,00</text:p>
          </table:table-cell>
          <table:table-cell table:style-name="ce146"/>
          <table:table-cell table:number-columns-repeated="3"/>
        </table:table-row>
        <table:table-row table:style-name="ro1">
          <table:table-cell/>
          <table:table-cell table:style-name="ce161"/>
          <table:table-cell table:style-name="ce144"/>
          <table:table-cell table:style-name="ce146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162" office:value-type="date" office:date-value="2020-08-20" calcext:value-type="date">
            <text:p>20.08.2020</text:p>
          </table:table-cell>
          <table:table-cell table:style-name="ce144" office:value-type="string" calcext:value-type="string">
            <text:p>motorcu boya</text:p>
          </table:table-cell>
          <table:table-cell table:style-name="ce146"/>
          <table:table-cell/>
          <table:table-cell table:style-name="ce146" office:value-type="float" office:value="-500" calcext:value-type="float">
            <text:p>-5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0]/[.G70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162" office:value-type="date" office:date-value="2020-08-22" calcext:value-type="date">
            <text:p>22.08.2020</text:p>
          </table:table-cell>
          <table:table-cell table:style-name="ce144" office:value-type="string" calcext:value-type="string">
            <text:p>motorcu hela</text:p>
          </table:table-cell>
          <table:table-cell table:style-name="ce146"/>
          <table:table-cell/>
          <table:table-cell table:style-name="ce146" office:value-type="float" office:value="-500" calcext:value-type="float">
            <text:p>-5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1]/[.G71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162" office:value-type="date" office:date-value="2020-08-24" calcext:value-type="date">
            <text:p>24.08.2020</text:p>
          </table:table-cell>
          <table:table-cell table:style-name="ce144" office:value-type="string" calcext:value-type="string">
            <text:p>motorcu kapı</text:p>
          </table:table-cell>
          <table:table-cell table:style-name="ce146"/>
          <table:table-cell/>
          <table:table-cell table:style-name="ce146" office:value-type="float" office:value="-2000" calcext:value-type="float">
            <text:p>-2.0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2]/[.G72]" office:value-type="float" office:value="-285.306704707561" calcext:value-type="float">
            <text:p>-285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162" office:value-type="date" office:date-value="2020-09-02" calcext:value-type="date">
            <text:p>02.09.2020</text:p>
          </table:table-cell>
          <table:table-cell table:style-name="ce144" office:value-type="string" calcext:value-type="string">
            <text:p>Alçıpan demir işleri</text:p>
          </table:table-cell>
          <table:table-cell table:style-name="ce146"/>
          <table:table-cell/>
          <table:table-cell table:style-name="ce146" office:value-type="float" office:value="-500" calcext:value-type="float">
            <text:p>-5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3]/[.G73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162" office:value-type="date" office:date-value="2020-09-02" calcext:value-type="date">
            <text:p>02.09.2020</text:p>
          </table:table-cell>
          <table:table-cell table:style-name="ce144" office:value-type="string" calcext:value-type="string">
            <text:p>camcı</text:p>
          </table:table-cell>
          <table:table-cell table:style-name="ce146"/>
          <table:table-cell/>
          <table:table-cell table:style-name="ce146" office:value-type="float" office:value="-750" calcext:value-type="float">
            <text:p>-75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4]/[.G74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162" office:value-type="date" office:date-value="2020-09-02" calcext:value-type="date">
            <text:p>02.09.2020</text:p>
          </table:table-cell>
          <table:table-cell table:style-name="ce144" office:value-type="string" calcext:value-type="string">
            <text:p>motorcu arka duvar</text:p>
          </table:table-cell>
          <table:table-cell table:style-name="ce146"/>
          <table:table-cell/>
          <table:table-cell table:style-name="ce146" office:value-type="float" office:value="-500" calcext:value-type="float">
            <text:p>-5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5]/[.G75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162" office:value-type="date" office:date-value="2020-09-02" calcext:value-type="date">
            <text:p>02.09.2020</text:p>
          </table:table-cell>
          <table:table-cell table:style-name="ce144" office:value-type="string" calcext:value-type="string">
            <text:p>motorcu elektrik</text:p>
          </table:table-cell>
          <table:table-cell table:style-name="ce146"/>
          <table:table-cell/>
          <table:table-cell table:style-name="ce146" office:value-type="float" office:value="-750" calcext:value-type="float">
            <text:p>-75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6]/[.G76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98" table:formula="of:=SUM([.F70:.F76])" office:value-type="float" office:value="-5500" calcext:value-type="float">
            <text:p>-5.500,00</text:p>
          </table:table-cell>
          <table:table-cell table:style-name="ce146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144" office:value-type="string" calcext:value-type="string">
            <text:p>Toz Dolgu</text:p>
          </table:table-cell>
          <table:table-cell table:style-name="ce146"/>
          <table:table-cell/>
          <table:table-cell table:style-name="ce146" office:value-type="float" office:value="-250" calcext:value-type="float">
            <text:p>-25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9]/[.G79]" office:value-type="float" office:value="-35.6633380884451" calcext:value-type="float">
            <text:p>-35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4" office:value-type="string" calcext:value-type="string">
            <text:p>vinç nakliye</text:p>
          </table:table-cell>
          <table:table-cell table:style-name="ce146"/>
          <table:table-cell/>
          <table:table-cell table:style-name="ce146" office:value-type="float" office:value="-600" calcext:value-type="float">
            <text:p>-6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0]/[.G80]" office:value-type="float" office:value="-85.5920114122682" calcext:value-type="float">
            <text:p>-85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4" office:value-type="string" calcext:value-type="string">
            <text:p>vinç demontaj özer vinç</text:p>
          </table:table-cell>
          <table:table-cell table:style-name="ce146"/>
          <table:table-cell/>
          <table:table-cell table:style-name="ce146" office:value-type="float" office:value="-1300" calcext:value-type="float">
            <text:p>-1.3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1]/[.G81]" office:value-type="float" office:value="-185.449358059914" calcext:value-type="float">
            <text:p>-185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4" office:value-type="string" calcext:value-type="string">
            <text:p>hela altyapı </text:p>
          </table:table-cell>
          <table:table-cell table:style-name="ce146"/>
          <table:table-cell/>
          <table:table-cell table:style-name="ce146" office:value-type="float" office:value="-1000" calcext:value-type="float">
            <text:p>-1.0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2]/[.G82]" office:value-type="float" office:value="-142.65335235378" calcext:value-type="float">
            <text:p>-142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4" office:value-type="string" calcext:value-type="string">
            <text:p>vinç ayakları kırım <text:s/>kepçeci</text:p>
          </table:table-cell>
          <table:table-cell table:style-name="ce146"/>
          <table:table-cell/>
          <table:table-cell table:style-name="ce146" office:value-type="float" office:value="-4100" calcext:value-type="float">
            <text:p>-4.1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3]/[.G83]" office:value-type="float" office:value="-584.878744650499" calcext:value-type="float">
            <text:p>-584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4" office:value-type="string" calcext:value-type="string">
            <text:p>vinç demontaj işçilik</text:p>
          </table:table-cell>
          <table:table-cell table:style-name="ce146"/>
          <table:table-cell/>
          <table:table-cell table:style-name="ce146" office:value-type="float" office:value="-750" calcext:value-type="float">
            <text:p>-75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4]/[.G84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4" office:value-type="string" calcext:value-type="string">
            <text:p>yemek</text:p>
          </table:table-cell>
          <table:table-cell table:style-name="ce146"/>
          <table:table-cell/>
          <table:table-cell table:style-name="ce146" office:value-type="float" office:value="-300" calcext:value-type="float">
            <text:p>-3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5]/[.G85]" office:value-type="float" office:value="-42.7960057061341" calcext:value-type="float">
            <text:p>-42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helikopter beton işçiliği 6*300</text:p>
          </table:table-cell>
          <table:table-cell table:style-name="ce146"/>
          <table:table-cell/>
          <table:table-cell table:style-name="ce146" office:value-type="float" office:value="-1800" calcext:value-type="float">
            <text:p>-1.8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6]/[.G86]" office:value-type="float" office:value="-256.776034236805" calcext:value-type="float">
            <text:p>-256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beton santralı 36 m3*170</text:p>
          </table:table-cell>
          <table:table-cell table:style-name="ce146"/>
          <table:table-cell/>
          <table:table-cell table:style-name="ce146" office:value-type="float" office:value="-6120" calcext:value-type="float">
            <text:p>-6.12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7]/[.G87]" office:value-type="float" office:value="-873.038516405136" calcext:value-type="float">
            <text:p>-873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ön beton (işçilik + beton)</text:p>
          </table:table-cell>
          <table:table-cell table:style-name="ce146"/>
          <table:table-cell/>
          <table:table-cell table:style-name="ce146" office:value-type="float" office:value="-5000" calcext:value-type="float">
            <text:p>-5.0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8]/[.G88]" office:value-type="float" office:value="-713.266761768902" calcext:value-type="float">
            <text:p>-713,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98" table:formula="of:=SUM([.F79:.F88])" office:value-type="float" office:value="-21220" calcext:value-type="float">
            <text:p>-21.220,00</text:p>
          </table:table-cell>
          <table:table-cell table:style-name="ce146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144" office:value-type="string" calcext:value-type="string">
            <text:p>600 m2 Taban kırım beton</text:p>
          </table:table-cell>
          <table:table-cell/>
          <table:table-cell table:style-name="ce146"/>
          <table:table-cell table:style-name="ce146" office:value-type="float" office:value="-35000" calcext:value-type="float">
            <text:p>-35.0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91]/[.G91]" office:value-type="float" office:value="-4992.86733238231" calcext:value-type="float">
            <text:p>-4.992,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144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table:style-name="ce146"/>
          <table:table-cell office:value-type="float" office:value="-3885" calcext:value-type="float">
            <text:p>-3.885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92]/[.G92]" office:value-type="float" office:value="-554.208273894437" calcext:value-type="float">
            <text:p>-554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144" office:value-type="string" calcext:value-type="string">
            <text:p>tedaş <text:s text:c="3"/></text:p>
          </table:table-cell>
          <table:table-cell table:style-name="ce144" office:value-type="string" calcext:value-type="string">
            <text:p>dursun durmş</text:p>
          </table:table-cell>
          <table:table-cell table:style-name="ce146"/>
          <table:table-cell office:value-type="float" office:value="-4194.224" calcext:value-type="float">
            <text:p>-4.194,22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93]/[.G93]" office:value-type="float" office:value="-598.320114122682" calcext:value-type="float">
            <text:p>-598,3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67" table:formula="of:=SUM([.F91:.F93])" office:value-type="float" office:value="-43079.224" calcext:value-type="float">
            <text:p>-43079,22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020 TOPLAM</text:p>
          </table:table-cell>
          <table:table-cell table:style-name="ce167" table:formula="of:=[.F94]+[.F89]+[.F77]+[.F68]+[.F62]" office:value-type="float" office:value="-76896.294" calcext:value-type="float">
            <text:p>-76896,29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167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67" office:value-type="float" office:value="2021" calcext:value-type="float">
            <text:p>2021</text:p>
          </table:table-cell>
          <table:table-cell table:number-columns-repeated="4"/>
          <table:table-cell table:style-name="ce146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1-30" calcext:value-type="date">
            <text:p>30.01.2021</text:p>
          </table:table-cell>
          <table:table-cell table:style-name="ce144" office:value-type="string" calcext:value-type="string">
            <text:p>Elektrik 1-2021</text:p>
          </table:table-cell>
          <table:table-cell table:number-columns-repeated="2"/>
          <table:table-cell table:style-name="ce146" office:value-type="float" office:value="-143.08" calcext:value-type="float">
            <text:p>-143,0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2-28" calcext:value-type="date">
            <text:p>28.02.2021</text:p>
          </table:table-cell>
          <table:table-cell table:style-name="ce144" office:value-type="string" calcext:value-type="string">
            <text:p>Elektrik 2-2021</text:p>
          </table:table-cell>
          <table:table-cell table:number-columns-repeated="2"/>
          <table:table-cell table:style-name="ce146" office:value-type="float" office:value="-69" calcext:value-type="float">
            <text:p>-69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2-30" calcext:value-type="date">
            <text:p>30.12.2021</text:p>
          </table:table-cell>
          <table:table-cell table:style-name="ce144" office:value-type="string" calcext:value-type="string">
            <text:p>Elektrik 3-2021</text:p>
          </table:table-cell>
          <table:table-cell table:style-name="ce146"/>
          <table:table-cell/>
          <table:table-cell table:style-name="ce14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3-30" calcext:value-type="date">
            <text:p>30.03.2021</text:p>
          </table:table-cell>
          <table:table-cell table:style-name="ce144" office:value-type="string" calcext:value-type="string">
            <text:p>Elektrik 4-2021</text:p>
          </table:table-cell>
          <table:table-cell table:number-columns-repeated="2"/>
          <table:table-cell table:style-name="Default" office:value-type="float" office:value="-15.52" calcext:value-type="float">
            <text:p>-15,5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4-30" calcext:value-type="date">
            <text:p>30.04.2021</text:p>
          </table:table-cell>
          <table:table-cell table:style-name="ce144" office:value-type="string" calcext:value-type="string">
            <text:p>Elektrik 5-2021</text:p>
          </table:table-cell>
          <table:table-cell table:number-columns-repeated="2"/>
          <table:table-cell table:style-name="ce146" office:value-type="float" office:value="-43.51" calcext:value-type="float">
            <text:p>-43,5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5-30" calcext:value-type="date">
            <text:p>30.05.2021</text:p>
          </table:table-cell>
          <table:table-cell table:style-name="ce144" office:value-type="string" calcext:value-type="string">
            <text:p>Elektrik 6–2021</text:p>
          </table:table-cell>
          <table:table-cell table:style-name="ce146"/>
          <table:table-cell/>
          <table:table-cell table:style-name="ce146" office:value-type="float" office:value="-8.55" calcext:value-type="float">
            <text:p>-8,5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0-14" calcext:value-type="date">
            <text:p>14.10.2021</text:p>
          </table:table-cell>
          <table:table-cell table:style-name="ce144" office:value-type="string" calcext:value-type="string">
            <text:p>Bina Vergisi 1</text:p>
          </table:table-cell>
          <table:table-cell table:style-name="ce146"/>
          <table:table-cell/>
          <table:table-cell table:style-name="ce146" office:value-type="float" office:value="-297" calcext:value-type="float">
            <text:p>-297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0-14" calcext:value-type="date">
            <text:p>14.10.2021</text:p>
          </table:table-cell>
          <table:table-cell table:style-name="ce144" office:value-type="string" calcext:value-type="string">
            <text:p>Kültür Vergisi 1</text:p>
          </table:table-cell>
          <table:table-cell table:number-columns-repeated="2"/>
          <table:table-cell table:style-name="ce146" office:value-type="float" office:value="-29.7" calcext:value-type="float">
            <text:p>-29,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6-30" calcext:value-type="date">
            <text:p>30.06.2021</text:p>
          </table:table-cell>
          <table:table-cell table:style-name="ce144" office:value-type="string" calcext:value-type="string">
            <text:p>Elektrik 7–2021</text:p>
          </table:table-cell>
          <table:table-cell table:style-name="ce162"/>
          <table:table-cell/>
          <table:table-cell table:style-name="ce146" office:value-type="float" office:value="-21.85" calcext:value-type="float">
            <text:p>-21,8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7-30" calcext:value-type="date">
            <text:p>30.07.2021</text:p>
          </table:table-cell>
          <table:table-cell table:style-name="ce144" office:value-type="string" calcext:value-type="string">
            <text:p>Elektrik 8-2021</text:p>
          </table:table-cell>
          <table:table-cell table:style-name="ce162"/>
          <table:table-cell/>
          <table:table-cell table:style-name="ce146" office:value-type="float" office:value="-5" calcext:value-type="float">
            <text:p>-5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8-30" calcext:value-type="date">
            <text:p>30.08.2021</text:p>
          </table:table-cell>
          <table:table-cell table:style-name="ce144" office:value-type="string" calcext:value-type="string">
            <text:p>Elektrik 9-2021</text:p>
          </table:table-cell>
          <table:table-cell table:style-name="ce146"/>
          <table:table-cell/>
          <table:table-cell table:style-name="ce146" office:value-type="float" office:value="-8" calcext:value-type="float">
            <text:p>-8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9-30" calcext:value-type="date">
            <text:p>30.09.2021</text:p>
          </table:table-cell>
          <table:table-cell table:style-name="ce144" office:value-type="string" calcext:value-type="string">
            <text:p>Elektrik 10-2021</text:p>
          </table:table-cell>
          <table:table-cell table:style-name="ce146"/>
          <table:table-cell/>
          <table:table-cell table:style-name="ce146" office:value-type="float" office:value="-20" calcext:value-type="float">
            <text:p>-20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0-30" calcext:value-type="date">
            <text:p>30.10.2021</text:p>
          </table:table-cell>
          <table:table-cell table:style-name="ce144" office:value-type="string" calcext:value-type="string">
            <text:p>Elektrik 11-2021</text:p>
          </table:table-cell>
          <table:table-cell table:style-name="ce146"/>
          <table:table-cell/>
          <table:table-cell table:style-name="ce146" office:value-type="float" office:value="-26" calcext:value-type="float">
            <text:p>-26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0-14" calcext:value-type="date">
            <text:p>14.10.2021</text:p>
          </table:table-cell>
          <table:table-cell table:style-name="ce144" office:value-type="string" calcext:value-type="string">
            <text:p>vergi fark</text:p>
          </table:table-cell>
          <table:table-cell table:style-name="ce146"/>
          <table:table-cell/>
          <table:table-cell table:style-name="ce146" office:value-type="float" office:value="-23.4" calcext:value-type="float">
            <text:p>-23,4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0-14" calcext:value-type="date">
            <text:p>14.10.2021</text:p>
          </table:table-cell>
          <table:table-cell table:style-name="ce144" office:value-type="string" calcext:value-type="string">
            <text:p>Bina Vergisi 2</text:p>
          </table:table-cell>
          <table:table-cell table:number-columns-repeated="2"/>
          <table:table-cell table:style-name="ce146" office:value-type="float" office:value="-297" calcext:value-type="float">
            <text:p>-297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0-14" calcext:value-type="date">
            <text:p>14.10.2021</text:p>
          </table:table-cell>
          <table:table-cell table:style-name="ce144" office:value-type="string" calcext:value-type="string">
            <text:p>Kültür Vergisi 2</text:p>
          </table:table-cell>
          <table:table-cell table:number-columns-repeated="2"/>
          <table:table-cell table:style-name="ce146" office:value-type="float" office:value="-29.7" calcext:value-type="float">
            <text:p>-29,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2-30" calcext:value-type="date">
            <text:p>30.12.2021</text:p>
          </table:table-cell>
          <table:table-cell table:style-name="ce144" office:value-type="string" calcext:value-type="string">
            <text:p>Elektrik 12-2021</text:p>
          </table:table-cell>
          <table:table-cell table:style-name="ce146"/>
          <table:table-cell/>
          <table:table-cell table:style-name="ce146" office:value-type="float" office:value="-142" calcext:value-type="float">
            <text:p>-142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/>
          <table:table-cell table:style-name="ce144" office:value-type="string" calcext:value-type="string">
            <text:p>yıkama elektrik abone bedeli</text:p>
          </table:table-cell>
          <table:table-cell table:style-name="ce146"/>
          <table:table-cell/>
          <table:table-cell table:style-name="ce146" office:value-type="float" office:value="-3000" calcext:value-type="float">
            <text:p>-3.000,00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61"/>
          <table:table-cell table:style-name="ce144"/>
          <table:table-cell table:style-name="ce146"/>
          <table:table-cell/>
          <table:table-cell table:style-name="ce165" table:formula="of:=SUM([.F100:.F117])" office:value-type="float" office:value="-4179.31" calcext:value-type="float">
            <text:p>-4.179,31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61"/>
          <table:table-cell table:style-name="ce144"/>
          <table:table-cell table:style-name="ce146"/>
          <table:table-cell/>
          <table:table-cell table:style-name="ce146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44"/>
          <table:table-cell table:style-name="ce173"/>
          <table:table-cell table:style-name="ce146"/>
          <table:table-cell/>
          <table:table-cell table:style-name="ce14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61" office:value-type="date" office:date-value="2021-08-15" calcext:value-type="date">
            <text:p>15.08.2021</text:p>
          </table:table-cell>
          <table:table-cell table:style-name="ce146" office:value-type="string" calcext:value-type="string">
            <text:p>Alçıpan 26*2,5=65 m2 * 35 TL işçilik</text:p>
          </table:table-cell>
          <table:table-cell table:style-name="ce146"/>
          <table:table-cell/>
          <table:table-cell table:style-name="ce159" office:value-type="float" office:value="-2275" calcext:value-type="float">
            <text:p>-2.27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44"/>
          <table:table-cell table:style-name="ce146" office:value-type="string" calcext:value-type="string">
            <text:p>Alçıpan 22 ad*29 tl</text:p>
          </table:table-cell>
          <table:table-cell table:style-name="ce146"/>
          <table:table-cell/>
          <table:table-cell table:style-name="ce159" office:value-type="float" office:value="-638" calcext:value-type="float">
            <text:p>-638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62"/>
          <table:table-cell table:style-name="ce144" office:value-type="string" calcext:value-type="string">
            <text:p>vida</text:p>
          </table:table-cell>
          <table:table-cell table:style-name="ce146"/>
          <table:table-cell/>
          <table:table-cell table:style-name="ce146" office:value-type="float" office:value="-50" calcext:value-type="float">
            <text:p>-5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62"/>
          <table:table-cell table:style-name="ce144" office:value-type="string" calcext:value-type="string">
            <text:p>Cam 6 mm 10 m2*360 tl </text:p>
          </table:table-cell>
          <table:table-cell table:style-name="ce146"/>
          <table:table-cell/>
          <table:table-cell table:style-name="ce146" office:value-type="float" office:value="-3600" calcext:value-type="float">
            <text:p>-3.6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62"/>
          <table:table-cell table:style-name="ce144" office:value-type="string" calcext:value-type="string">
            <text:p>cam işçiliği silikon</text:p>
          </table:table-cell>
          <table:table-cell table:style-name="ce146"/>
          <table:table-cell/>
          <table:table-cell table:style-name="ce146" office:value-type="float" office:value="-400" calcext:value-type="float">
            <text:p>-4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62"/>
          <table:table-cell table:style-name="ce144" office:value-type="string" calcext:value-type="string">
            <text:p>tuğla işçilik 24m * 2,25 =54 m2 * 15 tl</text:p>
          </table:table-cell>
          <table:table-cell table:style-name="ce146"/>
          <table:table-cell/>
          <table:table-cell table:style-name="ce146" office:value-type="float" office:value="-810" calcext:value-type="float">
            <text:p>-81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62"/>
          <table:table-cell table:style-name="ce144" office:value-type="string" calcext:value-type="string">
            <text:p>tuğla </text:p>
          </table:table-cell>
          <table:table-cell table:style-name="ce146"/>
          <table:table-cell/>
          <table:table-cell table:style-name="ce146" office:value-type="float" office:value="-1512" calcext:value-type="float">
            <text:p>-1.512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62"/>
          <table:table-cell table:style-name="ce144" office:value-type="string" calcext:value-type="string">
            <text:p>sıva işçilik</text:p>
          </table:table-cell>
          <table:table-cell table:style-name="ce146"/>
          <table:table-cell/>
          <table:table-cell table:style-name="ce146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/>
          <table:table-cell table:style-name="ce146" office:value-type="string" calcext:value-type="string">
            <text:p>kum çimento kireç</text:p>
          </table:table-cell>
          <table:table-cell table:style-name="ce146"/>
          <table:table-cell/>
          <table:table-cell table:style-name="ce146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44"/>
          <table:table-cell table:style-name="ce146" office:value-type="string" calcext:value-type="string">
            <text:p>kapı demir malzeme</text:p>
          </table:table-cell>
          <table:table-cell table:style-name="ce146"/>
          <table:table-cell/>
          <table:table-cell table:style-name="ce146" office:value-type="float" office:value="-3000" calcext:value-type="float">
            <text:p>-3.0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44"/>
          <table:table-cell table:style-name="ce146" office:value-type="string" calcext:value-type="string">
            <text:p>kapı işçilik</text:p>
          </table:table-cell>
          <table:table-cell table:style-name="ce146"/>
          <table:table-cell/>
          <table:table-cell table:style-name="ce146" office:value-type="float" office:value="-1500" calcext:value-type="float">
            <text:p>-1.500,00</text:p>
          </table:table-cell>
          <table:table-cell table:number-columns-repeated="4"/>
        </table:table-row>
        <table:table-row table:style-name="ro1">
          <table:table-cell/>
          <table:table-cell table:style-name="ce144"/>
          <table:table-cell table:style-name="ce146" table:number-columns-repeated="2"/>
          <table:table-cell/>
          <table:table-cell table:style-name="ce165" table:formula="of:=SUM([.F121:.F131])" office:value-type="float" office:value="-15585" calcext:value-type="float">
            <text:p>-15.585,00</text:p>
          </table:table-cell>
          <table:table-cell table:number-columns-repeated="4"/>
        </table:table-row>
        <table:table-row table:style-name="ro1">
          <table:table-cell/>
          <table:table-cell table:style-name="ce144"/>
          <table:table-cell table:style-name="ce146" table:number-columns-repeated="2"/>
          <table:table-cell/>
          <table:table-cell table:style-name="ce146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61" office:value-type="date" office:date-value="2021-08-15" calcext:value-type="date">
            <text:p>15.08.2021</text:p>
          </table:table-cell>
          <table:table-cell table:style-name="ce146" office:value-type="string" calcext:value-type="string">
            <text:p>Alçıpan 26*2,5=65 m2 * 35 TL işçilik</text:p>
          </table:table-cell>
          <table:table-cell table:style-name="ce146"/>
          <table:table-cell/>
          <table:table-cell table:style-name="ce159" office:value-type="float" office:value="-2275" calcext:value-type="float">
            <text:p>-2.27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44"/>
          <table:table-cell table:style-name="ce146" office:value-type="string" calcext:value-type="string">
            <text:p>Alçıpan 22 ad*29 tl</text:p>
          </table:table-cell>
          <table:table-cell table:style-name="ce146"/>
          <table:table-cell/>
          <table:table-cell table:style-name="ce159" office:value-type="float" office:value="-638" calcext:value-type="float">
            <text:p>-638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62"/>
          <table:table-cell table:style-name="ce144" office:value-type="string" calcext:value-type="string">
            <text:p>vida</text:p>
          </table:table-cell>
          <table:table-cell table:style-name="ce146"/>
          <table:table-cell/>
          <table:table-cell table:style-name="ce146" office:value-type="float" office:value="-50" calcext:value-type="float">
            <text:p>-5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62"/>
          <table:table-cell table:style-name="ce144" office:value-type="string" calcext:value-type="string">
            <text:p>Cam 6 mm 12 m2*360 tl </text:p>
          </table:table-cell>
          <table:table-cell table:style-name="ce146"/>
          <table:table-cell/>
          <table:table-cell table:style-name="ce146" office:value-type="float" office:value="-4320" calcext:value-type="float">
            <text:p>-4.32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62"/>
          <table:table-cell table:style-name="ce144" office:value-type="string" calcext:value-type="string">
            <text:p>cam işçiliği silikon</text:p>
          </table:table-cell>
          <table:table-cell table:style-name="ce146"/>
          <table:table-cell/>
          <table:table-cell table:style-name="ce146" office:value-type="float" office:value="-400" calcext:value-type="float">
            <text:p>-4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62"/>
          <table:table-cell table:style-name="ce144" office:value-type="string" calcext:value-type="string">
            <text:p>tuğla işçilik 24m * 2,25 =54 m2 * 15 tl</text:p>
          </table:table-cell>
          <table:table-cell table:style-name="ce146"/>
          <table:table-cell/>
          <table:table-cell table:style-name="ce146" office:value-type="float" office:value="-810" calcext:value-type="float">
            <text:p>-81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62"/>
          <table:table-cell table:style-name="ce144" office:value-type="string" calcext:value-type="string">
            <text:p>tuğla </text:p>
          </table:table-cell>
          <table:table-cell table:style-name="ce146"/>
          <table:table-cell/>
          <table:table-cell table:style-name="ce146" office:value-type="float" office:value="-1512" calcext:value-type="float">
            <text:p>-1.512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62"/>
          <table:table-cell table:style-name="ce144" office:value-type="string" calcext:value-type="string">
            <text:p>sıva işçilik</text:p>
          </table:table-cell>
          <table:table-cell table:style-name="ce146"/>
          <table:table-cell/>
          <table:table-cell table:style-name="ce146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/>
          <table:table-cell table:style-name="ce146" office:value-type="string" calcext:value-type="string">
            <text:p>kum çimento kireç</text:p>
          </table:table-cell>
          <table:table-cell table:style-name="ce146"/>
          <table:table-cell/>
          <table:table-cell table:style-name="ce146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44"/>
          <table:table-cell table:style-name="ce146" office:value-type="string" calcext:value-type="string">
            <text:p>kapı işçilik</text:p>
          </table:table-cell>
          <table:table-cell table:style-name="ce146"/>
          <table:table-cell/>
          <table:table-cell table:style-name="ce146" office:value-type="float" office:value="-500" calcext:value-type="float">
            <text:p>-50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98" table:formula="of:=SUM([.F135:.F144])" office:value-type="float" office:value="-12305" calcext:value-type="float">
            <text:p>-12.305,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60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2021 TOPLAM</text:p>
          </table:table-cell>
          <table:table-cell table:style-name="ce167" table:formula="of:=[.F145]+[.F132]+[.F118]" office:value-type="float" office:value="-32069.31" calcext:value-type="float">
            <text:p>-32069,31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146" table:number-columns-repeated="2"/>
          <table:table-cell table:number-columns-repeated="3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1-30" calcext:value-type="date">
            <text:p>30.01.2022</text:p>
          </table:table-cell>
          <table:table-cell table:style-name="ce144" office:value-type="string" calcext:value-type="string">
            <text:p>Elektrik 1-2022</text:p>
          </table:table-cell>
          <table:table-cell table:number-columns-repeated="2"/>
          <table:table-cell office:value-type="float" office:value="-152.91" calcext:value-type="float">
            <text:p>-152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2-28" calcext:value-type="date">
            <text:p>28.02.2022</text:p>
          </table:table-cell>
          <table:table-cell table:style-name="ce144" office:value-type="string" calcext:value-type="string">
            <text:p>Elektrik 2-2022</text:p>
          </table:table-cell>
          <table:table-cell table:number-columns-repeated="2"/>
          <table:table-cell office:value-type="float" office:value="-145.63" calcext:value-type="float">
            <text:p>-145,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2-30" calcext:value-type="date">
            <text:p>30.12.2022</text:p>
          </table:table-cell>
          <table:table-cell table:style-name="ce144" office:value-type="string" calcext:value-type="string">
            <text:p>Elektrik 3-2022</text:p>
          </table:table-cell>
          <table:table-cell table:number-columns-repeated="2"/>
          <table:table-cell office:value-type="float" office:value="-54.79" calcext:value-type="float">
            <text:p>-54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3-30" calcext:value-type="date">
            <text:p>30.03.2022</text:p>
          </table:table-cell>
          <table:table-cell table:style-name="ce144" office:value-type="string" calcext:value-type="string">
            <text:p>Elektrik 4-2022</text:p>
          </table:table-cell>
          <table:table-cell table:number-columns-repeated="2"/>
          <table:table-cell office:value-type="float" office:value="-63.01" calcext:value-type="float">
            <text:p>-63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4-30" calcext:value-type="date">
            <text:p>30.04.2022</text:p>
          </table:table-cell>
          <table:table-cell table:style-name="ce144" office:value-type="string" calcext:value-type="string">
            <text:p>Elektrik 5-2022</text:p>
          </table:table-cell>
          <table:table-cell table:number-columns-repeated="2"/>
          <table:table-cell office:value-type="float" office:value="-78.08" calcext:value-type="float">
            <text:p>-78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5-30" calcext:value-type="date">
            <text:p>30.05.2022</text:p>
          </table:table-cell>
          <table:table-cell table:style-name="ce144" office:value-type="string" calcext:value-type="string">
            <text:p>Elektrik 6–2022</text:p>
          </table:table-cell>
          <table:table-cell table:number-columns-repeated="2"/>
          <table:table-cell office:value-type="float" office:value="-65.75" calcext:value-type="float">
            <text:p>-65,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0-14" calcext:value-type="date">
            <text:p>14.10.2022</text:p>
          </table:table-cell>
          <table:table-cell table:style-name="ce144" office:value-type="string" calcext:value-type="string">
            <text:p>Bina Vergisi 1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0-14" calcext:value-type="date">
            <text:p>14.10.2022</text:p>
          </table:table-cell>
          <table:table-cell table:style-name="ce144" office:value-type="string" calcext:value-type="string">
            <text:p>Kültür Vergisi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6-30" calcext:value-type="date">
            <text:p>30.06.2022</text:p>
          </table:table-cell>
          <table:table-cell table:style-name="ce144" office:value-type="string" calcext:value-type="string">
            <text:p>Elektrik 7–2022</text:p>
          </table:table-cell>
          <table:table-cell table:number-columns-repeated="2"/>
          <table:table-cell office:value-type="float" office:value="-82.18" calcext:value-type="float">
            <text:p>-82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7-30" calcext:value-type="date">
            <text:p>30.07.2022</text:p>
          </table:table-cell>
          <table:table-cell table:style-name="ce144" office:value-type="string" calcext:value-type="string">
            <text:p>Elektrik 8-2022</text:p>
          </table:table-cell>
          <table:table-cell table:number-columns-repeated="2"/>
          <table:table-cell office:value-type="float" office:value="-48.8" calcext:value-type="float">
            <text:p>-48,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8-30" calcext:value-type="date">
            <text:p>30.08.2022</text:p>
          </table:table-cell>
          <table:table-cell table:style-name="ce144" office:value-type="string" calcext:value-type="string">
            <text:p>Elektrik 9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9-30" calcext:value-type="date">
            <text:p>30.09.2022</text:p>
          </table:table-cell>
          <table:table-cell table:style-name="ce144" office:value-type="string" calcext:value-type="string">
            <text:p>Elektrik 10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0-30" calcext:value-type="date">
            <text:p>30.10.2022</text:p>
          </table:table-cell>
          <table:table-cell table:style-name="ce144" office:value-type="string" calcext:value-type="string">
            <text:p>Elektrik 11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0-14" calcext:value-type="date">
            <text:p>14.10.2022</text:p>
          </table:table-cell>
          <table:table-cell table:style-name="ce144" office:value-type="string" calcext:value-type="string">
            <text:p>vergi f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0-14" calcext:value-type="date">
            <text:p>14.10.2022</text:p>
          </table:table-cell>
          <table:table-cell table:style-name="ce144" office:value-type="string" calcext:value-type="string">
            <text:p>Bina Vergisi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0-14" calcext:value-type="date">
            <text:p>14.10.2022</text:p>
          </table:table-cell>
          <table:table-cell table:style-name="ce144" office:value-type="string" calcext:value-type="string">
            <text:p>Kültür Vergisi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2-30" calcext:value-type="date">
            <text:p>30.12.2022</text:p>
          </table:table-cell>
          <table:table-cell table:style-name="ce144" office:value-type="string" calcext:value-type="string">
            <text:p>Elektrik 12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G701-22</text:p>
          </table:table-cell>
          <table:table-cell table:number-columns-repeated="4"/>
          <table:table-cell table:formula="of:=[$'SnyG701-22'.C8]*-1" office:value-type="float" office:value="-4500" calcext:value-type="float">
            <text:p>-4.50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98" table:formula="of:=SUM([.F151:.F168])" office:value-type="float" office:value="-5191.15" calcext:value-type="float">
            <text:p>-5.191,15</text:p>
          </table:table-cell>
          <table:table-cell table:number-columns-repeated="4"/>
        </table:table-row>
        <table:table-row table:style-name="ro1" table:number-rows-repeated="104840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KY" table:style-name="ta1">
        <table:table-column table:style-name="co11" table:default-cell-style-name="Default"/>
        <table:table-column table:style-name="co29" table:number-columns-repeated="2" table:default-cell-style-name="Default"/>
        <table:table-column table:style-name="co51" table:default-cell-style-name="Default"/>
        <table:table-column table:style-name="co52" table:default-cell-style-name="ce183"/>
        <table:table-column table:style-name="co53" table:default-cell-style-name="Default"/>
        <table:table-column table:style-name="co54" table:default-cell-style-name="Default"/>
        <table:table-column table:style-name="co54" table:default-cell-style-name="ce387"/>
        <table:table-column table:style-name="co51" table:default-cell-style-name="Default"/>
        <table:table-column table:style-name="co52" table:default-cell-style-name="ce183"/>
        <table:table-column table:style-name="co55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54" table:default-cell-style-name="ce387"/>
        <table:table-column table:style-name="co56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384"/>
          <table:table-cell table:number-columns-repeated="5"/>
          <table:table-cell table:style-name="ce385"/>
          <table:table-cell table:number-columns-repeated="2"/>
          <table:table-cell table:style-name="ce384" table:number-columns-repeated="2"/>
          <table:table-cell table:style-name="ce405" office:value-type="string" calcext:value-type="string">
            <text:p>Doğuş kapanışta nazanın toplam borcu 126.714,21 US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85" office:value-type="string" calcext:value-type="string">
            <text:p>hacı</text:p>
          </table:table-cell>
          <table:table-cell table:number-columns-repeated="2" office:value-type="string" calcext:value-type="string">
            <text:p>hacı</text:p>
          </table:table-cell>
          <table:table-cell table:style-name="ce397" office:value-type="string" calcext:value-type="string">
            <text:p>hacı</text:p>
          </table:table-cell>
          <table:table-cell/>
          <table:table-cell table:style-name="ce385" office:value-type="string" calcext:value-type="string">
            <text:p>nazan</text:p>
          </table:table-cell>
          <table:table-cell office:value-type="string" calcext:value-type="string">
            <text:p>nazan</text:p>
          </table:table-cell>
          <table:table-cell office:value-type="string" calcext:value-type="string">
            <text:p>nazan </text:p>
          </table:table-cell>
          <table:table-cell table:number-columns-repeated="2"/>
          <table:table-cell table:style-name="ce397" office:value-type="string" calcext:value-type="string">
            <text:p>naz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ELİR</text:p>
          </table:table-cell>
          <table:table-cell/>
          <table:table-cell table:style-name="ce385" office:value-type="string" calcext:value-type="string">
            <text:p>pay 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bakiye</text:p>
          </table:table-cell>
          <table:table-cell table:style-name="ce397" office:value-type="string" calcext:value-type="string">
            <text:p>bakiye</text:p>
          </table:table-cell>
          <table:table-cell/>
          <table:table-cell table:style-name="ce385" office:value-type="string" calcext:value-type="string">
            <text:p>pay 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bakiye</text:p>
          </table:table-cell>
          <table:table-cell table:number-columns-repeated="2"/>
          <table:table-cell table:style-name="ce397" office:value-type="string" calcext:value-type="string">
            <text:p>bakiy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30" office:value-type="string" calcext:value-type="string">
            <text:p>TL</text:p>
          </table:table-cell>
          <table:table-cell/>
          <table:table-cell table:style-name="ce385" office:value-type="string" calcext:value-type="string">
            <text:p>%</text:p>
          </table:table-cell>
          <table:table-cell table:number-columns-repeated="2" office:value-type="string" calcext:value-type="string">
            <text:p>TL</text:p>
          </table:table-cell>
          <table:table-cell table:style-name="ce397" office:value-type="string" calcext:value-type="string">
            <text:p>USD</text:p>
          </table:table-cell>
          <table:table-cell/>
          <table:table-cell table:style-name="ce385" office:value-type="string" calcext:value-type="string">
            <text:p>%</text:p>
          </table:table-cell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USDTRY</text:p>
          </table:table-cell>
          <table:table-cell office:value-type="string" calcext:value-type="string">
            <text:p>USD</text:p>
          </table:table-cell>
          <table:table-cell table:style-name="ce397"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85"/>
          <table:table-cell table:number-columns-repeated="4"/>
          <table:table-cell table:style-name="ce385"/>
          <table:table-cell table:number-columns-repeated="4"/>
          <table:table-cell table:style-name="Default"/>
          <table:table-cell/>
          <table:table-cell table:style-name="ce406" table:formula="of:=[.N7]*-1" office:value-type="currency" office:currency="TRY" office:value="-126714.21" calcext:value-type="currency">
            <text:p>-₺126.714,21</text:p>
          </table:table-cell>
        </table:table-row>
        <table:table-row table:style-name="ro1">
          <table:table-cell/>
          <table:table-cell table:style-name="ce230" office:value-type="string" calcext:value-type="string">
            <text:p>1203m2 arsa</text:p>
          </table:table-cell>
          <table:table-cell table:style-name="ce226" office:value-type="currency" office:currency="TRY" office:value="450000" calcext:value-type="currency">
            <text:p>₺450.000,00</text:p>
          </table:table-cell>
          <table:table-cell/>
          <table:table-cell table:style-name="ce386" office:value-type="percentage" office:value="0.5" calcext:value-type="percentage">
            <text:p>%50,00</text:p>
          </table:table-cell>
          <table:table-cell table:number-columns-repeated="2"/>
          <table:table-cell table:style-name="ce398" office:value-type="currency" office:currency="USD" office:value="225000" calcext:value-type="currency">
            <text:p>$225.000,00</text:p>
          </table:table-cell>
          <table:table-cell/>
          <table:table-cell table:style-name="ce386" office:value-type="percentage" office:value="0.5" calcext:value-type="percentage">
            <text:p>%50,00</text:p>
          </table:table-cell>
          <table:table-cell table:number-columns-repeated="2"/>
          <table:table-cell table:style-name="ce402"/>
          <table:table-cell table:style-name="ce403" office:value-type="string" calcext:value-type="string">
            <text:p>doğuş kapanış</text:p>
          </table:table-cell>
          <table:table-cell table:style-name="ce398" office:value-type="currency" office:currency="USD" office:value="225000" calcext:value-type="currency">
            <text:p>$225.000,00</text:p>
          </table:table-cell>
          <table:table-cell table:number-columns-repeated="2"/>
        </table:table-row>
        <table:table-row table:style-name="ro1">
          <table:table-cell table:style-name="ce167" office:value-type="float" office:value="2018" calcext:value-type="float">
            <text:p>2018</text:p>
          </table:table-cell>
          <table:table-cell table:style-name="ce167"/>
          <table:table-cell table:number-columns-repeated="2"/>
          <table:table-cell table:style-name="ce386" table:formula="of:=[.H6]/[.$C$6]" office:value-type="percentage" office:value="0.5" calcext:value-type="percentage">
            <text:p>%50,00</text:p>
          </table:table-cell>
          <table:table-cell table:number-columns-repeated="2"/>
          <table:table-cell table:style-name="ce399" table:formula="of:=[.H6]+[.N7]" office:value-type="currency" office:currency="USD" office:value="351714.21" calcext:value-type="currency">
            <text:p>$351.714,21</text:p>
          </table:table-cell>
          <table:table-cell/>
          <table:table-cell table:style-name="ce386" table:formula="of:=[.O7]/[.$C$6]" office:value-type="percentage" office:value="0.218412866666667" calcext:value-type="percentage">
            <text:p>%21,84</text:p>
          </table:table-cell>
          <table:table-cell table:number-columns-repeated="2"/>
          <table:table-cell table:style-name="ce402"/>
          <table:table-cell table:style-name="ce404" office:value-type="currency" office:currency="USD" office:value="126714.21" calcext:value-type="currency">
            <text:p>$126.714,21</text:p>
          </table:table-cell>
          <table:table-cell table:style-name="ce399" table:formula="of:=[.O6]-[.N7]" office:value-type="currency" office:currency="USD" office:value="98285.79" calcext:value-type="currency">
            <text:p>$98.285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18-10-30" calcext:value-type="date">
            <text:p>30.10.2018</text:p>
          </table:table-cell>
          <table:table-cell table:style-name="ce226" table:formula="of:=[$GLR.F6]" office:value-type="currency" office:currency="TRY" office:value="21000" calcext:value-type="currency">
            <text:p>₺21.000,00</text:p>
          </table:table-cell>
          <table:table-cell/>
          <table:table-cell table:style-name="ce386" table:formula="of:=[.H7]/[.$C$6]" office:value-type="percentage" office:value="0.781587133333333" calcext:value-type="percentage">
            <text:p>%78,16</text:p>
          </table:table-cell>
          <table:table-cell table:style-name="ce384" table:formula="of:=[.E8]*[.C8]" office:value-type="currency" office:currency="TRY" office:value="16413.3298" calcext:value-type="currency">
            <text:p>₺16.413,33</text:p>
          </table:table-cell>
          <table:table-cell table:style-name="ce384" table:formula="of:=[.G7]+[.F8]" office:value-type="currency" office:currency="TRY" office:value="16413.3298" calcext:value-type="currency">
            <text:p>₺16.413,33</text:p>
          </table:table-cell>
          <table:table-cell table:style-name="ce400" table:formula="of:=[.H7]-[.N8]" office:value-type="currency" office:currency="TRY" office:value="350883.291485507" calcext:value-type="currency">
            <text:p>₺350.883,29</text:p>
          </table:table-cell>
          <table:table-cell/>
          <table:table-cell table:style-name="ce386" table:formula="of:=[.O7]/[.$C$6]" office:value-type="percentage" office:value="0.218412866666667" calcext:value-type="percentage">
            <text:p>%21,84</text:p>
          </table:table-cell>
          <table:table-cell table:style-name="ce384" table:formula="of:=[.J8]*[.C8]" office:value-type="currency" office:currency="TRY" office:value="4586.6702" calcext:value-type="currency">
            <text:p>₺4.586,67</text:p>
          </table:table-cell>
          <table:table-cell table:style-name="ce384" table:formula="of:=[.L7]+[.K8]" office:value-type="currency" office:currency="TRY" office:value="4586.6702" calcext:value-type="currency">
            <text:p>₺4.586,67</text:p>
          </table:table-cell>
          <table:table-cell office:value-type="float" office:value="5.52" calcext:value-type="float">
            <text:p>5,52</text:p>
          </table:table-cell>
          <table:table-cell table:style-name="ce384" table:formula="of:=[.K8]/[.M8]" office:value-type="currency" office:currency="TRY" office:value="830.918514492754" calcext:value-type="currency">
            <text:p>₺830,92</text:p>
          </table:table-cell>
          <table:table-cell table:style-name="ce399" table:formula="of:=[.O7]+[.N8]" office:value-type="currency" office:currency="USD" office:value="99116.7085144927" calcext:value-type="currency">
            <text:p>$99.116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62" office:value-type="date" office:date-value="2018-10-30" calcext:value-type="date">
            <text:p>30.10.2018</text:p>
          </table:table-cell>
          <table:table-cell table:style-name="ce211" table:formula="of:=[$GDR.F16]" office:value-type="currency" office:currency="USD" office:value="-2399.42" calcext:value-type="currency">
            <text:p>-$2.399,42</text:p>
          </table:table-cell>
          <table:table-cell table:style-name="ce384"/>
          <table:table-cell table:style-name="ce386" table:formula="of:=[.H8]/[.$C$6]" office:value-type="percentage" office:value="0.779740647745572" calcext:value-type="percentage">
            <text:p>%77,97</text:p>
          </table:table-cell>
          <table:table-cell table:style-name="ce384" table:formula="of:=[.E9]*[.C9]" office:value-type="currency" office:currency="TRY" office:value="-1870.92530501368" calcext:value-type="currency">
            <text:p>-₺1.870,93</text:p>
          </table:table-cell>
          <table:table-cell table:style-name="ce384" table:formula="of:=[.G8]+[.F9]" office:value-type="currency" office:currency="TRY" office:value="14542.4044949863" calcext:value-type="currency">
            <text:p>₺14.542,40</text:p>
          </table:table-cell>
          <table:table-cell table:style-name="ce400" table:formula="of:=[.H8]-[.N9]" office:value-type="currency" office:currency="TRY" office:value="350979.033278077" calcext:value-type="currency">
            <text:p>₺350.979,03</text:p>
          </table:table-cell>
          <table:table-cell table:style-name="ce384"/>
          <table:table-cell table:style-name="ce386" table:formula="of:=[.O8]/[.$C$6]" office:value-type="percentage" office:value="0.220259352254428" calcext:value-type="percentage">
            <text:p>%22,03</text:p>
          </table:table-cell>
          <table:table-cell table:style-name="ce384" table:formula="of:=[.J9]*[.C9]" office:value-type="currency" office:currency="TRY" office:value="-528.49469498632" calcext:value-type="currency">
            <text:p>-₺528,49</text:p>
          </table:table-cell>
          <table:table-cell table:style-name="ce384" table:formula="of:=[.L8]+[.K9]" office:value-type="currency" office:currency="TRY" office:value="4058.17550501368" calcext:value-type="currency">
            <text:p>₺4.058,18</text:p>
          </table:table-cell>
          <table:table-cell office:value-type="float" office:value="5.52" calcext:value-type="float">
            <text:p>5,52</text:p>
          </table:table-cell>
          <table:table-cell table:style-name="ce384" table:formula="of:=[.K9]/[.M9]" office:value-type="currency" office:currency="TRY" office:value="-95.7417925699856" calcext:value-type="currency">
            <text:p>-₺95,74</text:p>
          </table:table-cell>
          <table:table-cell table:style-name="ce399" table:formula="of:=[.O8]+[.N9]" office:value-type="currency" office:currency="USD" office:value="99020.9667219228" calcext:value-type="currency">
            <text:p>$99.020,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6"/>
          <table:table-cell table:style-name="ce384"/>
          <table:table-cell table:style-name="ce386"/>
          <table:table-cell table:style-name="ce384" table:number-columns-repeated="2"/>
          <table:table-cell table:style-name="ce400"/>
          <table:table-cell/>
          <table:table-cell table:style-name="ce386"/>
          <table:table-cell/>
          <table:table-cell table:style-name="ce401" table:formula="of:=[.L9]+[.G9]" office:value-type="currency" office:currency="TRY" office:value="18600.58" calcext:value-type="currency">
            <text:p>₺18.600,58</text:p>
          </table:table-cell>
          <table:table-cell table:number-columns-repeated="5"/>
        </table:table-row>
        <table:table-row table:style-name="ro1">
          <table:table-cell table:style-name="ce167" office:value-type="float" office:value="2019" calcext:value-type="float">
            <text:p>2019</text:p>
          </table:table-cell>
          <table:table-cell table:style-name="ce167"/>
          <table:table-cell table:number-columns-repeated="2"/>
          <table:table-cell table:style-name="ce386"/>
          <table:table-cell table:style-name="ce384" table:number-columns-repeated="2"/>
          <table:table-cell table:style-name="ce400"/>
          <table:table-cell/>
          <table:table-cell table:style-name="ce386"/>
          <table:table-cell table:number-columns-repeated="7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162" office:value-type="date" office:date-value="2019-11-12" calcext:value-type="date">
            <text:p>12.11.2019</text:p>
          </table:table-cell>
          <table:table-cell table:style-name="ce226" table:formula="of:=[$GLR.F8]+[$GLR.F9]+[$GLR.F13]" office:value-type="currency" office:currency="TRY" office:value="22500" calcext:value-type="currency">
            <text:p>₺22.500,00</text:p>
          </table:table-cell>
          <table:table-cell/>
          <table:table-cell table:style-name="ce386" table:formula="of:=[.H9]/[.$C$6]" office:value-type="percentage" office:value="0.779953407284616" calcext:value-type="percentage">
            <text:p>%78,00</text:p>
          </table:table-cell>
          <table:table-cell table:style-name="ce384" table:formula="of:=[.E12]*[.C12]" office:value-type="currency" office:currency="TRY" office:value="17548.9516639039" calcext:value-type="currency">
            <text:p>₺17.548,95</text:p>
          </table:table-cell>
          <table:table-cell table:style-name="ce384" table:formula="of:=[.G9]+[.F12]" office:value-type="currency" office:currency="TRY" office:value="32091.3561588902" calcext:value-type="currency">
            <text:p>₺32.091,36</text:p>
          </table:table-cell>
          <table:table-cell table:style-name="ce400" table:formula="of:=[.H9]-[.N12]" office:value-type="currency" office:currency="TRY" office:value="350114.975976839" calcext:value-type="currency">
            <text:p>₺350.114,98</text:p>
          </table:table-cell>
          <table:table-cell/>
          <table:table-cell table:style-name="ce386" table:formula="of:=[.O9]/[.$C$6]" office:value-type="percentage" office:value="0.220046592715384" calcext:value-type="percentage">
            <text:p>%22,00</text:p>
          </table:table-cell>
          <table:table-cell table:style-name="ce384" table:formula="of:=[.J12]*[.C12]" office:value-type="currency" office:currency="TRY" office:value="4951.04833609614" calcext:value-type="currency">
            <text:p>₺4.951,05</text:p>
          </table:table-cell>
          <table:table-cell table:style-name="ce384" table:formula="of:=[.L9]+[.K12]" office:value-type="currency" office:currency="TRY" office:value="9009.22384110982" calcext:value-type="currency">
            <text:p>₺9.009,22</text:p>
          </table:table-cell>
          <table:table-cell office:value-type="float" office:value="5.73" calcext:value-type="float">
            <text:p>5,73</text:p>
          </table:table-cell>
          <table:table-cell table:style-name="ce384" table:formula="of:=[.K12]/[.M12]" office:value-type="currency" office:currency="TRY" office:value="864.057301238418" calcext:value-type="currency">
            <text:p>₺864,06</text:p>
          </table:table-cell>
          <table:table-cell table:style-name="ce399" table:formula="of:=[.O9]+[.N12]" office:value-type="currency" office:currency="USD" office:value="99885.0240231612" calcext:value-type="currency">
            <text:p>$99.885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162" office:value-type="date" office:date-value="2019-11-30" calcext:value-type="date">
            <text:p>30.11.2019</text:p>
          </table:table-cell>
          <table:table-cell table:style-name="ce226" table:formula="of:=[$GLR.F12]" office:value-type="currency" office:currency="TRY" office:value="4000" calcext:value-type="currency">
            <text:p>₺4.000,00</text:p>
          </table:table-cell>
          <table:table-cell/>
          <table:table-cell table:style-name="ce386" table:formula="of:=[.H12]/[.$C$6]" office:value-type="percentage" office:value="0.778033279948531" calcext:value-type="percentage">
            <text:p>%77,80</text:p>
          </table:table-cell>
          <table:table-cell table:style-name="ce384" table:formula="of:=[.E13]*[.C13]" office:value-type="currency" office:currency="TRY" office:value="3112.13311979412" calcext:value-type="currency">
            <text:p>₺3.112,13</text:p>
          </table:table-cell>
          <table:table-cell table:style-name="ce384" table:formula="of:=[.G12]+[.F13]" office:value-type="currency" office:currency="TRY" office:value="35203.4892786843" calcext:value-type="currency">
            <text:p>₺35.203,49</text:p>
          </table:table-cell>
          <table:table-cell table:style-name="ce400" table:formula="of:=[.H12]-[.N13]" office:value-type="currency" office:currency="TRY" office:value="349960.025386925" calcext:value-type="currency">
            <text:p>₺349.960,03</text:p>
          </table:table-cell>
          <table:table-cell/>
          <table:table-cell table:style-name="ce386" table:formula="of:=[.O12]/[.$C$6]" office:value-type="percentage" office:value="0.221966720051469" calcext:value-type="percentage">
            <text:p>%22,20</text:p>
          </table:table-cell>
          <table:table-cell table:style-name="ce384" table:formula="of:=[.J13]*[.C13]" office:value-type="currency" office:currency="TRY" office:value="887.866880205877" calcext:value-type="currency">
            <text:p>₺887,87</text:p>
          </table:table-cell>
          <table:table-cell table:style-name="ce384" table:formula="of:=[.L12]+[.K13]" office:value-type="currency" office:currency="TRY" office:value="9897.09072131569" calcext:value-type="currency">
            <text:p>₺9.897,09</text:p>
          </table:table-cell>
          <table:table-cell office:value-type="float" office:value="5.73" calcext:value-type="float">
            <text:p>5,73</text:p>
          </table:table-cell>
          <table:table-cell table:style-name="ce384" table:formula="of:=[.K13]/[.M13]" office:value-type="currency" office:currency="TRY" office:value="154.950589913766" calcext:value-type="currency">
            <text:p>₺154,95</text:p>
          </table:table-cell>
          <table:table-cell table:style-name="ce399" table:formula="of:=[.O12]+[.N13]" office:value-type="currency" office:currency="USD" office:value="100039.974613075" calcext:value-type="currency">
            <text:p>$100.039,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62" office:value-type="date" office:date-value="2019-11-30" calcext:value-type="date">
            <text:p>30.11.2019</text:p>
          </table:table-cell>
          <table:table-cell table:style-name="ce211" table:formula="of:=[$GDR.F33]" office:value-type="currency" office:currency="USD" office:value="-3104.82" calcext:value-type="currency">
            <text:p>-$3.104,82</text:p>
          </table:table-cell>
          <table:table-cell table:style-name="ce384"/>
          <table:table-cell table:style-name="ce386" table:formula="of:=[.H13]/[.$C$6]" office:value-type="percentage" office:value="0.777688945304278" calcext:value-type="percentage">
            <text:p>%77,77</text:p>
          </table:table-cell>
          <table:table-cell table:style-name="ce384" table:formula="of:=[.E14]*[.C14]" office:value-type="currency" office:currency="TRY" office:value="-2414.58419115963" calcext:value-type="currency">
            <text:p>-₺2.414,58</text:p>
          </table:table-cell>
          <table:table-cell table:style-name="ce384" table:formula="of:=[.G13]+[.F14]" office:value-type="currency" office:currency="TRY" office:value="32788.9050875247" calcext:value-type="currency">
            <text:p>₺32.788,91</text:p>
          </table:table-cell>
          <table:table-cell table:style-name="ce400" table:formula="of:=[.H13]-[.N14]" office:value-type="currency" office:currency="TRY" office:value="350080.485388468" calcext:value-type="currency">
            <text:p>₺350.080,49</text:p>
          </table:table-cell>
          <table:table-cell table:style-name="ce384"/>
          <table:table-cell table:style-name="ce386" table:formula="of:=[.O13]/[.$C$6]" office:value-type="percentage" office:value="0.222311054695722" calcext:value-type="percentage">
            <text:p>%22,23</text:p>
          </table:table-cell>
          <table:table-cell table:style-name="ce384" table:formula="of:=[.J14]*[.C14]" office:value-type="currency" office:currency="TRY" office:value="-690.235808840372" calcext:value-type="currency">
            <text:p>-₺690,24</text:p>
          </table:table-cell>
          <table:table-cell table:style-name="ce384" table:formula="of:=[.L13]+[.K14]" office:value-type="currency" office:currency="TRY" office:value="9206.85491247532" calcext:value-type="currency">
            <text:p>₺9.206,85</text:p>
          </table:table-cell>
          <table:table-cell office:value-type="float" office:value="5.73" calcext:value-type="float">
            <text:p>5,73</text:p>
          </table:table-cell>
          <table:table-cell table:style-name="ce384" table:formula="of:=[.K14]/[.M14]" office:value-type="currency" office:currency="TRY" office:value="-120.460001542822" calcext:value-type="currency">
            <text:p>-₺120,46</text:p>
          </table:table-cell>
          <table:table-cell table:style-name="ce399" table:formula="of:=[.O13]+[.N14]" office:value-type="currency" office:currency="USD" office:value="99919.5146115321" calcext:value-type="currency">
            <text:p>$99.919,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84"/>
          <table:table-cell table:style-name="ce386"/>
          <table:table-cell table:number-columns-repeated="4"/>
          <table:table-cell table:style-name="ce386"/>
          <table:table-cell table:style-name="ce384"/>
          <table:table-cell table:style-name="ce401" table:formula="of:=[.L14]+[.G14]" office:value-type="currency" office:currency="TRY" office:value="41995.76" calcext:value-type="currency">
            <text:p>₺41.995,76</text:p>
          </table:table-cell>
          <table:table-cell/>
          <table:table-cell table:style-name="ce384"/>
          <table:table-cell table:style-name="ce399"/>
          <table:table-cell table:number-columns-repeated="2"/>
        </table:table-row>
        <table:table-row table:style-name="ro1">
          <table:table-cell table:style-name="ce167" office:value-type="float" office:value="2020" calcext:value-type="float">
            <text:p>2020</text:p>
          </table:table-cell>
          <table:table-cell table:style-name="ce167"/>
          <table:table-cell table:number-columns-repeated="2"/>
          <table:table-cell table:style-name="ce386"/>
          <table:table-cell table:number-columns-repeated="4"/>
          <table:table-cell table:style-name="ce386"/>
          <table:table-cell table:number-columns-repeated="7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162" office:value-type="date" office:date-value="2020-03-30" calcext:value-type="date">
            <text:p>30.03.2020</text:p>
          </table:table-cell>
          <table:table-cell table:style-name="ce226" table:formula="of:=[$GLR.F18]" office:value-type="currency" office:currency="TRY" office:value="6200" calcext:value-type="currency">
            <text:p>₺6.200,00</text:p>
          </table:table-cell>
          <table:table-cell/>
          <table:table-cell table:style-name="ce386" table:formula="of:=[.H14]/[.$C$6]" office:value-type="percentage" office:value="0.777956634196595" calcext:value-type="percentage">
            <text:p>%77,80</text:p>
          </table:table-cell>
          <table:table-cell table:style-name="ce384" table:formula="of:=[.E17]*[.C17]" office:value-type="currency" office:currency="TRY" office:value="4823.33113201889" calcext:value-type="currency">
            <text:p>₺4.823,33</text:p>
          </table:table-cell>
          <table:table-cell table:style-name="ce384" table:formula="of:=[.G14]+[.F17]" office:value-type="currency" office:currency="TRY" office:value="37612.2362195436" calcext:value-type="currency">
            <text:p>₺37.612,24</text:p>
          </table:table-cell>
          <table:table-cell table:style-name="ce400" table:formula="of:=[.H14]-[.N17]" office:value-type="currency" office:currency="TRY" office:value="349866.384475874" calcext:value-type="currency">
            <text:p>₺349.866,38</text:p>
          </table:table-cell>
          <table:table-cell/>
          <table:table-cell table:style-name="ce386" table:formula="of:=[.O14]/[.$C$6]" office:value-type="percentage" office:value="0.222043365803405" calcext:value-type="percentage">
            <text:p>%22,20</text:p>
          </table:table-cell>
          <table:table-cell table:style-name="ce384" table:formula="of:=[.J17]*[.C17]" office:value-type="currency" office:currency="TRY" office:value="1376.66886798111" calcext:value-type="currency">
            <text:p>₺1.376,67</text:p>
          </table:table-cell>
          <table:table-cell table:style-name="ce384" table:formula="of:=[.L14]+[.K17]" office:value-type="currency" office:currency="TRY" office:value="10583.5237804564" calcext:value-type="currency">
            <text:p>₺10.583,52</text:p>
          </table:table-cell>
          <table:table-cell office:value-type="float" office:value="6.43" calcext:value-type="float">
            <text:p>6,43</text:p>
          </table:table-cell>
          <table:table-cell table:style-name="ce384" table:formula="of:=[.K17]/[.M17]" office:value-type="currency" office:currency="TRY" office:value="214.100912594263" calcext:value-type="currency">
            <text:p>₺214,10</text:p>
          </table:table-cell>
          <table:table-cell table:style-name="ce399" table:formula="of:=[.O14]+[.N17]" office:value-type="currency" office:currency="USD" office:value="100133.615524126" calcext:value-type="currency">
            <text:p>$100.133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162" office:value-type="date" office:date-value="2020-10-30" calcext:value-type="date">
            <text:p>30.10.2020</text:p>
          </table:table-cell>
          <table:table-cell table:style-name="ce226" table:formula="of:=[$GLR.F24]" office:value-type="currency" office:currency="TRY" office:value="7800" calcext:value-type="currency">
            <text:p>₺7.800,00</text:p>
          </table:table-cell>
          <table:table-cell/>
          <table:table-cell table:style-name="ce386" table:formula="of:=[.H17]/[.$C$6]" office:value-type="percentage" office:value="0.77748085439083" calcext:value-type="percentage">
            <text:p>%77,75</text:p>
          </table:table-cell>
          <table:table-cell table:style-name="ce384" table:formula="of:=[.E18]*[.C18]" office:value-type="currency" office:currency="TRY" office:value="6064.35066424848" calcext:value-type="currency">
            <text:p>₺6.064,35</text:p>
          </table:table-cell>
          <table:table-cell table:style-name="ce384" table:formula="of:=[.G17]+[.F18]" office:value-type="currency" office:currency="TRY" office:value="43676.5868837921" calcext:value-type="currency">
            <text:p>₺43.676,59</text:p>
          </table:table-cell>
          <table:table-cell table:style-name="ce400" table:formula="of:=[.H17]-[.N18]" office:value-type="currency" office:currency="TRY" office:value="349652.634557678" calcext:value-type="currency">
            <text:p>₺349.652,63</text:p>
          </table:table-cell>
          <table:table-cell/>
          <table:table-cell table:style-name="ce386" table:formula="of:=[.O17]/[.$C$6]" office:value-type="percentage" office:value="0.22251914560917" calcext:value-type="percentage">
            <text:p>%22,25</text:p>
          </table:table-cell>
          <table:table-cell table:style-name="ce384" table:formula="of:=[.J18]*[.C18]" office:value-type="currency" office:currency="TRY" office:value="1735.64933575152" calcext:value-type="currency">
            <text:p>₺1.735,65</text:p>
          </table:table-cell>
          <table:table-cell table:style-name="ce384" table:formula="of:=[.L17]+[.K18]" office:value-type="currency" office:currency="TRY" office:value="12319.173116208" calcext:value-type="currency">
            <text:p>₺12.319,17</text:p>
          </table:table-cell>
          <table:table-cell office:value-type="float" office:value="8.12" calcext:value-type="float">
            <text:p>8,12</text:p>
          </table:table-cell>
          <table:table-cell table:style-name="ce384" table:formula="of:=[.K18]/[.M18]" office:value-type="currency" office:currency="TRY" office:value="213.749918196" calcext:value-type="currency">
            <text:p>₺213,75</text:p>
          </table:table-cell>
          <table:table-cell table:style-name="ce399" table:formula="of:=[.O17]+[.N18]" office:value-type="currency" office:currency="USD" office:value="100347.365442322" calcext:value-type="currency">
            <text:p>$100.347,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162" office:value-type="date" office:date-value="2020-10-30" calcext:value-type="date">
            <text:p>30.10.2020</text:p>
          </table:table-cell>
          <table:table-cell table:style-name="ce211" table:formula="of:=[$GDR.F68]" office:value-type="currency" office:currency="USD" office:value="-2000" calcext:value-type="currency">
            <text:p>-$2.000,00</text:p>
          </table:table-cell>
          <table:table-cell table:style-name="ce384"/>
          <table:table-cell table:style-name="ce386" table:formula="of:=[.H18]/[.$C$6]" office:value-type="percentage" office:value="0.777005854572617" calcext:value-type="percentage">
            <text:p>%77,70</text:p>
          </table:table-cell>
          <table:table-cell table:style-name="ce384" table:formula="of:=[.E19]*[.C19]" office:value-type="currency" office:currency="TRY" office:value="-1554.01170914523" calcext:value-type="currency">
            <text:p>-₺1.554,01</text:p>
          </table:table-cell>
          <table:table-cell table:style-name="ce384" table:formula="of:=[.G18]+[.F19]" office:value-type="currency" office:currency="TRY" office:value="42122.5751746468" calcext:value-type="currency">
            <text:p>₺42.122,58</text:p>
          </table:table-cell>
          <table:table-cell table:style-name="ce400" table:formula="of:=[.H18]-[.N19]" office:value-type="currency" office:currency="TRY" office:value="349707.559224039" calcext:value-type="currency">
            <text:p>₺349.707,56</text:p>
          </table:table-cell>
          <table:table-cell/>
          <table:table-cell table:style-name="ce386" table:formula="of:=[.O18]/[.$C$6]" office:value-type="percentage" office:value="0.222994145427383" calcext:value-type="percentage">
            <text:p>%22,30</text:p>
          </table:table-cell>
          <table:table-cell table:style-name="ce384" table:formula="of:=[.J19]*[.C19]" office:value-type="currency" office:currency="TRY" office:value="-445.988290854766" calcext:value-type="currency">
            <text:p>-₺445,99</text:p>
          </table:table-cell>
          <table:table-cell table:style-name="ce384" table:formula="of:=[.L18]+[.K19]" office:value-type="currency" office:currency="TRY" office:value="11873.1848253532" calcext:value-type="currency">
            <text:p>₺11.873,18</text:p>
          </table:table-cell>
          <table:table-cell office:value-type="float" office:value="8.12" calcext:value-type="float">
            <text:p>8,12</text:p>
          </table:table-cell>
          <table:table-cell table:style-name="ce384" table:formula="of:=[.K19]/[.M19]" office:value-type="currency" office:currency="TRY" office:value="-54.9246663614244" calcext:value-type="currency">
            <text:p>-₺54,92</text:p>
          </table:table-cell>
          <table:table-cell table:style-name="ce399" table:formula="of:=[.O18]+[.N19]" office:value-type="currency" office:currency="USD" office:value="100292.440775961" calcext:value-type="currency">
            <text:p>$100.292,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62" office:value-type="date" office:date-value="2020-12-12" calcext:value-type="date">
            <text:p>12.12.2020</text:p>
          </table:table-cell>
          <table:table-cell table:style-name="ce226" table:formula="of:=[$GLR.F21]+[$GLR.F22]+[$GLR.F30]+[$GLR.F31]" office:value-type="currency" office:currency="TRY" office:value="22500" calcext:value-type="currency">
            <text:p>₺22.500,00</text:p>
          </table:table-cell>
          <table:table-cell/>
          <table:table-cell table:style-name="ce386" table:formula="of:=[.H19]/[.$C$6]" office:value-type="percentage" office:value="0.777127909386753" calcext:value-type="percentage">
            <text:p>%77,71</text:p>
          </table:table-cell>
          <table:table-cell table:style-name="ce384" table:formula="of:=[.E20]*[.C20]" office:value-type="currency" office:currency="TRY" office:value="17485.377961202" calcext:value-type="currency">
            <text:p>₺17.485,38</text:p>
          </table:table-cell>
          <table:table-cell table:style-name="ce384" table:formula="of:=[.G19]+[.F20]" office:value-type="currency" office:currency="TRY" office:value="59607.9531358488" calcext:value-type="currency">
            <text:p>₺59.607,95</text:p>
          </table:table-cell>
          <table:table-cell table:style-name="ce400" table:formula="of:=[.H19]-[.N20]" office:value-type="currency" office:currency="TRY" office:value="349075.198311202" calcext:value-type="currency">
            <text:p>₺349.075,20</text:p>
          </table:table-cell>
          <table:table-cell/>
          <table:table-cell table:style-name="ce386" table:formula="of:=[.O19]/[.$C$6]" office:value-type="percentage" office:value="0.222872090613247" calcext:value-type="percentage">
            <text:p>%22,29</text:p>
          </table:table-cell>
          <table:table-cell table:style-name="ce384" table:formula="of:=[.J20]*[.C20]" office:value-type="currency" office:currency="TRY" office:value="5014.62203879805" calcext:value-type="currency">
            <text:p>₺5.014,62</text:p>
          </table:table-cell>
          <table:table-cell table:style-name="ce384" table:formula="of:=[.L19]+[.K20]" office:value-type="currency" office:currency="TRY" office:value="16887.8068641512" calcext:value-type="currency">
            <text:p>₺16.887,81</text:p>
          </table:table-cell>
          <table:table-cell office:value-type="float" office:value="7.93" calcext:value-type="float">
            <text:p>7,93</text:p>
          </table:table-cell>
          <table:table-cell table:style-name="ce384" table:formula="of:=[.K20]/[.M20]" office:value-type="currency" office:currency="TRY" office:value="632.36091283708" calcext:value-type="currency">
            <text:p>₺632,36</text:p>
          </table:table-cell>
          <table:table-cell table:style-name="ce399" table:formula="of:=[.O19]+[.N20]" office:value-type="currency" office:currency="USD" office:value="100924.801688798" calcext:value-type="currency">
            <text:p>$100.924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62" office:value-type="date" office:date-value="2020-12-12" calcext:value-type="date">
            <text:p>12.12.2020</text:p>
          </table:table-cell>
          <table:table-cell table:style-name="ce211" table:formula="of:=[$GDR.F77]" office:value-type="currency" office:currency="USD" office:value="-5500" calcext:value-type="currency">
            <text:p>-$5.500,00</text:p>
          </table:table-cell>
          <table:table-cell table:style-name="ce384"/>
          <table:table-cell table:style-name="ce386" table:formula="of:=[.H20]/[.$C$6]" office:value-type="percentage" office:value="0.775722662913782" calcext:value-type="percentage">
            <text:p>%77,57</text:p>
          </table:table-cell>
          <table:table-cell table:style-name="ce384" table:formula="of:=[.E21]*[.C21]" office:value-type="currency" office:currency="TRY" office:value="-4266.4746460258" calcext:value-type="currency">
            <text:p>-₺4.266,47</text:p>
          </table:table-cell>
          <table:table-cell table:style-name="ce384" table:formula="of:=[.G20]+[.F21]" office:value-type="currency" office:currency="TRY" office:value="55341.478489823" calcext:value-type="currency">
            <text:p>₺55.341,48</text:p>
          </table:table-cell>
          <table:table-cell table:style-name="ce400" table:formula="of:=[.H20]-[.N21]" office:value-type="currency" office:currency="TRY" office:value="349230.750058235" calcext:value-type="currency">
            <text:p>₺349.230,75</text:p>
          </table:table-cell>
          <table:table-cell/>
          <table:table-cell table:style-name="ce386" table:formula="of:=[.O20]/[.$C$6]" office:value-type="percentage" office:value="0.224277337086218" calcext:value-type="percentage">
            <text:p>%22,43</text:p>
          </table:table-cell>
          <table:table-cell table:style-name="ce384" table:formula="of:=[.J21]*[.C21]" office:value-type="currency" office:currency="TRY" office:value="-1233.5253539742" calcext:value-type="currency">
            <text:p>-₺1.233,53</text:p>
          </table:table-cell>
          <table:table-cell table:style-name="ce384" table:formula="of:=[.L20]+[.K21]" office:value-type="currency" office:currency="TRY" office:value="15654.281510177" calcext:value-type="currency">
            <text:p>₺15.654,28</text:p>
          </table:table-cell>
          <table:table-cell office:value-type="float" office:value="7.93" calcext:value-type="float">
            <text:p>7,93</text:p>
          </table:table-cell>
          <table:table-cell table:style-name="ce384" table:formula="of:=[.K21]/[.M21]" office:value-type="currency" office:currency="TRY" office:value="-155.551747033316" calcext:value-type="currency">
            <text:p>-₺155,55</text:p>
          </table:table-cell>
          <table:table-cell table:style-name="ce399" table:formula="of:=[.O20]+[.N21]" office:value-type="currency" office:currency="USD" office:value="100769.249941765" calcext:value-type="currency">
            <text:p>$100.769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162" office:value-type="date" office:date-value="2020-11-30" calcext:value-type="date">
            <text:p>30.11.2020</text:p>
          </table:table-cell>
          <table:table-cell table:style-name="ce226" table:formula="of:=[$GLR.F28]+[$GLR.F29]" office:value-type="currency" office:currency="TRY" office:value="23000" calcext:value-type="currency">
            <text:p>₺23.000,00</text:p>
          </table:table-cell>
          <table:table-cell/>
          <table:table-cell table:style-name="ce386" table:formula="of:=[.H21]/[.$C$6]" office:value-type="percentage" office:value="0.776068333462745" calcext:value-type="percentage">
            <text:p>%77,61</text:p>
          </table:table-cell>
          <table:table-cell table:style-name="ce384" table:formula="of:=[.E22]*[.C22]" office:value-type="currency" office:currency="TRY" office:value="17849.5716696431" calcext:value-type="currency">
            <text:p>₺17.849,57</text:p>
          </table:table-cell>
          <table:table-cell table:style-name="ce384" table:formula="of:=[.G21]+[.F22]" office:value-type="currency" office:currency="TRY" office:value="73191.0501594661" calcext:value-type="currency">
            <text:p>₺73.191,05</text:p>
          </table:table-cell>
          <table:table-cell table:style-name="ce400" table:formula="of:=[.H21]-[.N22]" office:value-type="currency" office:currency="TRY" office:value="348569.591094133" calcext:value-type="currency">
            <text:p>₺348.569,59</text:p>
          </table:table-cell>
          <table:table-cell/>
          <table:table-cell table:style-name="ce386" table:formula="of:=[.O21]/[.$C$6]" office:value-type="percentage" office:value="0.223931666537255" calcext:value-type="percentage">
            <text:p>%22,39</text:p>
          </table:table-cell>
          <table:table-cell table:style-name="ce384" table:formula="of:=[.J22]*[.C22]" office:value-type="currency" office:currency="TRY" office:value="5150.42833035686" calcext:value-type="currency">
            <text:p>₺5.150,43</text:p>
          </table:table-cell>
          <table:table-cell table:style-name="ce384" table:formula="of:=[.L21]+[.K22]" office:value-type="currency" office:currency="TRY" office:value="20804.7098405339" calcext:value-type="currency">
            <text:p>₺20.804,71</text:p>
          </table:table-cell>
          <table:table-cell office:value-type="float" office:value="7.79" calcext:value-type="float">
            <text:p>7,79</text:p>
          </table:table-cell>
          <table:table-cell table:style-name="ce384" table:formula="of:=[.K22]/[.M22]" office:value-type="currency" office:currency="TRY" office:value="661.158964102293" calcext:value-type="currency">
            <text:p>₺661,16</text:p>
          </table:table-cell>
          <table:table-cell table:style-name="ce399" table:formula="of:=[.O21]+[.N22]" office:value-type="currency" office:currency="USD" office:value="101430.408905867" calcext:value-type="currency">
            <text:p>$101.430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162" office:value-type="date" office:date-value="2020-11-30" calcext:value-type="date">
            <text:p>30.11.2020</text:p>
          </table:table-cell>
          <table:table-cell table:style-name="ce211" table:formula="of:=[$GDR.F89]" office:value-type="currency" office:currency="USD" office:value="-21220" calcext:value-type="currency">
            <text:p>-$21.220,00</text:p>
          </table:table-cell>
          <table:table-cell table:style-name="ce384"/>
          <table:table-cell table:style-name="ce386" table:formula="of:=[.H22]/[.$C$6]" office:value-type="percentage" office:value="0.774599091320296" calcext:value-type="percentage">
            <text:p>%77,46</text:p>
          </table:table-cell>
          <table:table-cell table:style-name="ce384" table:formula="of:=[.E23]*[.C23]" office:value-type="currency" office:currency="TRY" office:value="-16436.9927178167" calcext:value-type="currency">
            <text:p>-₺16.436,99</text:p>
          </table:table-cell>
          <table:table-cell table:style-name="ce384" table:formula="of:=[.G22]+[.F23]" office:value-type="currency" office:currency="TRY" office:value="56754.0574416494" calcext:value-type="currency">
            <text:p>₺56.754,06</text:p>
          </table:table-cell>
          <table:table-cell table:style-name="ce400" table:formula="of:=[.H22]-[.N23]" office:value-type="currency" office:currency="TRY" office:value="349183.584326762" calcext:value-type="currency">
            <text:p>₺349.183,58</text:p>
          </table:table-cell>
          <table:table-cell/>
          <table:table-cell table:style-name="ce386" table:formula="of:=[.O22]/[.$C$6]" office:value-type="percentage" office:value="0.225400908679704" calcext:value-type="percentage">
            <text:p>%22,54</text:p>
          </table:table-cell>
          <table:table-cell table:style-name="ce384" table:formula="of:=[.J23]*[.C23]" office:value-type="currency" office:currency="TRY" office:value="-4783.00728218333" calcext:value-type="currency">
            <text:p>-₺4.783,01</text:p>
          </table:table-cell>
          <table:table-cell table:style-name="ce384" table:formula="of:=[.L22]+[.K23]" office:value-type="currency" office:currency="TRY" office:value="16021.7025583506" calcext:value-type="currency">
            <text:p>₺16.021,70</text:p>
          </table:table-cell>
          <table:table-cell office:value-type="float" office:value="7.79" calcext:value-type="float">
            <text:p>7,79</text:p>
          </table:table-cell>
          <table:table-cell table:style-name="ce384" table:formula="of:=[.K23]/[.M23]" office:value-type="currency" office:currency="TRY" office:value="-613.993232629439" calcext:value-type="currency">
            <text:p>-₺613,99</text:p>
          </table:table-cell>
          <table:table-cell table:style-name="ce399" table:formula="of:=[.O22]+[.N23]" office:value-type="currency" office:currency="USD" office:value="100816.415673238" calcext:value-type="currency">
            <text:p>$100.816,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2" office:value-type="date" office:date-value="2022-11-30" calcext:value-type="date">
            <text:p>30.11.2022</text:p>
          </table:table-cell>
          <table:table-cell table:style-name="ce211" table:formula="of:=[$GDR.F62]" office:value-type="currency" office:currency="USD" office:value="-5097.07" calcext:value-type="currency">
            <text:p>-$5.097,07</text:p>
          </table:table-cell>
          <table:table-cell table:style-name="ce384"/>
          <table:table-cell table:style-name="ce386" table:formula="of:=[.H23]/[.$C$6]" office:value-type="percentage" office:value="0.775963520726139" calcext:value-type="percentage">
            <text:p>%77,60</text:p>
          </table:table-cell>
          <table:table-cell table:style-name="ce384" table:formula="of:=[.E24]*[.C24]" office:value-type="currency" office:currency="TRY" office:value="-3955.14038258758" calcext:value-type="currency">
            <text:p>-₺3.955,14</text:p>
          </table:table-cell>
          <table:table-cell table:style-name="ce384" table:formula="of:=[.G23]+[.F24]" office:value-type="currency" office:currency="TRY" office:value="52798.9170590619" calcext:value-type="currency">
            <text:p>₺52.798,92</text:p>
          </table:table-cell>
          <table:table-cell table:style-name="ce400" table:formula="of:=[.H23]-[.N24]" office:value-type="currency" office:currency="TRY" office:value="349313.496683692" calcext:value-type="currency">
            <text:p>₺349.313,50</text:p>
          </table:table-cell>
          <table:table-cell/>
          <table:table-cell table:style-name="ce386" table:formula="of:=[.O23]/[.$C$6]" office:value-type="percentage" office:value="0.224036479273861" calcext:value-type="percentage">
            <text:p>%22,40</text:p>
          </table:table-cell>
          <table:table-cell table:style-name="ce384" table:formula="of:=[.J24]*[.C24]" office:value-type="currency" office:currency="TRY" office:value="-1141.92961741242" calcext:value-type="currency">
            <text:p>-₺1.141,93</text:p>
          </table:table-cell>
          <table:table-cell table:style-name="ce384" table:formula="of:=[.L23]+[.K24]" office:value-type="currency" office:currency="TRY" office:value="14879.7729409382" calcext:value-type="currency">
            <text:p>₺14.879,77</text:p>
          </table:table-cell>
          <table:table-cell office:value-type="float" office:value="8.79" calcext:value-type="float">
            <text:p>8,79</text:p>
          </table:table-cell>
          <table:table-cell table:style-name="ce384" table:formula="of:=[.K24]/[.M24]" office:value-type="currency" office:currency="TRY" office:value="-129.912356929741" calcext:value-type="currency">
            <text:p>-₺129,91</text:p>
          </table:table-cell>
          <table:table-cell table:style-name="ce399" table:formula="of:=[.O23]+[.N24]" office:value-type="currency" office:currency="USD" office:value="100686.503316308" calcext:value-type="currency">
            <text:p>$100.686,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162" office:value-type="date" office:date-value="2020-04-01" calcext:value-type="date">
            <text:p>01.04.2020</text:p>
          </table:table-cell>
          <table:table-cell table:style-name="ce226" table:formula="of:=[$GLR.F19]" office:value-type="currency" office:currency="TRY" office:value="5000" calcext:value-type="currency">
            <text:p>₺5.000,00</text:p>
          </table:table-cell>
          <table:table-cell/>
          <table:table-cell table:style-name="ce386" table:formula="of:=[.H24]/[.$C$6]" office:value-type="percentage" office:value="0.776252214852649" calcext:value-type="percentage">
            <text:p>%77,63</text:p>
          </table:table-cell>
          <table:table-cell table:style-name="ce384" table:formula="of:=[.E25]*[.C25]" office:value-type="currency" office:currency="TRY" office:value="3881.26107426325" calcext:value-type="currency">
            <text:p>₺3.881,26</text:p>
          </table:table-cell>
          <table:table-cell table:style-name="ce384" table:formula="of:=[.G24]+[.F25]" office:value-type="currency" office:currency="TRY" office:value="56680.1781333251" calcext:value-type="currency">
            <text:p>₺56.680,18</text:p>
          </table:table-cell>
          <table:table-cell table:style-name="ce400" table:formula="of:=[.H24]-[.N25]" office:value-type="currency" office:currency="TRY" office:value="349199.2230447" calcext:value-type="currency">
            <text:p>₺349.199,22</text:p>
          </table:table-cell>
          <table:table-cell/>
          <table:table-cell table:style-name="ce386" table:formula="of:=[.O24]/[.$C$6]" office:value-type="percentage" office:value="0.223747785147351" calcext:value-type="percentage">
            <text:p>%22,37</text:p>
          </table:table-cell>
          <table:table-cell table:style-name="ce384" table:formula="of:=[.J25]*[.C25]" office:value-type="currency" office:currency="TRY" office:value="1118.73892573675" calcext:value-type="currency">
            <text:p>₺1.118,74</text:p>
          </table:table-cell>
          <table:table-cell table:style-name="ce384" table:formula="of:=[.L24]+[.K25]" office:value-type="currency" office:currency="TRY" office:value="15998.5118666749" calcext:value-type="currency">
            <text:p>₺15.998,51</text:p>
          </table:table-cell>
          <table:table-cell office:value-type="float" office:value="9.79" calcext:value-type="float">
            <text:p>9,79</text:p>
          </table:table-cell>
          <table:table-cell table:style-name="ce384" table:formula="of:=[.K25]/[.M25]" office:value-type="currency" office:currency="TRY" office:value="114.273638992518" calcext:value-type="currency">
            <text:p>₺114,27</text:p>
          </table:table-cell>
          <table:table-cell table:style-name="ce399" table:formula="of:=[.O24]+[.N25]" office:value-type="currency" office:currency="USD" office:value="100800.7769553" calcext:value-type="currency">
            <text:p>$100.800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162" office:value-type="date" office:date-value="2020-04-01" calcext:value-type="date">
            <text:p>01.04.2020</text:p>
          </table:table-cell>
          <table:table-cell table:style-name="ce211" table:formula="of:=[$GDR.F94]" office:value-type="currency" office:currency="USD" office:value="-43079.224" calcext:value-type="currency">
            <text:p>-$43.079,22</text:p>
          </table:table-cell>
          <table:table-cell table:style-name="ce384"/>
          <table:table-cell table:style-name="ce386" table:formula="of:=[.H25]/[.$C$6]" office:value-type="percentage" office:value="0.775998273432666" calcext:value-type="percentage">
            <text:p>%77,60</text:p>
          </table:table-cell>
          <table:table-cell table:style-name="ce384" table:formula="of:=[.E26]*[.C26]" office:value-type="currency" office:currency="TRY" office:value="-33429.4034448191" calcext:value-type="currency">
            <text:p>-₺33.429,40</text:p>
          </table:table-cell>
          <table:table-cell table:style-name="ce384" table:formula="of:=[.G25]+[.F26]" office:value-type="currency" office:currency="TRY" office:value="23250.774688506" calcext:value-type="currency">
            <text:p>₺23.250,77</text:p>
          </table:table-cell>
          <table:table-cell table:style-name="ce400" table:formula="of:=[.H25]-[.N26]" office:value-type="currency" office:currency="TRY" office:value="350670.232275672" calcext:value-type="currency">
            <text:p>₺350.670,23</text:p>
          </table:table-cell>
          <table:table-cell/>
          <table:table-cell table:style-name="ce386" table:formula="of:=[.O25]/[.$C$6]" office:value-type="percentage" office:value="0.224001726567334" calcext:value-type="percentage">
            <text:p>%22,40</text:p>
          </table:table-cell>
          <table:table-cell table:style-name="ce384" table:formula="of:=[.J26]*[.C26]" office:value-type="currency" office:currency="TRY" office:value="-9649.82055518094" calcext:value-type="currency">
            <text:p>-₺9.649,82</text:p>
          </table:table-cell>
          <table:table-cell table:style-name="ce384" table:formula="of:=[.L25]+[.K26]" office:value-type="currency" office:currency="TRY" office:value="6348.69131149397" calcext:value-type="currency">
            <text:p>₺6.348,69</text:p>
          </table:table-cell>
          <table:table-cell office:value-type="float" office:value="6.56" calcext:value-type="float">
            <text:p>6,56</text:p>
          </table:table-cell>
          <table:table-cell table:style-name="ce384" table:formula="of:=[.K26]/[.M26]" office:value-type="currency" office:currency="TRY" office:value="-1471.0092309727" calcext:value-type="currency">
            <text:p>-₺1.471,01</text:p>
          </table:table-cell>
          <table:table-cell table:style-name="ce399" table:formula="of:=[.O25]+[.N26]" office:value-type="currency" office:currency="USD" office:value="99329.7677243276" calcext:value-type="currency">
            <text:p>$99.329,7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85"/>
          <table:table-cell table:number-columns-repeated="4"/>
          <table:table-cell table:style-name="ce385"/>
          <table:table-cell table:style-name="ce384"/>
          <table:table-cell table:style-name="ce401" table:formula="of:=[.L26]+[.G26]" office:value-type="currency" office:currency="TRY" office:value="29599.466" calcext:value-type="currency">
            <text:p>₺29.599,47</text:p>
          </table:table-cell>
          <table:table-cell table:number-columns-repeated="5"/>
        </table:table-row>
        <table:table-row table:style-name="ro1">
          <table:table-cell table:style-name="ce167" office:value-type="float" office:value="2021" calcext:value-type="float">
            <text:p>2021</text:p>
          </table:table-cell>
          <table:table-cell table:style-name="ce167"/>
          <table:table-cell table:number-columns-repeated="2"/>
          <table:table-cell table:style-name="ce385"/>
          <table:table-cell table:number-columns-repeated="4"/>
          <table:table-cell table:style-name="ce385"/>
          <table:table-cell table:number-columns-repeated="7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162" office:value-type="date" office:date-value="2021-04-30" calcext:value-type="date">
            <text:p>30.04.2021</text:p>
          </table:table-cell>
          <table:table-cell table:style-name="ce226" table:formula="of:=[$GLR.F39]" office:value-type="currency" office:currency="TRY" office:value="6800" calcext:value-type="currency">
            <text:p>₺6.800,00</text:p>
          </table:table-cell>
          <table:table-cell table:style-name="ce384"/>
          <table:table-cell table:style-name="ce386" table:formula="of:=[.H26]/[.$C$6]" office:value-type="percentage" office:value="0.779267182834828" calcext:value-type="percentage">
            <text:p>%77,93</text:p>
          </table:table-cell>
          <table:table-cell table:style-name="ce384" table:formula="of:=[.E29]*[.C29]" office:value-type="currency" office:currency="TRY" office:value="5299.01684327683" calcext:value-type="currency">
            <text:p>₺5.299,02</text:p>
          </table:table-cell>
          <table:table-cell table:style-name="ce384" table:formula="of:=[.G26]+[.F29]" office:value-type="currency" office:currency="TRY" office:value="28549.7915317829" calcext:value-type="currency">
            <text:p>₺28.549,79</text:p>
          </table:table-cell>
          <table:table-cell table:style-name="ce400" table:formula="of:=[.H26]-[.N29]" office:value-type="currency" office:currency="TRY" office:value="350486.51340704" calcext:value-type="currency">
            <text:p>₺350.486,51</text:p>
          </table:table-cell>
          <table:table-cell/>
          <table:table-cell table:style-name="ce386" table:formula="of:=[.O26]/[.$C$6]" office:value-type="percentage" office:value="0.220732817165172" calcext:value-type="percentage">
            <text:p>%22,07</text:p>
          </table:table-cell>
          <table:table-cell table:style-name="ce384" table:formula="of:=[.J29]*[.C29]" office:value-type="currency" office:currency="TRY" office:value="1500.98315672317" calcext:value-type="currency">
            <text:p>₺1.500,98</text:p>
          </table:table-cell>
          <table:table-cell table:style-name="ce384" table:formula="of:=[.L26]+[.K29]" office:value-type="currency" office:currency="TRY" office:value="7849.67446821714" calcext:value-type="currency">
            <text:p>₺7.849,67</text:p>
          </table:table-cell>
          <table:table-cell office:value-type="float" office:value="8.17" calcext:value-type="float">
            <text:p>8,17</text:p>
          </table:table-cell>
          <table:table-cell table:style-name="ce384" table:formula="of:=[.K29]/[.M29]" office:value-type="currency" office:currency="TRY" office:value="183.718868631967" calcext:value-type="currency">
            <text:p>₺183,72</text:p>
          </table:table-cell>
          <table:table-cell table:style-name="ce399" table:formula="of:=[.O26]+[.N29]" office:value-type="currency" office:currency="USD" office:value="99513.4865929596" calcext:value-type="currency">
            <text:p>$99.513,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62" office:value-type="date" office:date-value="2021-03-30" calcext:value-type="date">
            <text:p>30.03.2021</text:p>
          </table:table-cell>
          <table:table-cell table:style-name="ce226" table:formula="of:=[$GLR.F36]+[$GLR.F37]" office:value-type="currency" office:currency="TRY" office:value="12000" calcext:value-type="currency">
            <text:p>₺12.000,00</text:p>
          </table:table-cell>
          <table:table-cell table:style-name="ce384"/>
          <table:table-cell table:style-name="ce386" table:formula="of:=[.H29]/[.$C$6]" office:value-type="percentage" office:value="0.778858918682312" calcext:value-type="percentage">
            <text:p>%77,89</text:p>
          </table:table-cell>
          <table:table-cell table:style-name="ce384" table:formula="of:=[.E30]*[.C30]" office:value-type="currency" office:currency="TRY" office:value="9346.30702418774" calcext:value-type="currency">
            <text:p>₺9.346,31</text:p>
          </table:table-cell>
          <table:table-cell table:style-name="ce384" table:formula="of:=[.G29]+[.F30]" office:value-type="currency" office:currency="TRY" office:value="37896.0985559706" calcext:value-type="currency">
            <text:p>₺37.896,10</text:p>
          </table:table-cell>
          <table:table-cell table:style-name="ce400" table:formula="of:=[.H29]-[.N30]" office:value-type="currency" office:currency="TRY" office:value="350159.300956262" calcext:value-type="currency">
            <text:p>₺350.159,30</text:p>
          </table:table-cell>
          <table:table-cell/>
          <table:table-cell table:style-name="ce386" table:formula="of:=[.O29]/[.$C$6]" office:value-type="percentage" office:value="0.221141081317688" calcext:value-type="percentage">
            <text:p>%22,11</text:p>
          </table:table-cell>
          <table:table-cell table:style-name="ce384" table:formula="of:=[.J30]*[.C30]" office:value-type="currency" office:currency="TRY" office:value="2653.69297581226" calcext:value-type="currency">
            <text:p>₺2.653,69</text:p>
          </table:table-cell>
          <table:table-cell table:style-name="ce384" table:formula="of:=[.L29]+[.K30]" office:value-type="currency" office:currency="TRY" office:value="10503.3674440294" calcext:value-type="currency">
            <text:p>₺10.503,37</text:p>
          </table:table-cell>
          <table:table-cell office:value-type="float" office:value="8.11" calcext:value-type="float">
            <text:p>8,11</text:p>
          </table:table-cell>
          <table:table-cell table:style-name="ce384" table:formula="of:=[.K30]/[.M30]" office:value-type="currency" office:currency="TRY" office:value="327.21245077833" calcext:value-type="currency">
            <text:p>₺327,21</text:p>
          </table:table-cell>
          <table:table-cell table:style-name="ce399" table:formula="of:=[.O29]+[.N30]" office:value-type="currency" office:currency="USD" office:value="99840.6990437379" calcext:value-type="currency">
            <text:p>$99.840,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162" office:value-type="date" office:date-value="2021-09-18" calcext:value-type="date">
            <text:p>18.09.2021</text:p>
          </table:table-cell>
          <table:table-cell table:style-name="ce226" table:formula="of:=[$GLR.F41]" office:value-type="currency" office:currency="TRY" office:value="24000" calcext:value-type="currency">
            <text:p>₺24.000,00</text:p>
          </table:table-cell>
          <table:table-cell table:style-name="ce384"/>
          <table:table-cell table:style-name="ce386" table:formula="of:=[.H30]/[.$C$6]" office:value-type="percentage" office:value="0.778131779902805" calcext:value-type="percentage">
            <text:p>%77,81</text:p>
          </table:table-cell>
          <table:table-cell table:style-name="ce384" table:formula="of:=[.E31]*[.C31]" office:value-type="currency" office:currency="TRY" office:value="18675.1627176673" calcext:value-type="currency">
            <text:p>₺18.675,16</text:p>
          </table:table-cell>
          <table:table-cell table:style-name="ce384" table:formula="of:=[.G30]+[.F31]" office:value-type="currency" office:currency="TRY" office:value="56571.2612736379" calcext:value-type="currency">
            <text:p>₺56.571,26</text:p>
          </table:table-cell>
          <table:table-cell table:style-name="ce400" table:formula="of:=[.H30]-[.N31]" office:value-type="currency" office:currency="TRY" office:value="349537.240526083" calcext:value-type="currency">
            <text:p>₺349.537,24</text:p>
          </table:table-cell>
          <table:table-cell/>
          <table:table-cell table:style-name="ce386" table:formula="of:=[.O30]/[.$C$6]" office:value-type="percentage" office:value="0.221868220097195" calcext:value-type="percentage">
            <text:p>%22,19</text:p>
          </table:table-cell>
          <table:table-cell table:style-name="ce384" table:formula="of:=[.J31]*[.C31]" office:value-type="currency" office:currency="TRY" office:value="5324.83728233269" calcext:value-type="currency">
            <text:p>₺5.324,84</text:p>
          </table:table-cell>
          <table:table-cell table:style-name="ce384" table:formula="of:=[.L30]+[.K31]" office:value-type="currency" office:currency="TRY" office:value="15828.2047263621" calcext:value-type="currency">
            <text:p>₺15.828,20</text:p>
          </table:table-cell>
          <table:table-cell office:value-type="float" office:value="8.56" calcext:value-type="float">
            <text:p>8,56</text:p>
          </table:table-cell>
          <table:table-cell table:style-name="ce384" table:formula="of:=[.K31]/[.M31]" office:value-type="currency" office:currency="TRY" office:value="622.060430179053" calcext:value-type="currency">
            <text:p>₺622,06</text:p>
          </table:table-cell>
          <table:table-cell table:style-name="ce399" table:formula="of:=[.O30]+[.N31]" office:value-type="currency" office:currency="USD" office:value="100462.759473917" calcext:value-type="currency">
            <text:p>$100.462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162" office:value-type="date" office:date-value="2021-06-05" calcext:value-type="date">
            <text:p>05.06.2021</text:p>
          </table:table-cell>
          <table:table-cell table:style-name="ce226" table:formula="of:=[$GLR.F42]+[$GLR.F43]+[$GLR.F44]" office:value-type="currency" office:currency="TRY" office:value="7500" calcext:value-type="currency">
            <text:p>₺7.500,00</text:p>
          </table:table-cell>
          <table:table-cell table:style-name="ce384"/>
          <table:table-cell table:style-name="ce386" table:formula="of:=[.H31]/[.$C$6]" office:value-type="percentage" office:value="0.776749423391296" calcext:value-type="percentage">
            <text:p>%77,67</text:p>
          </table:table-cell>
          <table:table-cell table:style-name="ce384" table:formula="of:=[.E32]*[.C32]" office:value-type="currency" office:currency="TRY" office:value="5825.62067543472" calcext:value-type="currency">
            <text:p>₺5.825,62</text:p>
          </table:table-cell>
          <table:table-cell table:style-name="ce384" table:formula="of:=[.G31]+[.F32]" office:value-type="currency" office:currency="TRY" office:value="62396.8819490726" calcext:value-type="currency">
            <text:p>₺62.396,88</text:p>
          </table:table-cell>
          <table:table-cell table:style-name="ce400" table:formula="of:=[.H31]-[.N32]" office:value-type="currency" office:currency="TRY" office:value="349342.99698495" calcext:value-type="currency">
            <text:p>₺349.343,--</text:p>
          </table:table-cell>
          <table:table-cell/>
          <table:table-cell table:style-name="ce386" table:formula="of:=[.O31]/[.$C$6]" office:value-type="percentage" office:value="0.223250576608704" calcext:value-type="percentage">
            <text:p>%22,33</text:p>
          </table:table-cell>
          <table:table-cell table:style-name="ce384" table:formula="of:=[.J32]*[.C32]" office:value-type="currency" office:currency="TRY" office:value="1674.37932456528" calcext:value-type="currency">
            <text:p>₺1.674,38</text:p>
          </table:table-cell>
          <table:table-cell table:style-name="ce384" table:formula="of:=[.L31]+[.K32]" office:value-type="currency" office:currency="TRY" office:value="17502.5840509274" calcext:value-type="currency">
            <text:p>₺17.502,58</text:p>
          </table:table-cell>
          <table:table-cell office:value-type="float" office:value="8.62" calcext:value-type="float">
            <text:p>8,62</text:p>
          </table:table-cell>
          <table:table-cell table:style-name="ce384" table:formula="of:=[.K32]/[.M32]" office:value-type="currency" office:currency="TRY" office:value="194.243541132864" calcext:value-type="currency">
            <text:p>₺194,24</text:p>
          </table:table-cell>
          <table:table-cell table:style-name="ce399" table:formula="of:=[.O31]+[.N32]" office:value-type="currency" office:currency="USD" office:value="100657.00301505" calcext:value-type="currency">
            <text:p>$100.657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162" office:value-type="date" office:date-value="2021-08-30" calcext:value-type="date">
            <text:p>30.08.2021</text:p>
          </table:table-cell>
          <table:table-cell table:style-name="ce226" table:formula="of:=[$GLR.F46]" office:value-type="currency" office:currency="TRY" office:value="28800" calcext:value-type="currency">
            <text:p>₺28.800,00</text:p>
          </table:table-cell>
          <table:table-cell table:style-name="ce384"/>
          <table:table-cell table:style-name="ce386" table:formula="of:=[.H32]/[.$C$6]" office:value-type="percentage" office:value="0.776317771077667" calcext:value-type="percentage">
            <text:p>%77,63</text:p>
          </table:table-cell>
          <table:table-cell table:style-name="ce384" table:formula="of:=[.E33]*[.C33]" office:value-type="currency" office:currency="TRY" office:value="22357.9518070368" calcext:value-type="currency">
            <text:p>₺22.357,95</text:p>
          </table:table-cell>
          <table:table-cell table:style-name="ce384" table:formula="of:=[.G32]+[.F33]" office:value-type="currency" office:currency="TRY" office:value="84754.8337561094" calcext:value-type="currency">
            <text:p>₺84.754,83</text:p>
          </table:table-cell>
          <table:table-cell table:style-name="ce400" table:formula="of:=[.H32]-[.N33]" office:value-type="currency" office:currency="TRY" office:value="348573.337702637" calcext:value-type="currency">
            <text:p>₺348.573,34</text:p>
          </table:table-cell>
          <table:table-cell/>
          <table:table-cell table:style-name="ce386" table:formula="of:=[.O32]/[.$C$6]" office:value-type="percentage" office:value="0.223682228922333" calcext:value-type="percentage">
            <text:p>%22,37</text:p>
          </table:table-cell>
          <table:table-cell table:style-name="ce384" table:formula="of:=[.J33]*[.C33]" office:value-type="currency" office:currency="TRY" office:value="6442.04819296319" calcext:value-type="currency">
            <text:p>₺6.442,05</text:p>
          </table:table-cell>
          <table:table-cell table:style-name="ce384" table:formula="of:=[.L32]+[.K33]" office:value-type="currency" office:currency="TRY" office:value="23944.6322438906" calcext:value-type="currency">
            <text:p>₺23.944,63</text:p>
          </table:table-cell>
          <table:table-cell office:value-type="float" office:value="8.37" calcext:value-type="float">
            <text:p>8,37</text:p>
          </table:table-cell>
          <table:table-cell table:style-name="ce384" table:formula="of:=[.K33]/[.M33]" office:value-type="currency" office:currency="TRY" office:value="769.659282313404" calcext:value-type="currency">
            <text:p>₺769,66</text:p>
          </table:table-cell>
          <table:table-cell table:style-name="ce399" table:formula="of:=[.O32]+[.N33]" office:value-type="currency" office:currency="USD" office:value="101426.662297363" calcext:value-type="currency">
            <text:p>$101.426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62" office:value-type="date" office:date-value="2021-11-29" calcext:value-type="date">
            <text:p>29.11.2021</text:p>
          </table:table-cell>
          <table:table-cell table:style-name="ce226" table:formula="of:=[$GLR.F48]" office:value-type="currency" office:currency="TRY" office:value="43160" calcext:value-type="currency">
            <text:p>₺43.160,00</text:p>
          </table:table-cell>
          <table:table-cell table:style-name="ce384"/>
          <table:table-cell table:style-name="ce386" table:formula="of:=[.H33]/[.$C$6]" office:value-type="percentage" office:value="0.77460741711697" calcext:value-type="percentage">
            <text:p>%77,46</text:p>
          </table:table-cell>
          <table:table-cell table:style-name="ce384" table:formula="of:=[.E34]*[.C34]" office:value-type="currency" office:currency="TRY" office:value="33432.0561227684" calcext:value-type="currency">
            <text:p>₺33.432,06</text:p>
          </table:table-cell>
          <table:table-cell table:style-name="ce384" table:formula="of:=[.G33]+[.F34]" office:value-type="currency" office:currency="TRY" office:value="118186.889878878" calcext:value-type="currency">
            <text:p>₺118.186,89</text:p>
          </table:table-cell>
          <table:table-cell table:style-name="ce400" table:formula="of:=[.H33]-[.N34]" office:value-type="currency" office:currency="TRY" office:value="347767.377149428" calcext:value-type="currency">
            <text:p>₺347.767,38</text:p>
          </table:table-cell>
          <table:table-cell/>
          <table:table-cell table:style-name="ce386" table:formula="of:=[.O33]/[.$C$6]" office:value-type="percentage" office:value="0.225392582883029" calcext:value-type="percentage">
            <text:p>%22,54</text:p>
          </table:table-cell>
          <table:table-cell table:style-name="ce384" table:formula="of:=[.J34]*[.C34]" office:value-type="currency" office:currency="TRY" office:value="9727.94387723155" calcext:value-type="currency">
            <text:p>₺9.727,94</text:p>
          </table:table-cell>
          <table:table-cell table:style-name="ce384" table:formula="of:=[.L33]+[.K34]" office:value-type="currency" office:currency="TRY" office:value="33672.5761211221" calcext:value-type="currency">
            <text:p>₺33.672,58</text:p>
          </table:table-cell>
          <table:table-cell office:value-type="float" office:value="12.07" calcext:value-type="float">
            <text:p>12,07</text:p>
          </table:table-cell>
          <table:table-cell table:style-name="ce384" table:formula="of:=[.K34]/[.M34]" office:value-type="currency" office:currency="TRY" office:value="805.960553208911" calcext:value-type="currency">
            <text:p>₺805,96</text:p>
          </table:table-cell>
          <table:table-cell table:style-name="ce399" table:formula="of:=[.O33]+[.N34]" office:value-type="currency" office:currency="USD" office:value="102232.622850572" calcext:value-type="currency">
            <text:p>$102.232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162" office:value-type="date" office:date-value="2021-08-05" calcext:value-type="date">
            <text:p>05.08.2021</text:p>
          </table:table-cell>
          <table:table-cell table:style-name="ce226" table:formula="of:=[$GLR.F50]" office:value-type="currency" office:currency="TRY" office:value="30000" calcext:value-type="currency">
            <text:p>₺30.000,00</text:p>
          </table:table-cell>
          <table:table-cell table:style-name="ce384"/>
          <table:table-cell table:style-name="ce386" table:formula="of:=[.H34]/[.$C$6]" office:value-type="percentage" office:value="0.772816393665395" calcext:value-type="percentage">
            <text:p>%77,28</text:p>
          </table:table-cell>
          <table:table-cell table:style-name="ce384" table:formula="of:=[.E35]*[.C35]" office:value-type="currency" office:currency="TRY" office:value="23184.4918099619" calcext:value-type="currency">
            <text:p>₺23.184,49</text:p>
          </table:table-cell>
          <table:table-cell table:style-name="ce384" table:formula="of:=[.G34]+[.F35]" office:value-type="currency" office:currency="TRY" office:value="141371.38168884" calcext:value-type="currency">
            <text:p>₺141.371,38</text:p>
          </table:table-cell>
          <table:table-cell table:style-name="ce400" table:formula="of:=[.H34]-[.N35]" office:value-type="currency" office:currency="TRY" office:value="346956.971894964" calcext:value-type="currency">
            <text:p>₺346.956,97</text:p>
          </table:table-cell>
          <table:table-cell/>
          <table:table-cell table:style-name="ce386" table:formula="of:=[.O34]/[.$C$6]" office:value-type="percentage" office:value="0.227183606334605" calcext:value-type="percentage">
            <text:p>%22,72</text:p>
          </table:table-cell>
          <table:table-cell table:style-name="ce384" table:formula="of:=[.J35]*[.C35]" office:value-type="currency" office:currency="TRY" office:value="6815.50819003814" calcext:value-type="currency">
            <text:p>₺6.815,51</text:p>
          </table:table-cell>
          <table:table-cell table:style-name="ce384" table:formula="of:=[.L34]+[.K35]" office:value-type="currency" office:currency="TRY" office:value="40488.0843111603" calcext:value-type="currency">
            <text:p>₺40.488,08</text:p>
          </table:table-cell>
          <table:table-cell office:value-type="float" office:value="8.41" calcext:value-type="float">
            <text:p>8,41</text:p>
          </table:table-cell>
          <table:table-cell table:style-name="ce384" table:formula="of:=[.K35]/[.M35]" office:value-type="currency" office:currency="TRY" office:value="810.405254463513" calcext:value-type="currency">
            <text:p>₺810,41</text:p>
          </table:table-cell>
          <table:table-cell table:style-name="ce399" table:formula="of:=[.O34]+[.N35]" office:value-type="currency" office:currency="USD" office:value="103043.028105036" calcext:value-type="currency">
            <text:p>$103.043,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162" office:value-type="date" office:date-value="2021-08-15" calcext:value-type="date">
            <text:p>15.08.2021</text:p>
          </table:table-cell>
          <table:table-cell table:style-name="ce211" table:formula="of:=[$GDR.F132]" office:value-type="currency" office:currency="USD" office:value="-15585" calcext:value-type="currency">
            <text:p>-$15.585,00</text:p>
          </table:table-cell>
          <table:table-cell table:style-name="ce384"/>
          <table:table-cell table:style-name="ce386" table:formula="of:=[.H35]/[.$C$6]" office:value-type="percentage" office:value="0.771015493099921" calcext:value-type="percentage">
            <text:p>%77,10</text:p>
          </table:table-cell>
          <table:table-cell table:style-name="ce384" table:formula="of:=[.E36]*[.C36]" office:value-type="currency" office:currency="TRY" office:value="-12016.2764599623" calcext:value-type="currency">
            <text:p>-₺12.016,28</text:p>
          </table:table-cell>
          <table:table-cell table:style-name="ce384" table:formula="of:=[.G35]+[.F36]" office:value-type="currency" office:currency="TRY" office:value="129355.105228877" calcext:value-type="currency">
            <text:p>₺129.355,11</text:p>
          </table:table-cell>
          <table:table-cell table:style-name="ce400" table:formula="of:=[.H35]-[.N36]" office:value-type="currency" office:currency="TRY" office:value="347375.34511185" calcext:value-type="currency">
            <text:p>₺347.375,35</text:p>
          </table:table-cell>
          <table:table-cell/>
          <table:table-cell table:style-name="ce386" table:formula="of:=[.O35]/[.$C$6]" office:value-type="percentage" office:value="0.228984506900079" calcext:value-type="percentage">
            <text:p>%22,90</text:p>
          </table:table-cell>
          <table:table-cell table:style-name="ce384" table:formula="of:=[.J36]*[.C36]" office:value-type="currency" office:currency="TRY" office:value="-3568.72354003774" calcext:value-type="currency">
            <text:p>-₺3.568,72</text:p>
          </table:table-cell>
          <table:table-cell table:style-name="ce384" table:formula="of:=[.L35]+[.K36]" office:value-type="currency" office:currency="TRY" office:value="36919.3607711225" calcext:value-type="currency">
            <text:p>₺36.919,36</text:p>
          </table:table-cell>
          <table:table-cell office:value-type="float" office:value="8.53" calcext:value-type="float">
            <text:p>8,53</text:p>
          </table:table-cell>
          <table:table-cell table:style-name="ce384" table:formula="of:=[.K36]/[.M36]" office:value-type="currency" office:currency="TRY" office:value="-418.373216886018" calcext:value-type="currency">
            <text:p>-₺418,37</text:p>
          </table:table-cell>
          <table:table-cell table:style-name="ce399" table:formula="of:=[.O35]+[.N36]" office:value-type="currency" office:currency="USD" office:value="102624.65488815" calcext:value-type="currency">
            <text:p>$102.624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601-21</text:p>
          </table:table-cell>
          <table:table-cell table:style-name="ce162" office:value-type="date" office:date-value="2021-08-15" calcext:value-type="date">
            <text:p>15.08.2021</text:p>
          </table:table-cell>
          <table:table-cell table:style-name="ce211" table:formula="of:=[$GDR.F145]" office:value-type="currency" office:currency="USD" office:value="-12305" calcext:value-type="currency">
            <text:p>-$12.305,00</text:p>
          </table:table-cell>
          <table:table-cell table:style-name="ce384"/>
          <table:table-cell table:style-name="ce386" table:formula="of:=[.H36]/[.$C$6]" office:value-type="percentage" office:value="0.771945211359667" calcext:value-type="percentage">
            <text:p>%77,19</text:p>
          </table:table-cell>
          <table:table-cell table:style-name="ce384" table:formula="of:=[.E37]*[.C37]" office:value-type="currency" office:currency="TRY" office:value="-9498.78582578071" calcext:value-type="currency">
            <text:p>-₺9.498,79</text:p>
          </table:table-cell>
          <table:table-cell table:style-name="ce384" table:formula="of:=[.G36]+[.F37]" office:value-type="currency" office:currency="TRY" office:value="119856.319403097" calcext:value-type="currency">
            <text:p>₺119.856,32</text:p>
          </table:table-cell>
          <table:table-cell table:style-name="ce400" table:formula="of:=[.H36]-[.N37]" office:value-type="currency" office:currency="TRY" office:value="347704.326843881" calcext:value-type="currency">
            <text:p>₺347.704,33</text:p>
          </table:table-cell>
          <table:table-cell/>
          <table:table-cell table:style-name="ce386" table:formula="of:=[.O36]/[.$C$6]" office:value-type="percentage" office:value="0.228054788640333" calcext:value-type="percentage">
            <text:p>%22,81</text:p>
          </table:table-cell>
          <table:table-cell table:style-name="ce384" table:formula="of:=[.J37]*[.C37]" office:value-type="currency" office:currency="TRY" office:value="-2806.21417421929" calcext:value-type="currency">
            <text:p>-₺2.806,21</text:p>
          </table:table-cell>
          <table:table-cell table:style-name="ce384" table:formula="of:=[.L36]+[.K37]" office:value-type="currency" office:currency="TRY" office:value="34113.1465969032" calcext:value-type="currency">
            <text:p>₺34.113,15</text:p>
          </table:table-cell>
          <table:table-cell office:value-type="float" office:value="8.53" calcext:value-type="float">
            <text:p>8,53</text:p>
          </table:table-cell>
          <table:table-cell table:style-name="ce384" table:formula="of:=[.K37]/[.M37]" office:value-type="currency" office:currency="TRY" office:value="-328.981732030398" calcext:value-type="currency">
            <text:p>-₺328,98</text:p>
          </table:table-cell>
          <table:table-cell table:style-name="ce399" table:formula="of:=[.O36]+[.N37]" office:value-type="currency" office:currency="USD" office:value="102295.673156119" calcext:value-type="currency">
            <text:p>$102.295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2" office:value-type="date" office:date-value="2021-08-15" calcext:value-type="date">
            <text:p>15.08.2021</text:p>
          </table:table-cell>
          <table:table-cell table:style-name="ce211" table:formula="of:=[$GDR.F118]" office:value-type="currency" office:currency="USD" office:value="-4179.31" calcext:value-type="currency">
            <text:p>-$4.179,31</text:p>
          </table:table-cell>
          <table:table-cell table:style-name="ce384"/>
          <table:table-cell table:style-name="ce386" table:formula="of:=[.H37]/[.$C$6]" office:value-type="percentage" office:value="0.77267628187529" calcext:value-type="percentage">
            <text:p>%77,27</text:p>
          </table:table-cell>
          <table:table-cell table:style-name="ce384" table:formula="of:=[.E38]*[.C38]" office:value-type="currency" office:currency="TRY" office:value="-3229.25371160422" calcext:value-type="currency">
            <text:p>-₺3.229,25</text:p>
          </table:table-cell>
          <table:table-cell table:style-name="ce384" table:formula="of:=[.G37]+[.F38]" office:value-type="currency" office:currency="TRY" office:value="116627.065691493" calcext:value-type="currency">
            <text:p>₺116.627,07</text:p>
          </table:table-cell>
          <table:table-cell table:style-name="ce400" table:formula="of:=[.H37]-[.N38]" office:value-type="currency" office:currency="TRY" office:value="347815.705072298" calcext:value-type="currency">
            <text:p>₺347.815,71</text:p>
          </table:table-cell>
          <table:table-cell/>
          <table:table-cell table:style-name="ce386" table:formula="of:=[.O37]/[.$C$6]" office:value-type="percentage" office:value="0.227323718124709" calcext:value-type="percentage">
            <text:p>%22,73</text:p>
          </table:table-cell>
          <table:table-cell table:style-name="ce384" table:formula="of:=[.J38]*[.C38]" office:value-type="currency" office:currency="TRY" office:value="-950.05628839578" calcext:value-type="currency">
            <text:p>-₺950,06</text:p>
          </table:table-cell>
          <table:table-cell table:style-name="ce384" table:formula="of:=[.L37]+[.K38]" office:value-type="currency" office:currency="TRY" office:value="33163.0903085074" calcext:value-type="currency">
            <text:p>₺33.163,09</text:p>
          </table:table-cell>
          <table:table-cell office:value-type="float" office:value="8.53" calcext:value-type="float">
            <text:p>8,53</text:p>
          </table:table-cell>
          <table:table-cell table:style-name="ce384" table:formula="of:=[.K38]/[.M38]" office:value-type="currency" office:currency="TRY" office:value="-111.378228416856" calcext:value-type="currency">
            <text:p>-₺111,38</text:p>
          </table:table-cell>
          <table:table-cell table:style-name="ce399" table:formula="of:=[.O37]+[.N38]" office:value-type="currency" office:currency="USD" office:value="102184.294927702" calcext:value-type="currency">
            <text:p>$102.184,29</text:p>
          </table:table-cell>
          <table:table-cell table:number-columns-repeated="2"/>
        </table:table-row>
        <table:table-row table:style-name="ro1">
          <table:table-cell/>
          <table:table-cell table:style-name="ce162"/>
          <table:table-cell table:style-name="ce226"/>
          <table:table-cell table:style-name="ce384"/>
          <table:table-cell table:style-name="ce386"/>
          <table:table-cell table:style-name="ce384" table:number-columns-repeated="2"/>
          <table:table-cell table:style-name="ce400"/>
          <table:table-cell/>
          <table:table-cell table:style-name="ce386"/>
          <table:table-cell table:style-name="ce384"/>
          <table:table-cell table:style-name="ce401" table:formula="of:=[.L38]+[.G38]" office:value-type="currency" office:currency="TRY" office:value="149790.156" calcext:value-type="currency">
            <text:p>₺149.790,16</text:p>
          </table:table-cell>
          <table:table-cell/>
          <table:table-cell table:style-name="ce384"/>
          <table:table-cell table:style-name="ce399"/>
          <table:table-cell table:number-columns-repeated="2"/>
        </table:table-row>
        <table:table-row table:style-name="ro1">
          <table:table-cell table:number-columns-repeated="4"/>
          <table:table-cell table:style-name="ce385"/>
          <table:table-cell table:number-columns-repeated="4"/>
          <table:table-cell table:style-name="ce385"/>
          <table:table-cell table:number-columns-repeated="7"/>
        </table:table-row>
        <table:table-row table:style-name="ro1">
          <table:table-cell table:style-name="ce167" office:value-type="float" office:value="2022" calcext:value-type="float">
            <text:p>2022</text:p>
          </table:table-cell>
          <table:table-cell table:style-name="ce167"/>
          <table:table-cell table:style-name="ce226"/>
          <table:table-cell table:style-name="ce384"/>
          <table:table-cell table:style-name="ce385"/>
          <table:table-cell table:number-columns-repeated="4"/>
          <table:table-cell table:style-name="ce385"/>
          <table:table-cell table:number-columns-repeated="2"/>
          <table:table-cell table:style-name="ce38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162" office:value-type="date" office:date-value="2022-03-31" calcext:value-type="date">
            <text:p>31.03.2022</text:p>
          </table:table-cell>
          <table:table-cell table:style-name="ce226" table:formula="of:=[$GLR.F60]+[$GLR.F61]+[$GLR.F62]" office:value-type="currency" office:currency="TRY" office:value="36000" calcext:value-type="currency">
            <text:p>₺36.000,00</text:p>
          </table:table-cell>
          <table:table-cell table:style-name="ce384"/>
          <table:table-cell table:style-name="ce386" table:formula="of:=[.H38]/[.$C$6]" office:value-type="percentage" office:value="0.77292378904955" calcext:value-type="percentage">
            <text:p>%77,29</text:p>
          </table:table-cell>
          <table:table-cell table:style-name="ce384" table:formula="of:=[.E42]*[.C42]" office:value-type="currency" office:currency="TRY" office:value="27825.2564057838" calcext:value-type="currency">
            <text:p>₺27.825,26</text:p>
          </table:table-cell>
          <table:table-cell table:style-name="ce384" table:formula="of:=[.G38]+[.F42]" office:value-type="currency" office:currency="TRY" office:value="144452.322097276" calcext:value-type="currency">
            <text:p>₺144.452,32</text:p>
          </table:table-cell>
          <table:table-cell table:style-name="ce400" table:formula="of:=[.H38]-[.N42]" office:value-type="currency" office:currency="TRY" office:value="347342.903244986" calcext:value-type="currency">
            <text:p>₺347.342,90</text:p>
          </table:table-cell>
          <table:table-cell/>
          <table:table-cell table:style-name="ce386" table:formula="of:=[.O38]/[.$C$6]" office:value-type="percentage" office:value="0.22707621095045" calcext:value-type="percentage">
            <text:p>%22,71</text:p>
          </table:table-cell>
          <table:table-cell table:style-name="ce384" table:formula="of:=[.J42]*[.C42]" office:value-type="currency" office:currency="TRY" office:value="8174.74359421619" calcext:value-type="currency">
            <text:p>₺8.174,74</text:p>
          </table:table-cell>
          <table:table-cell table:style-name="ce384" table:formula="of:=[.L38]+[.K42]" office:value-type="currency" office:currency="TRY" office:value="41337.8339027236" calcext:value-type="currency">
            <text:p>₺41.337,83</text:p>
          </table:table-cell>
          <table:table-cell office:value-type="float" office:value="17.29" calcext:value-type="float">
            <text:p>17,29</text:p>
          </table:table-cell>
          <table:table-cell table:style-name="ce384" table:formula="of:=[.K42]/[.M42]" office:value-type="currency" office:currency="TRY" office:value="472.801827311521" calcext:value-type="currency">
            <text:p>₺472,80</text:p>
          </table:table-cell>
          <table:table-cell table:style-name="ce399" table:formula="of:=[.O38]+[.N42]" office:value-type="currency" office:currency="USD" office:value="102657.096755014" calcext:value-type="currency">
            <text:p>$102.657,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22-07-22" calcext:value-type="date">
            <text:p>22.07.2022</text:p>
          </table:table-cell>
          <table:table-cell table:style-name="ce377" office:value-type="currency" office:currency="TRY" office:value="11769" calcext:value-type="currency">
            <text:p>₺11.769,00</text:p>
          </table:table-cell>
          <table:table-cell table:style-name="ce384"/>
          <table:table-cell table:style-name="ce386" table:formula="of:=[.H42]/[.$C$6]" office:value-type="percentage" office:value="0.771873118322191" calcext:value-type="percentage">
            <text:p>%77,19</text:p>
          </table:table-cell>
          <table:table-cell table:style-name="ce384" table:formula="of:=[.E43]*[.C43]" office:value-type="currency" office:currency="TRY" office:value="9084.17472953387" calcext:value-type="currency">
            <text:p>₺9.084,17</text:p>
          </table:table-cell>
          <table:table-cell table:style-name="ce384" table:formula="of:=[.G42]+[.F43]" office:value-type="currency" office:currency="TRY" office:value="153536.49682681" calcext:value-type="currency">
            <text:p>₺153.536,50</text:p>
          </table:table-cell>
          <table:table-cell table:style-name="ce400" table:formula="of:=[.H42]-[.N43]" office:value-type="currency" office:currency="TRY" office:value="347191.218201457" calcext:value-type="currency">
            <text:p>₺347.191,22</text:p>
          </table:table-cell>
          <table:table-cell/>
          <table:table-cell table:style-name="ce386" table:formula="of:=[.O42]/[.$C$6]" office:value-type="percentage" office:value="0.228126881677809" calcext:value-type="percentage">
            <text:p>%22,81</text:p>
          </table:table-cell>
          <table:table-cell table:style-name="ce384" table:formula="of:=[.J43]*[.C43]" office:value-type="currency" office:currency="TRY" office:value="2684.82527046613" calcext:value-type="currency">
            <text:p>₺2.684,83</text:p>
          </table:table-cell>
          <table:table-cell table:style-name="ce384" table:formula="of:=[.L42]+[.K43]" office:value-type="currency" office:currency="TRY" office:value="44022.6591731898" calcext:value-type="currency">
            <text:p>₺44.022,66</text:p>
          </table:table-cell>
          <table:table-cell office:value-type="float" office:value="17.7" calcext:value-type="float">
            <text:p>17,7</text:p>
          </table:table-cell>
          <table:table-cell table:style-name="ce384" table:formula="of:=[.K43]/[.M43]" office:value-type="currency" office:currency="TRY" office:value="151.68504352916" calcext:value-type="currency">
            <text:p>₺151,69</text:p>
          </table:table-cell>
          <table:table-cell table:style-name="ce399" table:formula="of:=[.O42]+[.N43]" office:value-type="currency" office:currency="USD" office:value="102808.781798543" calcext:value-type="currency">
            <text:p>$102.808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22-07-22" calcext:value-type="date">
            <text:p>22.07.2022</text:p>
          </table:table-cell>
          <table:table-cell table:style-name="ce377" office:value-type="currency" office:currency="TRY" office:value="3892.36" calcext:value-type="currency">
            <text:p>₺3.892,36</text:p>
          </table:table-cell>
          <table:table-cell table:style-name="ce384"/>
          <table:table-cell table:style-name="ce386" table:formula="of:=[.H43]/[.$C$6]" office:value-type="percentage" office:value="0.771536040447682" calcext:value-type="percentage">
            <text:p>%77,15</text:p>
          </table:table-cell>
          <table:table-cell table:style-name="ce384" table:formula="of:=[.E44]*[.C44]" office:value-type="currency" office:currency="TRY" office:value="3003.09602239694" calcext:value-type="currency">
            <text:p>₺3.003,10</text:p>
          </table:table-cell>
          <table:table-cell table:style-name="ce384" table:formula="of:=[.G43]+[.F44]" office:value-type="currency" office:currency="TRY" office:value="156539.592849207" calcext:value-type="currency">
            <text:p>₺156.539,59</text:p>
          </table:table-cell>
          <table:table-cell table:style-name="ce400" table:formula="of:=[.H43]-[.N44]" office:value-type="currency" office:currency="TRY" office:value="347140.977298767" calcext:value-type="currency">
            <text:p>₺347.140,98</text:p>
          </table:table-cell>
          <table:table-cell/>
          <table:table-cell table:style-name="ce386" table:formula="of:=[.O43]/[.$C$6]" office:value-type="percentage" office:value="0.228463959552318" calcext:value-type="percentage">
            <text:p>%22,85</text:p>
          </table:table-cell>
          <table:table-cell table:style-name="ce384" table:formula="of:=[.J44]*[.C44]" office:value-type="currency" office:currency="TRY" office:value="889.26397760306" calcext:value-type="currency">
            <text:p>₺889,26</text:p>
          </table:table-cell>
          <table:table-cell table:style-name="ce384" table:formula="of:=[.L43]+[.K44]" office:value-type="currency" office:currency="TRY" office:value="44911.9231507928" calcext:value-type="currency">
            <text:p>₺44.911,92</text:p>
          </table:table-cell>
          <table:table-cell office:value-type="float" office:value="17.7" calcext:value-type="float">
            <text:p>17,7</text:p>
          </table:table-cell>
          <table:table-cell table:style-name="ce384" table:formula="of:=[.K44]/[.M44]" office:value-type="currency" office:currency="TRY" office:value="50.2409026894384" calcext:value-type="currency">
            <text:p>₺50,24</text:p>
          </table:table-cell>
          <table:table-cell table:style-name="ce399" table:formula="of:=[.O43]+[.N44]" office:value-type="currency" office:currency="USD" office:value="102859.022701233" calcext:value-type="currency">
            <text:p>$102.859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ymaz-doğuş 2000 yılı hesabı</text:p>
          </table:table-cell>
          <table:table-cell table:style-name="ce162" office:value-type="date" office:date-value="2022-07-22" calcext:value-type="date">
            <text:p>22.07.2022</text:p>
          </table:table-cell>
          <table:table-cell table:style-name="ce377" office:value-type="currency" office:currency="TRY" office:value="11181.35" calcext:value-type="currency">
            <text:p>₺11.181,35</text:p>
          </table:table-cell>
          <table:table-cell table:style-name="ce384"/>
          <table:table-cell table:style-name="ce386" table:formula="of:=[.H44]/[.$C$6]" office:value-type="percentage" office:value="0.771424393997261" calcext:value-type="percentage">
            <text:p>%77,14</text:p>
          </table:table-cell>
          <table:table-cell table:style-name="ce384" table:formula="of:=[.E45]*[.C45]" office:value-type="currency" office:currency="TRY" office:value="8625.56614782127" calcext:value-type="currency">
            <text:p>₺8.625,57</text:p>
          </table:table-cell>
          <table:table-cell table:style-name="ce384" table:formula="of:=[.G44]+[.F45]" office:value-type="currency" office:currency="TRY" office:value="165165.158997028" calcext:value-type="currency">
            <text:p>₺165.165,16</text:p>
          </table:table-cell>
          <table:table-cell table:style-name="ce400" table:formula="of:=[.H44]-[.N45]" office:value-type="currency" office:currency="TRY" office:value="346996.582730848" calcext:value-type="currency">
            <text:p>₺346.996,58</text:p>
          </table:table-cell>
          <table:table-cell/>
          <table:table-cell table:style-name="ce386" table:formula="of:=[.O44]/[.$C$6]" office:value-type="percentage" office:value="0.228575606002739" calcext:value-type="percentage">
            <text:p>%22,86</text:p>
          </table:table-cell>
          <table:table-cell table:style-name="ce384" table:formula="of:=[.J45]*[.C45]" office:value-type="currency" office:currency="TRY" office:value="2555.78385217873" calcext:value-type="currency">
            <text:p>₺2.555,78</text:p>
          </table:table-cell>
          <table:table-cell table:style-name="ce384" table:formula="of:=[.L44]+[.K45]" office:value-type="currency" office:currency="TRY" office:value="47467.7070029716" calcext:value-type="currency">
            <text:p>₺47.467,71</text:p>
          </table:table-cell>
          <table:table-cell office:value-type="float" office:value="17.7" calcext:value-type="float">
            <text:p>17,7</text:p>
          </table:table-cell>
          <table:table-cell table:style-name="ce384" table:formula="of:=[.K45]/[.M45]" office:value-type="currency" office:currency="TRY" office:value="144.394567919702" calcext:value-type="currency">
            <text:p>₺144,39</text:p>
          </table:table-cell>
          <table:table-cell table:style-name="ce399" table:formula="of:=[.O44]+[.N45]" office:value-type="currency" office:currency="USD" office:value="103003.417269152" calcext:value-type="currency">
            <text:p>$103.003,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162" office:value-type="date" office:date-value="2022-08-01" calcext:value-type="date">
            <text:p>01.08.2022</text:p>
          </table:table-cell>
          <table:table-cell table:style-name="ce377" table:formula="of:=[$GLR.F69]" office:value-type="currency" office:currency="TRY" office:value="20000" calcext:value-type="currency">
            <text:p>₺20.000,00</text:p>
          </table:table-cell>
          <table:table-cell table:style-name="ce384"/>
          <table:table-cell table:style-name="ce386" table:formula="of:=[.H45]/[.$C$6]" office:value-type="percentage" office:value="0.771103517179662" calcext:value-type="percentage">
            <text:p>%77,11</text:p>
          </table:table-cell>
          <table:table-cell table:style-name="ce384" table:formula="of:=[.E46]*[.C46]" office:value-type="currency" office:currency="TRY" office:value="15422.0703435932" calcext:value-type="currency">
            <text:p>₺15.422,07</text:p>
          </table:table-cell>
          <table:table-cell table:style-name="ce384" table:formula="of:=[.G45]+[.F46]" office:value-type="currency" office:currency="TRY" office:value="180587.229340622" calcext:value-type="currency">
            <text:p>₺180.587,23</text:p>
          </table:table-cell>
          <table:table-cell table:style-name="ce400" table:formula="of:=[.H45]-[.N46]" office:value-type="currency" office:currency="TRY" office:value="346737.942637265" calcext:value-type="currency">
            <text:p>₺346.737,94</text:p>
          </table:table-cell>
          <table:table-cell/>
          <table:table-cell table:style-name="ce386" table:formula="of:=[.O45]/[.$C$6]" office:value-type="percentage" office:value="0.228896482820338" calcext:value-type="percentage">
            <text:p>%22,89</text:p>
          </table:table-cell>
          <table:table-cell table:style-name="ce384" table:formula="of:=[.J46]*[.C46]" office:value-type="currency" office:currency="TRY" office:value="4577.92965640677" calcext:value-type="currency">
            <text:p>₺4.577,93</text:p>
          </table:table-cell>
          <table:table-cell table:style-name="ce384" table:formula="of:=[.L45]+[.K46]" office:value-type="currency" office:currency="TRY" office:value="52045.6366593783" calcext:value-type="currency">
            <text:p>₺52.045,64</text:p>
          </table:table-cell>
          <table:table-cell office:value-type="float" office:value="17.7" calcext:value-type="float">
            <text:p>17,7</text:p>
          </table:table-cell>
          <table:table-cell table:style-name="ce384" table:formula="of:=[.K46]/[.M46]" office:value-type="currency" office:currency="TRY" office:value="258.640093582303" calcext:value-type="currency">
            <text:p>₺258,64</text:p>
          </table:table-cell>
          <table:table-cell table:style-name="ce399" table:formula="of:=[.O45]+[.N46]" office:value-type="currency" office:currency="USD" office:value="103262.057362735" calcext:value-type="currency">
            <text:p>$103.262,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2" office:value-type="date" office:date-value="2022-08-04" calcext:value-type="date">
            <text:p>04.08.2022</text:p>
          </table:table-cell>
          <table:table-cell table:style-name="ce377" table:formula="of:=[$GDR.F169]" office:value-type="currency" office:currency="TRY" office:value="-5191.15" calcext:value-type="currency">
            <text:p>-₺5.191,15</text:p>
          </table:table-cell>
          <table:table-cell table:style-name="ce384"/>
          <table:table-cell table:style-name="ce386" table:formula="of:=[.H46]/[.$C$6]" office:value-type="percentage" office:value="0.770528761416145" calcext:value-type="percentage">
            <text:p>%77,05</text:p>
          </table:table-cell>
          <table:table-cell table:style-name="ce384" table:formula="of:=[.E47]*[.C47]" office:value-type="currency" office:currency="TRY" office:value="-3999.93037982542" calcext:value-type="currency">
            <text:p>-₺3.999,93</text:p>
          </table:table-cell>
          <table:table-cell table:style-name="ce384" table:formula="of:=[.G46]+[.F47]" office:value-type="currency" office:currency="TRY" office:value="176587.298960796" calcext:value-type="currency">
            <text:p>₺176.587,30</text:p>
          </table:table-cell>
          <table:table-cell table:style-name="ce400" table:formula="of:=[.H46]-[.N47]" office:value-type="currency" office:currency="TRY" office:value="346804.121505053" calcext:value-type="currency">
            <text:p>₺346.804,12</text:p>
          </table:table-cell>
          <table:table-cell/>
          <table:table-cell table:style-name="ce386" table:formula="of:=[.O46]/[.$C$6]" office:value-type="percentage" office:value="0.229471238583855" calcext:value-type="percentage">
            <text:p>%22,95</text:p>
          </table:table-cell>
          <table:table-cell table:style-name="ce384" table:formula="of:=[.J47]*[.C47]" office:value-type="currency" office:currency="TRY" office:value="-1191.21962017458" calcext:value-type="currency">
            <text:p>-₺1.191,22</text:p>
          </table:table-cell>
          <table:table-cell table:style-name="ce384" table:formula="of:=[.L46]+[.K47]" office:value-type="currency" office:currency="TRY" office:value="50854.4170392037" calcext:value-type="currency">
            <text:p>₺50.854,42</text:p>
          </table:table-cell>
          <table:table-cell office:value-type="float" office:value="18" calcext:value-type="float">
            <text:p>18</text:p>
          </table:table-cell>
          <table:table-cell table:style-name="ce384" table:formula="of:=[.K47]/[.M47]" office:value-type="currency" office:currency="TRY" office:value="-66.1788677874765" calcext:value-type="currency">
            <text:p>-₺66,18</text:p>
          </table:table-cell>
          <table:table-cell table:style-name="ce399" table:formula="of:=[.O46]+[.N47]" office:value-type="currency" office:currency="USD" office:value="103195.878494947" calcext:value-type="currency">
            <text:p>$103.195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162" office:value-type="date" office:date-value="2022-08-25" calcext:value-type="date">
            <text:p>25.08.2022</text:p>
          </table:table-cell>
          <table:table-cell table:style-name="ce226" office:value-type="currency" office:currency="TRY" office:value="40000" calcext:value-type="currency">
            <text:p>₺40.000,00</text:p>
          </table:table-cell>
          <table:table-cell table:style-name="ce384"/>
          <table:table-cell table:style-name="ce386" table:formula="of:=[.H47]/[.$C$6]" office:value-type="percentage" office:value="0.770675825566784" calcext:value-type="percentage">
            <text:p>%77,07</text:p>
          </table:table-cell>
          <table:table-cell table:style-name="ce384" table:formula="of:=[.E48]*[.C48]" office:value-type="currency" office:currency="TRY" office:value="30827.0330226714" calcext:value-type="currency">
            <text:p>₺30.827,03</text:p>
          </table:table-cell>
          <table:table-cell table:style-name="ce384" table:formula="of:=[.G47]+[.F48]" office:value-type="currency" office:currency="TRY" office:value="207414.331983468" calcext:value-type="currency">
            <text:p>₺207.414,33</text:p>
          </table:table-cell>
          <table:table-cell table:style-name="ce400" table:formula="of:=[.H47]-[.N48]" office:value-type="currency" office:currency="TRY" office:value="346308.285452224" calcext:value-type="currency">
            <text:p>₺346.308,29</text:p>
          </table:table-cell>
          <table:table-cell/>
          <table:table-cell table:style-name="ce386" table:formula="of:=[.O47]/[.$C$6]" office:value-type="percentage" office:value="0.229324174433216" calcext:value-type="percentage">
            <text:p>%22,93</text:p>
          </table:table-cell>
          <table:table-cell table:style-name="ce384" table:formula="of:=[.J48]*[.C48]" office:value-type="currency" office:currency="TRY" office:value="9172.96697732863" calcext:value-type="currency">
            <text:p>₺9.172,97</text:p>
          </table:table-cell>
          <table:table-cell table:style-name="ce384" table:formula="of:=[.L47]+[.K48]" office:value-type="currency" office:currency="TRY" office:value="60027.3840165324" calcext:value-type="currency">
            <text:p>₺60.027,38</text:p>
          </table:table-cell>
          <table:table-cell office:value-type="float" office:value="18.5" calcext:value-type="float">
            <text:p>18,5</text:p>
          </table:table-cell>
          <table:table-cell table:style-name="ce384" table:formula="of:=[.K48]/[.M48]" office:value-type="currency" office:currency="TRY" office:value="495.836052828575" calcext:value-type="currency">
            <text:p>₺495,84</text:p>
          </table:table-cell>
          <table:table-cell table:style-name="ce399" table:formula="of:=[.O47]+[.N48]" office:value-type="currency" office:currency="USD" office:value="103691.714547776" calcext:value-type="currency">
            <text:p>$103.691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162" office:value-type="date" office:date-value="2022-09-30" calcext:value-type="date">
            <text:p>30.09.2022</text:p>
          </table:table-cell>
          <table:table-cell table:style-name="ce226" office:value-type="currency" office:currency="TRY" office:value="1000" calcext:value-type="currency">
            <text:p>₺1.000,00</text:p>
          </table:table-cell>
          <table:table-cell table:style-name="ce384"/>
          <table:table-cell table:style-name="ce386" table:formula="of:=[.H48]/[.$C$6]" office:value-type="percentage" office:value="0.76957396767161" calcext:value-type="percentage">
            <text:p>%76,96</text:p>
          </table:table-cell>
          <table:table-cell table:style-name="ce384" table:formula="of:=[.E49]*[.C49]" office:value-type="currency" office:currency="TRY" office:value="769.57396767161" calcext:value-type="currency">
            <text:p>₺769,57</text:p>
          </table:table-cell>
          <table:table-cell table:style-name="ce384" table:formula="of:=[.G48]+[.F49]" office:value-type="currency" office:currency="TRY" office:value="208183.905951139" calcext:value-type="currency">
            <text:p>₺208.183,91</text:p>
          </table:table-cell>
          <table:table-cell table:style-name="ce400" table:formula="of:=[.H48]-[.N49]" office:value-type="currency" office:currency="TRY" office:value="346295.829991017" calcext:value-type="currency">
            <text:p>₺346.295,83</text:p>
          </table:table-cell>
          <table:table-cell/>
          <table:table-cell table:style-name="ce386" table:formula="of:=[.O48]/[.$C$6]" office:value-type="percentage" office:value="0.23042603232839" calcext:value-type="percentage">
            <text:p>%23,04</text:p>
          </table:table-cell>
          <table:table-cell table:style-name="ce384" table:formula="of:=[.J49]*[.C49]" office:value-type="currency" office:currency="TRY" office:value="230.42603232839" calcext:value-type="currency">
            <text:p>₺230,43</text:p>
          </table:table-cell>
          <table:table-cell table:style-name="ce384" table:formula="of:=[.L48]+[.K49]" office:value-type="currency" office:currency="TRY" office:value="60257.8100488608" calcext:value-type="currency">
            <text:p>₺60.257,81</text:p>
          </table:table-cell>
          <table:table-cell office:value-type="float" office:value="18.5" calcext:value-type="float">
            <text:p>18,5</text:p>
          </table:table-cell>
          <table:table-cell table:style-name="ce384" table:formula="of:=[.K49]/[.M49]" office:value-type="currency" office:currency="TRY" office:value="12.45546120694" calcext:value-type="currency">
            <text:p>₺12,46</text:p>
          </table:table-cell>
          <table:table-cell table:style-name="ce399" table:formula="of:=[.O48]+[.N49]" office:value-type="currency" office:currency="USD" office:value="103704.170008983" calcext:value-type="currency">
            <text:p>$103.704,17</text:p>
          </table:table-cell>
          <table:table-cell table:number-columns-repeated="2"/>
        </table:table-row>
        <table:table-row table:style-name="ro1">
          <table:table-cell/>
          <table:table-cell table:style-name="ce162"/>
          <table:table-cell/>
          <table:table-cell table:style-name="ce384"/>
          <table:table-cell table:style-name="ce386"/>
          <table:table-cell table:style-name="ce384" table:number-columns-repeated="2"/>
          <table:table-cell table:style-name="ce400"/>
          <table:table-cell/>
          <table:table-cell table:style-name="ce386"/>
          <table:table-cell table:style-name="ce384" table:number-columns-repeated="2"/>
          <table:table-cell/>
          <table:table-cell table:style-name="ce384"/>
          <table:table-cell table:style-name="ce399"/>
          <table:table-cell table:number-columns-repeated="2"/>
        </table:table-row>
        <table:table-row table:style-name="ro1">
          <table:table-cell/>
          <table:table-cell table:style-name="ce162"/>
          <table:table-cell table:style-name="ce377"/>
          <table:table-cell table:style-name="ce384"/>
          <table:table-cell table:style-name="ce386"/>
          <table:table-cell table:style-name="ce384" table:number-columns-repeated="2"/>
          <table:table-cell table:style-name="ce400"/>
          <table:table-cell/>
          <table:table-cell table:style-name="ce386"/>
          <table:table-cell table:style-name="ce384" table:number-columns-repeated="2"/>
          <table:table-cell/>
          <table:table-cell table:style-name="ce384"/>
          <table:table-cell table:style-name="ce399"/>
          <table:table-cell table:number-columns-repeated="2"/>
        </table:table-row>
        <table:table-row table:style-name="ro1">
          <table:table-cell table:number-columns-repeated="9"/>
          <table:table-cell table:style-name="ce385"/>
          <table:table-cell/>
          <table:table-cell table:style-name="ce401" table:formula="of:=[.L49]+[.G49]" office:value-type="currency" office:currency="TRY" office:value="268441.716" calcext:value-type="currency">
            <text:p>₺268.441,7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385"/>
          <table:table-cell table:number-columns-repeated="3"/>
          <table:table-cell table:style-name="ce211" table:formula="of:=SUM([.N8:.N52])" office:value-type="currency" office:currency="USD" office:value="5418.38000898259" calcext:value-type="currency">
            <text:p>$5.418,38</text:p>
          </table:table-cell>
          <table:table-cell table:style-name="ce400"/>
          <table:table-cell table:number-columns-repeated="2"/>
        </table:table-row>
        <table:table-row table:style-name="ro1">
          <table:table-cell table:number-columns-repeated="9"/>
          <table:table-cell table:style-name="ce385"/>
          <table:table-cell table:style-name="ce230" office:value-type="string" calcext:value-type="string">
            <text:p>BKY</text:p>
          </table:table-cell>
          <table:table-cell table:style-name="ce226" table:formula="of:=[$SNYBAKIYE.F9]" office:value-type="currency" office:currency="TRY" office:value="292441.716" calcext:value-type="currency">
            <text:p>₺292.441,72</text:p>
          </table:table-cell>
          <table:table-cell table:number-columns-repeated="5"/>
        </table:table-row>
        <table:table-row table:style-name="ro1" table:number-rows-repeated="16">
          <table:table-cell table:number-columns-repeated="9"/>
          <table:table-cell table:style-name="ce385"/>
          <table:table-cell table:number-columns-repeated="7"/>
        </table:table-row>
        <table:table-row table:style-name="ro1" table:number-rows-repeated="104850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NYBAKIYE" table:style-name="ta1">
        <table:table-column table:style-name="co57" table:default-cell-style-name="Default"/>
        <table:table-column table:style-name="co29" table:default-cell-style-name="Default"/>
        <table:table-column table:style-name="co11" table:default-cell-style-name="ce250"/>
        <table:table-column table:style-name="co58" table:default-cell-style-name="Default"/>
        <table:table-column table:style-name="co54" table:number-columns-repeated="2" table:default-cell-style-name="Default"/>
        <table:table-column table:style-name="co59" table:default-cell-style-name="Default"/>
        <table:table-column table:style-name="co11" table:number-columns-repeated="2" table:default-cell-style-name="Default"/>
        <table:table-column table:style-name="co60" table:default-cell-style-name="Default"/>
        <table:table-column table:style-name="co11" table:default-cell-style-name="Default"/>
        <table:table-row table:style-name="ro1">
          <table:table-cell table:style-name="ce407"/>
          <table:table-cell table:style-name="ce408"/>
          <table:table-cell table:style-name="ce410"/>
          <table:table-cell table:style-name="ce413" table:number-columns-repeated="2"/>
          <table:table-cell table:style-name="ce415"/>
          <table:table-cell table:style-name="ce408"/>
          <table:table-cell table:style-name="ce413" table:number-columns-repeated="2"/>
          <table:table-cell table:style-name="ce415"/>
          <table:table-cell table:style-name="ce408"/>
        </table:table-row>
        <table:table-row table:style-name="ro1">
          <table:table-cell table:style-name="ce407"/>
          <table:table-cell table:number-columns-repeated="5"/>
          <table:table-cell table:style-name="ce408"/>
          <table:table-cell table:style-name="ce413" table:number-columns-repeated="2"/>
          <table:table-cell table:style-name="ce415"/>
          <table:table-cell table:style-name="ce408"/>
        </table:table-row>
        <table:table-row table:style-name="ro1">
          <table:table-cell table:style-name="ce407"/>
          <table:table-cell table:style-name="ce408"/>
          <table:table-cell/>
          <table:table-cell table:style-name="ce413" table:number-columns-repeated="2"/>
          <table:table-cell table:style-name="ce415"/>
          <table:table-cell table:style-name="ce408"/>
          <table:table-cell table:style-name="ce413" table:number-columns-repeated="2"/>
          <table:table-cell table:style-name="ce415"/>
          <table:table-cell table:style-name="ce408"/>
        </table:table-row>
        <table:table-row table:style-name="ro1">
          <table:table-cell/>
          <table:table-cell table:style-name="ce409"/>
          <table:table-cell table:style-name="ce411" office:value-type="string" calcext:value-type="string">
            <text:p>GLR</text:p>
          </table:table-cell>
          <table:table-cell table:style-name="ce230" office:value-type="string" calcext:value-type="string">
            <text:p>GDR</text:p>
          </table:table-cell>
          <table:table-cell/>
          <table:table-cell table:style-name="ce230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172" office:value-type="float" office:value="2018" calcext:value-type="float">
            <text:p>2018</text:p>
          </table:table-cell>
          <table:table-cell table:formula="of:=[$GLR.F6]" office:value-type="currency" office:currency="TRY" office:value="21000" calcext:value-type="currency">
            <text:p>₺21.000,00</text:p>
          </table:table-cell>
          <table:table-cell table:style-name="ce226" table:formula="of:=[$GDR.F16]" office:value-type="currency" office:currency="TRY" office:value="-2399.42" calcext:value-type="currency">
            <text:p>-₺2.399,42</text:p>
          </table:table-cell>
          <table:table-cell table:style-name="ce250" table:formula="of:=[.C5]+[.D5]" office:value-type="currency" office:currency="TRY" office:value="18600.58" calcext:value-type="currency">
            <text:p>₺18.600,58</text:p>
          </table:table-cell>
          <table:table-cell table:style-name="ce250" table:formula="of:=[.C5]+[.D5]" office:value-type="currency" office:currency="TRY" office:value="18600.58" calcext:value-type="currency">
            <text:p>₺18.600,58</text:p>
          </table:table-cell>
          <table:table-cell table:number-columns-repeated="5"/>
        </table:table-row>
        <table:table-row table:style-name="ro1">
          <table:table-cell table:style-name="ce167"/>
          <table:table-cell office:value-type="float" office:value="2019" calcext:value-type="float">
            <text:p>2019</text:p>
          </table:table-cell>
          <table:table-cell table:formula="of:=[$GLR.F14]" office:value-type="currency" office:currency="TRY" office:value="26500" calcext:value-type="currency">
            <text:p>₺26.500,00</text:p>
          </table:table-cell>
          <table:table-cell table:style-name="ce226" table:formula="of:=[$GDR.F33]" office:value-type="currency" office:currency="TRY" office:value="-3104.82" calcext:value-type="currency">
            <text:p>-₺3.104,82</text:p>
          </table:table-cell>
          <table:table-cell table:style-name="ce250" table:formula="of:=[.C6]+[.D6]" office:value-type="currency" office:currency="TRY" office:value="23395.18" calcext:value-type="currency">
            <text:p>₺23.395,18</text:p>
          </table:table-cell>
          <table:table-cell table:style-name="ce226" table:formula="of:=[.F5]+[.C6]+[.D6]" office:value-type="currency" office:currency="TRY" office:value="41995.76" calcext:value-type="currency">
            <text:p>₺4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GLR.F32]" office:value-type="currency" office:currency="TRY" office:value="64500" calcext:value-type="currency">
            <text:p>₺64.500,00</text:p>
          </table:table-cell>
          <table:table-cell table:style-name="ce226" table:formula="of:=[$GDR.F95]" office:value-type="currency" office:currency="TRY" office:value="-76896.294" calcext:value-type="currency">
            <text:p>-₺76.896,29</text:p>
          </table:table-cell>
          <table:table-cell table:style-name="ce250" table:formula="of:=[.C7]+[.D7]" office:value-type="currency" office:currency="TRY" office:value="-12396.294" calcext:value-type="currency">
            <text:p>-₺12.396,29</text:p>
          </table:table-cell>
          <table:table-cell table:style-name="ce226" table:formula="of:=[.F6]+[.C7]+[.D7]" office:value-type="currency" office:currency="TRY" office:value="29599.466" calcext:value-type="currency">
            <text:p>₺2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GLR.F53]" office:value-type="currency" office:currency="TRY" office:value="152260" calcext:value-type="currency">
            <text:p>₺152.260,00</text:p>
          </table:table-cell>
          <table:table-cell table:style-name="ce226" table:formula="of:=[$GDR.F147]" office:value-type="currency" office:currency="TRY" office:value="-32069.31" calcext:value-type="currency">
            <text:p>-₺32.069,31</text:p>
          </table:table-cell>
          <table:table-cell table:style-name="ce250" table:formula="of:=[.C8]+[.D8]" office:value-type="currency" office:currency="TRY" office:value="120190.69" calcext:value-type="currency">
            <text:p>₺120.190,69</text:p>
          </table:table-cell>
          <table:table-cell table:style-name="ce226" table:formula="of:=[.F7]+[.C8]+[.D8]" office:value-type="currency" office:currency="TRY" office:value="149790.156" calcext:value-type="currency">
            <text:p>₺14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GLR.F81]" office:value-type="currency" office:currency="TRY" office:value="147842.71" calcext:value-type="currency">
            <text:p>₺147.842,71</text:p>
          </table:table-cell>
          <table:table-cell table:style-name="ce384" table:formula="of:=[$GDR.F169]" office:value-type="currency" office:currency="TRY" office:value="-5191.15" calcext:value-type="currency">
            <text:p>-₺5.191,15</text:p>
          </table:table-cell>
          <table:table-cell table:style-name="ce250" table:formula="of:=[.C9]+[.D9]" office:value-type="currency" office:currency="TRY" office:value="142651.56" calcext:value-type="currency">
            <text:p>₺142.651,56</text:p>
          </table:table-cell>
          <table:table-cell table:style-name="ce226" table:formula="of:=[.F8]+[.C9]+[.D9]" office:value-type="currency" office:currency="TRY" office:value="292441.716" calcext:value-type="currency">
            <text:p>₺292.441,72</text:p>
          </table:table-cell>
          <table:table-cell table:number-columns-repeated="5"/>
        </table:table-row>
        <table:table-row table:style-name="ro1">
          <table:table-cell/>
          <table:table-cell table:style-name="ce409"/>
          <table:table-cell table:number-columns-repeated="2"/>
          <table:table-cell table:style-name="ce409" table:number-columns-repeated="2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412"/>
          <table:table-cell table:style-name="ce414" table:number-columns-repeated="3"/>
          <table:table-cell table:number-columns-repeated="5"/>
        </table:table-row>
        <table:table-row table:style-name="ro1">
          <table:table-cell/>
          <table:table-cell table:style-name="ce166"/>
          <table:table-cell/>
          <table:table-cell table:style-name="ce211" table:number-columns-repeated="3"/>
          <table:table-cell table:number-columns-repeated="5"/>
        </table:table-row>
        <table:table-row table:style-name="ro1">
          <table:table-cell/>
          <table:table-cell table:style-name="ce409"/>
          <table:table-cell/>
          <table:table-cell table:style-name="ce409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0" number:min-decimal-places="0" number:min-integer-digits="2" number:grouping="true"/>
    </number:number-style>
    <number:date-style style:name="N134">
      <number:day number:style="long"/>
      <number:text>.</number:text>
      <number:month number:style="long" number:textual="true"/>
    </number:date-style>
    <number:date-style style:name="N135">
      <number:month number:style="long" number:textual="true"/>
      <number:text>.</number:text>
      <number:year number:style="long"/>
    </number:date-style>
    <number:currency-style style:name="N137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39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41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43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43P0"/>
    </number:currency-style>
    <number:percentage-style style:name="N144">
      <number:number number:decimal-places="1" number:min-decimal-places="1" number:min-integer-digits="1"/>
      <number:text>%</number:text>
    </number:percentage-style>
    <number:percentage-style style:name="N145">
      <number:number number:decimal-places="0" number:min-decimal-places="0" number:min-integer-digits="1"/>
      <number:text>%</number:text>
    </number:percentage-style>
    <number:percentage-style style:name="N146">
      <number:number number:decimal-places="3" number:min-decimal-places="3" number:min-integer-digits="1"/>
      <number:text>%</number:text>
    </number:percentage-style>
    <number:number-style style:name="N147">
      <number:number number:decimal-places="2" number:min-decimal-places="2" number:min-integer-digits="1" number:grouping="true"/>
      <number:text> ay</number:text>
    </number:number-style>
    <number:number-style style:name="N148">
      <number:number number:decimal-places="2" number:min-decimal-places="2" number:min-integer-digits="1"/>
      <number:text> ay</number:text>
    </number:number-style>
    <number:number-style style:name="N149">
      <number:text> /   </number:text>
      <number:number number:decimal-places="2" number:min-decimal-places="2" number:min-integer-digits="1"/>
    </number:number-style>
    <number:currency-style style:name="N151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54P0"/>
    </number:currency-style>
    <number:number-style style:name="N155">
      <number:number number:decimal-places="2" number:min-decimal-places="2" number:min-integer-digits="1"/>
      <number:text> TL/USD</number:text>
    </number:number-style>
    <number:number-style style:name="N156">
      <number:number number:decimal-places="5" number:min-decimal-places="5" number:min-integer-digits="1" number:grouping="true"/>
    </number:number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0" number:min-decimal-places="0" number:min-integer-digits="1" number:grouping="true"/>
      <number:text> TL</number:text>
    </number:number-style>
    <number:number-style style:name="N160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TL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> TL</number:text>
    </number:number-style>
    <number:number-style style:name="N162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TL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63P0"/>
    </number:number-style>
    <number:date-style style:name="N164">
      <number:day number:style="long"/>
      <number:text>.</number:text>
      <number:month number:textual="true"/>
      <number:text>.</number:text>
      <number:year/>
    </number:date-style>
    <number:date-style style:name="N165">
      <number:month number:textual="true"/>
      <number:text>.</number:text>
      <number:year/>
    </number:date-style>
    <number:time-style style:name="N166">
      <number:hours/>
      <number:text>:</number:text>
      <number:minutes number:style="long"/>
      <number:text> </number:text>
      <number:am-pm/>
    </number:time-style>
    <number:time-style style:name="N16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number number:decimal-places="0" number:min-decimal-places="0" number:min-integer-digits="1" number:grouping="true"/>
      <number:text>     </number:text>
    </number:number-style>
    <number:number-style style:name="N168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68P0"/>
    </number:number-style>
    <number:number-style style:name="N169P0" style:volatile="true">
      <number:number number:decimal-places="0" number:min-decimal-places="0" number:min-integer-digits="1" number:grouping="true"/>
      <number:text>     </number:text>
    </number:number-style>
    <number:number-style style:name="N169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69P0"/>
    </number:number-style>
    <number:number-style style:name="N170P0" style:volatile="true">
      <number:number number:decimal-places="2" number:min-decimal-places="2" number:min-integer-digits="1" number:grouping="true"/>
      <number:text>     </number:text>
    </number:number-style>
    <number:number-style style:name="N170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70P0"/>
    </number:number-style>
    <number:number-style style:name="N171P0" style:volatile="true">
      <number:number number:decimal-places="2" number:min-decimal-places="2" number:min-integer-digits="1" number:grouping="true"/>
      <number:text>     </number:text>
    </number:number-style>
    <number:number-style style:name="N171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71P0"/>
    </number:number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72P2" style:volatile="true">
      <number:text> </number:text>
      <number:fill-character> </number:fill-character>
      <number:text>-     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73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73P2" style:volatile="true">
      <number:text> </number:text>
      <number:fill-character> </number:fill-character>
      <number:text>- TL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75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decimal-places="0" number:min-integer-digits="1" number:grouping="true"/>
      <number:text> </number:text>
    </number:number-style>
    <number:number-style style:name="N17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6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199cm" fo:margin-bottom="0.6cm" fo:margin-left="2.499cm" fo:margin-right="0.6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.00.0000</text:date>, <text:time style:data-style-name="N2" text:time-value="16:55:19.429351984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0-05T17:54:15.023204256</dc:date>
    <meta:editing-duration>P3DT4H59M34S</meta:editing-duration>
    <meta:editing-cycles>213</meta:editing-cycles>
    <meta:generator>LibreOffice/7.2.7.2$Linux_X86_64 LibreOffice_project/20$Build-2</meta:generator>
    <meta:print-date>2021-09-29T17:30:44.307828083</meta:print-date>
    <meta:document-statistic meta:table-count="13" meta:cell-count="2083" meta:object-count="0"/>
  </office:meta>
</office:document-meta>
</file>